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0.8346in"/>
    </style:style>
    <style:style style:name="co6" style:family="table-column">
      <style:table-column-properties fo:break-before="auto" style:column-width="0.9346in"/>
    </style:style>
    <style:style style:name="co7" style:family="table-column">
      <style:table-column-properties fo:break-before="auto" style:column-width="0.6492in"/>
    </style:style>
    <style:style style:name="co8" style:family="table-column">
      <style:table-column-properties fo:break-before="auto" style:column-width="0.7957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0.711in"/>
    </style:style>
    <style:style style:name="co11" style:family="table-column">
      <style:table-column-properties fo:break-before="auto" style:column-width="0.6339in"/>
    </style:style>
    <style:style style:name="co12" style:family="table-column">
      <style:table-column-properties fo:break-before="auto" style:column-width="0.7571in"/>
    </style:style>
    <style:style style:name="co13" style:family="table-column">
      <style:table-column-properties fo:break-before="auto" style:column-width="0.9118in"/>
    </style:style>
    <style:style style:name="co14" style:family="table-column">
      <style:table-column-properties fo:break-before="auto" style:column-width="1.0583in"/>
    </style:style>
    <style:style style:name="co15" style:family="table-column">
      <style:table-column-properties fo:break-before="auto" style:column-width="1.2744in"/>
    </style:style>
    <style:style style:name="co16" style:family="table-column">
      <style:table-column-properties fo:break-before="auto" style:column-width="0.8965in"/>
    </style:style>
    <style:style style:name="co17" style:family="table-column">
      <style:table-column-properties fo:break-before="auto" style:column-width="1.8535in"/>
    </style:style>
    <style:style style:name="co18" style:family="table-column">
      <style:table-column-properties fo:break-before="auto" style:column-width="0.7189in"/>
    </style:style>
    <style:style style:name="co19" style:family="table-column">
      <style:table-column-properties fo:break-before="auto" style:column-width="0.7728in"/>
    </style:style>
    <style:style style:name="co20" style:family="table-column">
      <style:table-column-properties fo:break-before="auto" style:column-width="0.8425in"/>
    </style:style>
    <style:style style:name="co21" style:family="table-column">
      <style:table-column-properties fo:break-before="auto" style:column-width="1.2819in"/>
    </style:style>
    <style:style style:name="co22" style:family="table-column">
      <style:table-column-properties fo:break-before="auto" style:column-width="0.9043in"/>
    </style:style>
    <style:style style:name="co23" style:family="table-column">
      <style:table-column-properties fo:break-before="auto" style:column-width="1.1354in"/>
    </style:style>
    <style:style style:name="co24" style:family="table-column">
      <style:table-column-properties fo:break-before="auto" style:column-width="0.8728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0.9736in"/>
    </style:style>
    <style:style style:name="co27" style:family="table-column">
      <style:table-column-properties fo:break-before="auto" style:column-width="0.9575in"/>
    </style:style>
    <style:style style:name="co28" style:family="table-column">
      <style:table-column-properties fo:break-before="auto" style:column-width="1.0193in"/>
    </style:style>
    <style:style style:name="co29" style:family="table-column">
      <style:table-column-properties fo:break-before="auto" style:column-width="0.9425in"/>
    </style:style>
    <style:style style:name="co30" style:family="table-column">
      <style:table-column-properties fo:break-before="auto" style:column-width="1.1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:tab-color="#669900"/>
    </style:style>
    <style:style style:name="ta2" style:family="table" style:master-page-name="Default">
      <style:table-properties table:display="true" style:writing-mode="lr-tb" table:tab-color="#ffff99"/>
    </style:style>
    <style:style style:name="ta3" style:family="table" style:master-page-name="Default">
      <style:table-properties table:display="true" style:writing-mode="lr-tb" table:tab-color="#00ccff"/>
    </style:style>
    <style:style style:name="ta4" style:family="table" style:master-page-name="Default">
      <style:table-properties table:display="true" style:writing-mode="lr-tb" table:tab-color="#66ffff"/>
    </style:style>
    <style:style style:name="ta5" style:family="table" style:master-page-name="Default">
      <style:table-properties table:display="true" style:writing-mode="lr-tb" table:tab-color="#9966cc"/>
    </style:style>
    <number:number-style style:name="N1">
      <number:number number:decimal-places="0" number:min-decimal-places="0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99">
      <style:table-cell-properties style:text-align-source="fix" style:repeat-content="false"/>
      <style:paragraph-properties fo:text-align="center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"/>
    <style:style style:name="ce27" style:family="table-cell" style:parent-style-name="Default">
      <style:table-cell-properties style:text-align-source="fix" style:repeat-content="false"/>
      <style:paragraph-properties fo:text-align="center"/>
    </style:style>
    <style:style style:name="ce33" style:family="table-cell" style:parent-style-name="Default" style:data-style-name="N52"/>
    <style:style style:name="ce36" style:family="table-cell" style:parent-style-name="Default" style:data-style-name="N50"/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50">
      <style:table-cell-properties fo:background-color="#ffff00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cell-protect="none" style:print-content="true"/>
    </style:style>
    <style:style style:name="ce19" style:family="table-cell" style:parent-style-name="Default">
      <style:table-cell-properties style:cell-protect="none" style:print-content="true" style:text-align-source="fix" style:repeat-content="false"/>
      <style:paragraph-properties fo:text-align="center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ataEntry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CurrentBaseSightings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default-cell-style-name="ce29"/>
        <table:table-row table:style-name="ro1"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sPresent</text:p>
          </table:table-cell>
          <table:table-cell table:style-name="ce2" office:value-type="string" calcext:value-type="string">
            <text:p>Shielded</text:p>
          </table:table-cell>
          <table:table-cell table:style-name="ce2" office:value-type="string" calcext:value-type="string">
            <text:p>StillCurrent</text:p>
          </table:table-cell>
        </table:table-row>
        <table:table-row table:style-name="ro1">
          <table:table-cell office:value-type="string" calcext:value-type="string">
            <text:p>TTS</text:p>
          </table:table-cell>
          <table:table-cell office:value-type="string" calcext:value-type="string">
            <text:p>CommodoreAl</text:p>
          </table:table-cell>
          <table:table-cell office:value-type="float" office:value="1342058302" calcext:value-type="float">
            <text:p>1342058302</text:p>
          </table:table-cell>
          <table:table-cell office:value-type="string" calcext:value-type="string">
            <text:p>X:-23 Y:324</text:p>
          </table:table-cell>
          <table:table-cell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centShipSightings" table:style-name="ta2">
        <office:forms form:automatic-focus="false" form:apply-design-mode="false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8" table:default-cell-style-name="ce29"/>
        <table:table-row table:style-name="ro1"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Name</text:p>
          </table:table-cell>
          <table:table-cell table:style-name="ce20" office:value-type="string" calcext:value-type="string">
            <text:p>ShipStrength</text:p>
          </table:table-cell>
          <table:table-cell table:style-name="ce20" office:value-type="string" calcext:value-type="string">
            <text:p>SightingType</text:p>
          </table:table-cell>
          <table:table-cell table:style-name="ce2" office:value-type="string" calcext:value-type="string">
            <text:p>StillCurrent</text:p>
          </table:table-cell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aseSightings" table:style-name="ta3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ce25"/>
        <table:table-column table:style-name="co5" table:default-cell-style-name="ce27"/>
        <table:table-column table:style-name="co6" table:default-cell-style-name="ce29"/>
        <table:table-column table:style-name="co7" table:default-cell-style-name="ce18"/>
        <table:table-column table:style-name="co8" table:default-cell-style-name="ce18"/>
        <table:table-column table:style-name="co14" table:default-cell-style-name="ce33"/>
        <table:table-column table:style-name="co15" table:default-cell-style-name="Default"/>
        <table:table-column table:style-name="co1" table:number-columns-repeated="1015" table:default-cell-style-name="Default"/>
        <table:table-row table:style-name="ro2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sPresent</text:p>
          </table:table-cell>
          <table:table-cell table:style-name="ce2" office:value-type="string" calcext:value-type="string">
            <text:p>Shielded</text:p>
          </table:table-cell>
          <table:table-cell table:style-name="ce2" office:value-type="string" calcext:value-type="string">
            <text:p>StillCurrent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34" table:number-columns-repeated="1015"/>
        </table:table-row>
        <table:table-row table:style-name="ro1">
          <table:table-cell office:value-type="string" calcext:value-type="string">
            <text:p>CommodoreAl</text:p>
          </table:table-cell>
          <table:table-cell office:value-type="string" calcext:value-type="string">
            <text:p>TTS</text:p>
          </table:table-cell>
          <table:table-cell table:style-name="Default" office:value-type="float" office:value="1342058302" calcext:value-type="float">
            <text:p>1342058302</text:p>
          </table:table-cell>
          <table:table-cell table:style-name="Default" office:value-type="string" calcext:value-type="string">
            <text:p>X:-23 Y:324</text:p>
          </table:table-cell>
          <table:table-cell table:style-name="Default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3:50" calcext:value-type="date">
            <text:p>12/01/21 02:13 AM</text:p>
          </table:table-cell>
          <table:table-cell table:style-name="ce23" table:number-columns-repeated="1015"/>
        </table:table-row>
        <table:table-row table:style-name="ro1">
          <table:table-cell office:value-type="string" calcext:value-type="string">
            <text:p>CommodoreAl</text:p>
          </table:table-cell>
          <table:table-cell office:value-type="string" calcext:value-type="string">
            <text:p>TTS</text:p>
          </table:table-cell>
          <table:table-cell table:style-name="Default" office:value-type="float" office:value="1342058302" calcext:value-type="float">
            <text:p>1342058302</text:p>
          </table:table-cell>
          <table:table-cell table:style-name="Default" office:value-type="string" calcext:value-type="string">
            <text:p>X:-23 Y:324</text:p>
          </table:table-cell>
          <table:table-cell table:style-name="Default"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3:50" calcext:value-type="date">
            <text:p>12/01/21 02:13 AM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pSightings" table:style-name="ta3">
        <office:forms form:automatic-focus="false" form:apply-design-mode="false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18"/>
        <table:table-column table:style-name="co8" table:default-cell-style-name="ce18"/>
        <table:table-column table:style-name="co14" table:default-cell-style-name="Default"/>
        <table:table-column table:style-name="co16" table:default-cell-style-name="Default"/>
        <table:table-column table:style-name="co1" table:number-columns-repeated="1014" table:default-cell-style-name="Default"/>
        <table:table-row table:style-name="ro2"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Alliance</text:p>
          </table:table-cell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Location</text:p>
          </table:table-cell>
          <table:table-cell table:style-name="ce20" office:value-type="string" calcext:value-type="string">
            <text:p>ShipName</text:p>
          </table:table-cell>
          <table:table-cell table:style-name="ce2" office:value-type="string" calcext:value-type="string">
            <text:p>ShipStrength</text:p>
          </table:table-cell>
          <table:table-cell table:style-name="ce2" office:value-type="string" calcext:value-type="string">
            <text:p>SightingType</text:p>
          </table:table-cell>
          <table:table-cell table:style-name="ce2" office:value-type="string" calcext:value-type="string">
            <text:p>StillCurrent</text:p>
          </table:table-cell>
          <table:table-cell table:style-name="ce12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35" table:number-columns-repeated="1014"/>
        </table:table-row>
        <table:table-row table:style-name="ro1" table:number-rows-repeated="2">
          <table:table-cell table:number-columns-repeated="8"/>
          <table:table-cell table:style-name="ce36"/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fcShips" table:style-name="ta4">
        <office:forms form:automatic-focus="false" form:apply-design-mode="false"/>
        <table:table-column table:style-name="co4" table:visibility="collapse" table:default-cell-style-name="Default"/>
        <table:table-column table:style-name="co17" table:default-cell-style-name="ce14"/>
        <table:table-column table:style-name="co18" table:default-cell-style-name="ce19"/>
        <table:table-column table:style-name="co19" table:default-cell-style-name="ce14"/>
        <table:table-column table:style-name="co20" table:default-cell-style-name="ce14"/>
        <table:table-column table:style-name="co14" table:default-cell-style-name="ce14"/>
        <table:table-column table:style-name="co15" table:default-cell-style-name="ce14"/>
        <table:table-column table:style-name="co1" table:number-columns-repeated="1017" table:default-cell-style-name="Default"/>
        <table:table-row table:style-name="ro1">
          <table:table-cell table:style-name="ce20" office:value-type="string" calcext:value-type="string">
            <text:p>ShipID</text:p>
          </table:table-cell>
          <table:table-cell table:style-name="ce20" office:value-type="string" calcext:value-type="string">
            <text:p>ShipName</text:p>
          </table:table-cell>
          <table:table-cell table:style-name="ce20" office:value-type="string" calcext:value-type="string">
            <text:p>ShipLevel</text:p>
          </table:table-cell>
          <table:table-cell table:style-name="ce20" office:value-type="string" calcext:value-type="string">
            <text:p>ShipType</text:p>
          </table:table-cell>
          <table:table-cell table:style-name="ce20" office:value-type="string" calcext:value-type="string">
            <text:p>ShipFaction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40" table:number-columns-repeated="1017"/>
        </table:table-row>
        <table:table-row table:style-name="ro1">
          <table:table-cell office:value-type="float" office:value="1087128295" calcext:value-type="float">
            <text:p>1087128295</text:p>
          </table:table-cell>
          <table:table-cell table:style-name="Default" office:value-type="string" calcext:value-type="string">
            <text:p>BOTANY BA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1:25" calcext:value-type="date">
            <text:p>12/01/21 03:41 AM</text:p>
          </table:table-cell>
          <table:table-cell table:number-columns-repeated="1017"/>
        </table:table-row>
        <table:table-row table:style-name="ro1">
          <table:table-cell office:value-type="float" office:value="1960089851" calcext:value-type="float">
            <text:p>1960089851</text:p>
          </table:table-cell>
          <table:table-cell table:style-name="Default" office:value-type="string" calcext:value-type="string">
            <text:p>HIJACKED D3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1:07" calcext:value-type="date">
            <text:p>12/01/21 03:41 AM</text:p>
          </table:table-cell>
          <table:table-cell table:number-columns-repeated="1017"/>
        </table:table-row>
        <table:table-row table:style-name="ro1">
          <table:table-cell office:value-type="float" office:value="2836931919" calcext:value-type="float">
            <text:p>2836931919</text:p>
          </table:table-cell>
          <table:table-cell table:style-name="Default" office:value-type="string" calcext:value-type="string">
            <text:p>HIJACKED LEGIONAR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1:35" calcext:value-type="date">
            <text:p>12/01/21 03:41 AM</text:p>
          </table:table-cell>
          <table:table-cell table:number-columns-repeated="1017"/>
        </table:table-row>
        <table:table-row table:style-name="ro1">
          <table:table-cell office:value-type="float" office:value="3376611577" calcext:value-type="float">
            <text:p>3376611577</text:p>
          </table:table-cell>
          <table:table-cell table:style-name="Default" office:value-type="string" calcext:value-type="string">
            <text:p>HIJACKED USS MAYFLOW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Augment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37:56" calcext:value-type="date">
            <text:p>12/01/21 03:37 AM</text:p>
          </table:table-cell>
          <table:table-cell table:number-columns-repeated="1017"/>
        </table:table-row>
        <table:table-row table:style-name="ro1">
          <table:table-cell office:value-type="float" office:value="2919480363" calcext:value-type="float">
            <text:p>2919480363</text:p>
          </table:table-cell>
          <table:table-cell table:style-name="Default" office:value-type="string" calcext:value-type="string">
            <text:p>JELLYFISH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08924704" calcext:value-type="float">
            <text:p>108924704</text:p>
          </table:table-cell>
          <table:table-cell table:style-name="Default" office:value-type="string" calcext:value-type="string">
            <text:p>USS ANTARE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47269853" calcext:value-type="float">
            <text:p>47269853</text:p>
          </table:table-cell>
          <table:table-cell table:style-name="Default" office:value-type="string" calcext:value-type="string">
            <text:p>USS CROZIER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307832955" calcext:value-type="float">
            <text:p>1307832955</text:p>
          </table:table-cell>
          <table:table-cell table:style-name="Default" office:value-type="string" calcext:value-type="string">
            <text:p>USS DISCOVER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3:34" calcext:value-type="date">
            <text:p>12/01/21 03:43 AM</text:p>
          </table:table-cell>
          <table:table-cell table:number-columns-repeated="1017"/>
        </table:table-row>
        <table:table-row table:style-name="ro1">
          <table:table-cell office:value-type="float" office:value="2483093372" calcext:value-type="float">
            <text:p>2483093372</text:p>
          </table:table-cell>
          <table:table-cell table:style-name="Default" office:value-type="string" calcext:value-type="string">
            <text:p>USS ENTERPRISE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990933991" calcext:value-type="float">
            <text:p>3990933991</text:p>
          </table:table-cell>
          <table:table-cell table:style-name="Default" office:value-type="string" calcext:value-type="string">
            <text:p>USS ENTERPRISE 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448699234" calcext:value-type="float">
            <text:p>448699234</text:p>
          </table:table-cell>
          <table:table-cell table:style-name="Default" office:value-type="string" calcext:value-type="string">
            <text:p>USS ENTERPRISE-D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644714972" calcext:value-type="float">
            <text:p>644714972</text:p>
          </table:table-cell>
          <table:table-cell table:style-name="Default" office:value-type="string" calcext:value-type="string">
            <text:p>USS FRANKLI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38:47" calcext:value-type="date">
            <text:p>12/01/21 03:38 AM</text:p>
          </table:table-cell>
          <table:table-cell table:number-columns-repeated="1017"/>
        </table:table-row>
        <table:table-row table:style-name="ro1">
          <table:table-cell office:value-type="float" office:value="2016654425" calcext:value-type="float">
            <text:p>2016654425</text:p>
          </table:table-cell>
          <table:table-cell table:style-name="Default" office:value-type="string" calcext:value-type="string">
            <text:p>USS FRANKLIN-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39:06" calcext:value-type="date">
            <text:p>12/01/21 03:39 AM</text:p>
          </table:table-cell>
          <table:table-cell table:number-columns-repeated="1017"/>
        </table:table-row>
        <table:table-row table:style-name="ro1">
          <table:table-cell office:value-type="float" office:value="87414807" calcext:value-type="float">
            <text:p>87414807</text:p>
          </table:table-cell>
          <table:table-cell table:style-name="Default" office:value-type="string" calcext:value-type="string">
            <text:p>USS HYDR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463338054" calcext:value-type="float">
            <text:p>1463338054</text:p>
          </table:table-cell>
          <table:table-cell table:style-name="Default" office:value-type="string" calcext:value-type="string">
            <text:p>USS INTREPID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711428193" calcext:value-type="float">
            <text:p>711428193</text:p>
          </table:table-cell>
          <table:table-cell table:style-name="Default" office:value-type="string" calcext:value-type="string">
            <text:p>USS KELVIN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20133742" calcext:value-type="float">
            <text:p>1220133742</text:p>
          </table:table-cell>
          <table:table-cell table:style-name="Default" office:value-type="string" calcext:value-type="string">
            <text:p>USS MAYFLOWE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057434885" calcext:value-type="float">
            <text:p>2057434885</text:p>
          </table:table-cell>
          <table:table-cell table:style-name="Default" office:value-type="string" calcext:value-type="string">
            <text:p>USS NEWTON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11330874" calcext:value-type="float">
            <text:p>311330874</text:p>
          </table:table-cell>
          <table:table-cell table:style-name="Default" office:value-type="string" calcext:value-type="string">
            <text:p>USS NORTHCUTT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56258007" calcext:value-type="float">
            <text:p>3056258007</text:p>
          </table:table-cell>
          <table:table-cell table:style-name="Default" office:value-type="string" calcext:value-type="string">
            <text:p>USS SALADI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33866568" calcext:value-type="float">
            <text:p>3033866568</text:p>
          </table:table-cell>
          <table:table-cell table:style-name="Default" office:value-type="string" calcext:value-type="string">
            <text:p>VAHKLA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Federati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3:43:03" calcext:value-type="date">
            <text:p>12/01/21 03:43 AM</text:p>
          </table:table-cell>
          <table:table-cell table:number-columns-repeated="1017"/>
        </table:table-row>
        <table:table-row table:style-name="ro1">
          <table:table-cell office:value-type="float" office:value="3694387091" calcext:value-type="float">
            <text:p>3694387091</text:p>
          </table:table-cell>
          <table:table-cell table:style-name="Default" office:value-type="string" calcext:value-type="string">
            <text:p>B'CHOR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441576367" calcext:value-type="float">
            <text:p>2441576367</text:p>
          </table:table-cell>
          <table:table-cell table:style-name="Default" office:value-type="string" calcext:value-type="string">
            <text:p>B'REL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004925834" calcext:value-type="float">
            <text:p>2004925834</text:p>
          </table:table-cell>
          <table:table-cell table:style-name="Default" office:value-type="string" calcext:value-type="string">
            <text:p>BORTA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704762692" calcext:value-type="float">
            <text:p>2704762692</text:p>
          </table:table-cell>
          <table:table-cell table:style-name="Default" office:value-type="string" calcext:value-type="string">
            <text:p>D3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957865248" calcext:value-type="float">
            <text:p>957865248</text:p>
          </table:table-cell>
          <table:table-cell table:style-name="Default" office:value-type="string" calcext:value-type="string">
            <text:p>D4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32906971" calcext:value-type="float">
            <text:p>3432906971</text:p>
          </table:table-cell>
          <table:table-cell table:style-name="Default" office:value-type="string" calcext:value-type="string">
            <text:p>HEGH'T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44824002" calcext:value-type="float">
            <text:p>1244824002</text:p>
          </table:table-cell>
          <table:table-cell table:style-name="Default" office:value-type="string" calcext:value-type="string">
            <text:p>K'T'INGA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869476908" calcext:value-type="float">
            <text:p>2869476908</text:p>
          </table:table-cell>
          <table:table-cell table:style-name="Default" office:value-type="string" calcext:value-type="string">
            <text:p>K'VORT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665388873" calcext:value-type="float">
            <text:p>3665388873</text:p>
          </table:table-cell>
          <table:table-cell table:style-name="Default" office:value-type="string" calcext:value-type="string">
            <text:p>KORINAR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701705952" calcext:value-type="float">
            <text:p>701705952</text:p>
          </table:table-cell>
          <table:table-cell table:style-name="Default" office:value-type="string" calcext:value-type="string">
            <text:p>QUV'SOMPEK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195955652" calcext:value-type="float">
            <text:p>2195955652</text:p>
          </table:table-cell>
          <table:table-cell table:style-name="Default" office:value-type="string" calcext:value-type="string">
            <text:p>ROTARRAN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06451338" calcext:value-type="float">
            <text:p>3006451338</text:p>
          </table:table-cell>
          <table:table-cell table:style-name="Default" office:value-type="string" calcext:value-type="string">
            <text:p>SEPARATIST D3 CLAS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26564736" calcext:value-type="float">
            <text:p>3426564736</text:p>
          </table:table-cell>
          <table:table-cell table:style-name="Default" office:value-type="string" calcext:value-type="string">
            <text:p>VOR'CHA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Klingo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968519195" calcext:value-type="float">
            <text:p>2968519195</text:p>
          </table:table-cell>
          <table:table-cell table:style-name="Default" office:value-type="string" calcext:value-type="string">
            <text:p>ECS FORTUNATE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46584086" calcext:value-type="float">
            <text:p>3046584086</text:p>
          </table:table-cell>
          <table:table-cell table:style-name="Default" office:value-type="string" calcext:value-type="string">
            <text:p>ECS HORIZO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14221215" calcext:value-type="float">
            <text:p>3014221215</text:p>
          </table:table-cell>
          <table:table-cell table:style-name="Default" office:value-type="string" calcext:value-type="string">
            <text:p>ENVOY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784814733" calcext:value-type="float">
            <text:p>1784814733</text:p>
          </table:table-cell>
          <table:table-cell table:style-name="Default" office:value-type="string" calcext:value-type="string">
            <text:p>FERENGI D'VO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628890938" calcext:value-type="float">
            <text:p>1628890938</text:p>
          </table:table-cell>
          <table:table-cell table:style-name="Default" office:value-type="string" calcext:value-type="string">
            <text:p>ISS JELLYFISH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93740394" calcext:value-type="float">
            <text:p>393740394</text:p>
          </table:table-cell>
          <table:table-cell table:style-name="Default" office:value-type="string" calcext:value-type="string">
            <text:p>KEHRA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005922948" calcext:value-type="float">
            <text:p>3005922948</text:p>
          </table:table-cell>
          <table:table-cell table:style-name="Default" office:value-type="string" calcext:value-type="string">
            <text:p>KUMARI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878809713" calcext:value-type="float">
            <text:p>1878809713</text:p>
          </table:table-cell>
          <table:table-cell table:style-name="Default" office:value-type="string" calcext:value-type="string">
            <text:p>MERIDIA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029262994" calcext:value-type="float">
            <text:p>1029262994</text:p>
          </table:table-cell>
          <table:table-cell table:style-name="Default" office:value-type="string" calcext:value-type="string">
            <text:p>NORTH STA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982797639" calcext:value-type="float">
            <text:p>1982797639</text:p>
          </table:table-cell>
          <table:table-cell table:style-name="Default" office:value-type="string" calcext:value-type="string">
            <text:p>NOVA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867572" calcext:value-type="float">
            <text:p>34867572</text:p>
          </table:table-cell>
          <table:table-cell table:style-name="Default" office:value-type="string" calcext:value-type="string">
            <text:p>ORION CORVETTE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79606467" calcext:value-type="float">
            <text:p>1279606467</text:p>
          </table:table-cell>
          <table:table-cell table:style-name="Default" office:value-type="string" calcext:value-type="string">
            <text:p>PHINDRA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987222969" calcext:value-type="float">
            <text:p>987222969</text:p>
          </table:table-cell>
          <table:table-cell table:style-name="Default" office:value-type="string" calcext:value-type="string">
            <text:p>REALTA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593579233" calcext:value-type="float">
            <text:p>593579233</text:p>
          </table:table-cell>
          <table:table-cell table:style-name="Default" office:value-type="string" calcext:value-type="string">
            <text:p>SARCOPHAGU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93385368" calcext:value-type="float">
            <text:p>293385368</text:p>
          </table:table-cell>
          <table:table-cell table:style-name="Default" office:value-type="string" calcext:value-type="string">
            <text:p>STELLA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54762123" calcext:value-type="float">
            <text:p>354762123</text:p>
          </table:table-cell>
          <table:table-cell table:style-name="Default" office:value-type="string" calcext:value-type="string">
            <text:p>TALLA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842444641" calcext:value-type="float">
            <text:p>1842444641</text:p>
          </table:table-cell>
          <table:table-cell table:style-name="Default" office:value-type="string" calcext:value-type="string">
            <text:p>TURAS</text:p>
          </table:table-cell>
          <table:table-cell table:style-name="ce27" office:value-type="float" office:value="2" calcext:value-type="float">
            <text:p>2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529591723" calcext:value-type="float">
            <text:p>2529591723</text:p>
          </table:table-cell>
          <table:table-cell table:style-name="Default" office:value-type="string" calcext:value-type="string">
            <text:p>VI'DA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Neutral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459465041" calcext:value-type="float">
            <text:p>3459465041</text:p>
          </table:table-cell>
          <table:table-cell table:style-name="Default" office:value-type="string" calcext:value-type="string">
            <text:p>AUGUR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673187302" calcext:value-type="float">
            <text:p>673187302</text:p>
          </table:table-cell>
          <table:table-cell table:style-name="Default" office:value-type="string" calcext:value-type="string">
            <text:p>CENTURION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150511104" calcext:value-type="float">
            <text:p>1150511104</text:p>
          </table:table-cell>
          <table:table-cell table:style-name="Default" office:value-type="string" calcext:value-type="string">
            <text:p>CORVUS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247530723" calcext:value-type="float">
            <text:p>1247530723</text:p>
          </table:table-cell>
          <table:table-cell table:style-name="Default" office:value-type="string" calcext:value-type="string">
            <text:p>D'DERIDEX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165876444" calcext:value-type="float">
            <text:p>2165876444</text:p>
          </table:table-cell>
          <table:table-cell table:style-name="Default" office:value-type="string" calcext:value-type="string">
            <text:p>GLADIU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3554487827" calcext:value-type="float">
            <text:p>3554487827</text:p>
          </table:table-cell>
          <table:table-cell table:style-name="Default" office:value-type="string" calcext:value-type="string">
            <text:p>LEGIONARY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254702328" calcext:value-type="float">
            <text:p>2254702328</text:p>
          </table:table-cell>
          <table:table-cell table:style-name="Default" office:value-type="string" calcext:value-type="string">
            <text:p>PILUM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379978713" calcext:value-type="float">
            <text:p>1379978713</text:p>
          </table:table-cell>
          <table:table-cell table:style-name="Default" office:value-type="string" calcext:value-type="string">
            <text:p>SANCTUS</text:p>
          </table:table-cell>
          <table:table-cell table:style-name="ce27" office:value-type="float" office:value="5" calcext:value-type="float">
            <text:p>5</text:p>
          </table:table-cell>
          <table:table-cell table:style-name="Default" office:value-type="string" calcext:value-type="string">
            <text:p>Intercepto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109770210" calcext:value-type="float">
            <text:p>1109770210</text:p>
          </table:table-cell>
          <table:table-cell table:style-name="Default" office:value-type="string" calcext:value-type="string">
            <text:p>TRIBUNE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Battleship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027217748" calcext:value-type="float">
            <text:p>1027217748</text:p>
          </table:table-cell>
          <table:table-cell table:style-name="Default" office:value-type="string" calcext:value-type="string">
            <text:p>VALDORE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Explorer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1535317053" calcext:value-type="float">
            <text:p>1535317053</text:p>
          </table:table-cell>
          <table:table-cell table:style-name="Default" office:value-type="string" calcext:value-type="string">
            <text:p>VALKIS</text:p>
          </table:table-cell>
          <table:table-cell table:style-name="ce27" office:value-type="float" office:value="3" calcext:value-type="float">
            <text:p>3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>
          <table:table-cell office:value-type="float" office:value="2623051508" calcext:value-type="float">
            <text:p>2623051508</text:p>
          </table:table-cell>
          <table:table-cell table:style-name="Default" office:value-type="string" calcext:value-type="string">
            <text:p>VORTA VOR</text:p>
          </table:table-cell>
          <table:table-cell table:style-name="ce27" office:value-type="float" office:value="4" calcext:value-type="float">
            <text:p>4</text:p>
          </table:table-cell>
          <table:table-cell table:style-name="Default" office:value-type="string" calcext:value-type="string">
            <text:p>Survey</text:p>
          </table:table-cell>
          <table:table-cell table:style-name="Default" office:value-type="string" calcext:value-type="string">
            <text:p>Romulan</text:p>
          </table:table-cell>
          <table:table-cell table:style-name="Default" office:value-type="string" calcext:value-type="string">
            <text:p>root@%</text:p>
          </table:table-cell>
          <table:table-cell table:style-name="ce36" office:value-type="date" office:date-value="2021-12-01T02:14:05" calcext:value-type="date">
            <text:p>12/01/21 02:14 AM</text:p>
          </table:table-cell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fcSystems" table:style-name="ta4">
        <office:forms form:automatic-focus="false" form:apply-design-mode="false"/>
        <table:table-column table:style-name="co4" table:visibility="collapse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ce18"/>
        <table:table-column table:style-name="co14" table:default-cell-style-name="Default"/>
        <table:table-column table:style-name="co15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SystemID</text:p>
          </table:table-cell>
          <table:table-cell table:style-name="ce20" office:value-type="string" calcext:value-type="string">
            <text:p>SystemName</text:p>
          </table:table-cell>
          <table:table-cell table:style-name="ce20" office:value-type="string" calcext:value-type="string">
            <text:p>SystemLevel</text:p>
          </table:table-cell>
          <table:table-cell table:style-name="ce20" office:value-type="string" calcext:value-type="string">
            <text:p>SystemWarpDist</text:p>
          </table:table-cell>
          <table:table-cell table:style-name="ce20" office:value-type="string" calcext:value-type="string">
            <text:p>SystemType</text:p>
          </table:table-cell>
          <table:table-cell table:style-name="ce2" office:value-type="string" calcext:value-type="string">
            <text:p>DarkSpace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40"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ndoria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lvana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ulca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i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ausicaa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igel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Yrid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ellu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rill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Yadalla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Malur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Riktor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93" calcext:value-type="float">
            <text:p>16693</text:p>
          </table:table-cell>
          <table:table-cell office:value-type="string" calcext:value-type="string">
            <text:p>Peliar Zel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355" calcext:value-type="float">
            <text:p>51355</text:p>
          </table:table-cell>
          <table:table-cell office:value-type="string" calcext:value-type="string">
            <text:p>Noakyn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277" calcext:value-type="float">
            <text:p>57277</text:p>
          </table:table-cell>
          <table:table-cell office:value-type="string" calcext:value-type="string">
            <text:p>Axanar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005" calcext:value-type="float">
            <text:p>71005</text:p>
          </table:table-cell>
          <table:table-cell office:value-type="string" calcext:value-type="string">
            <text:p>Bank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088" calcext:value-type="float">
            <text:p>71088</text:p>
          </table:table-cell>
          <table:table-cell office:value-type="string" calcext:value-type="string">
            <text:p>Izbe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089" calcext:value-type="float">
            <text:p>71089</text:p>
          </table:table-cell>
          <table:table-cell office:value-type="string" calcext:value-type="string">
            <text:p>Doval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249" calcext:value-type="float">
            <text:p>71249</text:p>
          </table:table-cell>
          <table:table-cell office:value-type="string" calcext:value-type="string">
            <text:p>Grosh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303" calcext:value-type="float">
            <text:p>71303</text:p>
          </table:table-cell>
          <table:table-cell office:value-type="string" calcext:value-type="string">
            <text:p>Estrad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358" calcext:value-type="float">
            <text:p>71358</text:p>
          </table:table-cell>
          <table:table-cell office:value-type="string" calcext:value-type="string">
            <text:p>Ris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399" calcext:value-type="float">
            <text:p>71399</text:p>
          </table:table-cell>
          <table:table-cell office:value-type="string" calcext:value-type="string">
            <text:p>Cospil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464" calcext:value-type="float">
            <text:p>71464</text:p>
          </table:table-cell>
          <table:table-cell office:value-type="string" calcext:value-type="string">
            <text:p>Halk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465" calcext:value-type="float">
            <text:p>71465</text:p>
          </table:table-cell>
          <table:table-cell office:value-type="string" calcext:value-type="string">
            <text:p>Do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466" calcext:value-type="float">
            <text:p>71466</text:p>
          </table:table-cell>
          <table:table-cell office:value-type="string" calcext:value-type="string">
            <text:p>He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13" calcext:value-type="float">
            <text:p>71713</text:p>
          </table:table-cell>
          <table:table-cell office:value-type="string" calcext:value-type="string">
            <text:p>Soell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14" calcext:value-type="float">
            <text:p>71714</text:p>
          </table:table-cell>
          <table:table-cell office:value-type="string" calcext:value-type="string">
            <text:p>Bar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15" calcext:value-type="float">
            <text:p>71715</text:p>
          </table:table-cell>
          <table:table-cell office:value-type="string" calcext:value-type="string">
            <text:p>Corl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892" calcext:value-type="float">
            <text:p>71892</text:p>
          </table:table-cell>
          <table:table-cell office:value-type="string" calcext:value-type="string">
            <text:p>Foll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05" calcext:value-type="float">
            <text:p>71905</text:p>
          </table:table-cell>
          <table:table-cell office:value-type="string" calcext:value-type="string">
            <text:p>Tohv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06" calcext:value-type="float">
            <text:p>71906</text:p>
          </table:table-cell>
          <table:table-cell office:value-type="string" calcext:value-type="string">
            <text:p>Zant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07" calcext:value-type="float">
            <text:p>71907</text:p>
          </table:table-cell>
          <table:table-cell office:value-type="string" calcext:value-type="string">
            <text:p>Bo-Jeem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084" calcext:value-type="float">
            <text:p>72084</text:p>
          </table:table-cell>
          <table:table-cell office:value-type="string" calcext:value-type="string">
            <text:p>Dalf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093" calcext:value-type="float">
            <text:p>72093</text:p>
          </table:table-cell>
          <table:table-cell office:value-type="string" calcext:value-type="string">
            <text:p>Benzi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116" calcext:value-type="float">
            <text:p>72116</text:p>
          </table:table-cell>
          <table:table-cell office:value-type="string" calcext:value-type="string">
            <text:p>Yuva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902" calcext:value-type="float">
            <text:p>72902</text:p>
          </table:table-cell>
          <table:table-cell office:value-type="string" calcext:value-type="string">
            <text:p>Era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488" calcext:value-type="float">
            <text:p>73488</text:p>
          </table:table-cell>
          <table:table-cell office:value-type="string" calcext:value-type="string">
            <text:p>Reela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5" calcext:value-type="float">
            <text:p>73555</text:p>
          </table:table-cell>
          <table:table-cell office:value-type="string" calcext:value-type="string">
            <text:p>Slaw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6" calcext:value-type="float">
            <text:p>73556</text:p>
          </table:table-cell>
          <table:table-cell office:value-type="string" calcext:value-type="string">
            <text:p>Boorh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9" calcext:value-type="float">
            <text:p>73559</text:p>
          </table:table-cell>
          <table:table-cell office:value-type="string" calcext:value-type="string">
            <text:p>Nido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60" calcext:value-type="float">
            <text:p>73560</text:p>
          </table:table-cell>
          <table:table-cell office:value-type="string" calcext:value-type="string">
            <text:p>Poj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61" calcext:value-type="float">
            <text:p>73561</text:p>
          </table:table-cell>
          <table:table-cell office:value-type="string" calcext:value-type="string">
            <text:p>Lip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854" calcext:value-type="float">
            <text:p>73854</text:p>
          </table:table-cell>
          <table:table-cell office:value-type="string" calcext:value-type="string">
            <text:p>Bode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857" calcext:value-type="float">
            <text:p>73857</text:p>
          </table:table-cell>
          <table:table-cell office:value-type="string" calcext:value-type="string">
            <text:p>Tosh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970" calcext:value-type="float">
            <text:p>73970</text:p>
          </table:table-cell>
          <table:table-cell office:value-type="string" calcext:value-type="string">
            <text:p>Zukera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017" calcext:value-type="float">
            <text:p>74017</text:p>
          </table:table-cell>
          <table:table-cell office:value-type="string" calcext:value-type="string">
            <text:p>Melva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01" calcext:value-type="float">
            <text:p>74101</text:p>
          </table:table-cell>
          <table:table-cell office:value-type="string" calcext:value-type="string">
            <text:p>Volt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28" calcext:value-type="float">
            <text:p>74128</text:p>
          </table:table-cell>
          <table:table-cell office:value-type="string" calcext:value-type="string">
            <text:p>Rul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30" calcext:value-type="float">
            <text:p>74130</text:p>
          </table:table-cell>
          <table:table-cell office:value-type="string" calcext:value-type="string">
            <text:p>Laurgat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131" calcext:value-type="float">
            <text:p>74131</text:p>
          </table:table-cell>
          <table:table-cell office:value-type="string" calcext:value-type="string">
            <text:p>Ba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244" calcext:value-type="float">
            <text:p>74244</text:p>
          </table:table-cell>
          <table:table-cell office:value-type="string" calcext:value-type="string">
            <text:p>Flok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246" calcext:value-type="float">
            <text:p>74246</text:p>
          </table:table-cell>
          <table:table-cell office:value-type="string" calcext:value-type="string">
            <text:p>Hosun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308" calcext:value-type="float">
            <text:p>74308</text:p>
          </table:table-cell>
          <table:table-cell office:value-type="string" calcext:value-type="string">
            <text:p>Pim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369" calcext:value-type="float">
            <text:p>74369</text:p>
          </table:table-cell>
          <table:table-cell office:value-type="string" calcext:value-type="string">
            <text:p>Io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434" calcext:value-type="float">
            <text:p>74434</text:p>
          </table:table-cell>
          <table:table-cell office:value-type="string" calcext:value-type="string">
            <text:p>Quira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435" calcext:value-type="float">
            <text:p>74435</text:p>
          </table:table-cell>
          <table:table-cell office:value-type="string" calcext:value-type="string">
            <text:p>Si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562" calcext:value-type="float">
            <text:p>74562</text:p>
          </table:table-cell>
          <table:table-cell office:value-type="string" calcext:value-type="string">
            <text:p>Mayagraz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627" calcext:value-type="float">
            <text:p>74627</text:p>
          </table:table-cell>
          <table:table-cell office:value-type="string" calcext:value-type="string">
            <text:p>Beyv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630" calcext:value-type="float">
            <text:p>74630</text:p>
          </table:table-cell>
          <table:table-cell office:value-type="string" calcext:value-type="string">
            <text:p>Alori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631" calcext:value-type="float">
            <text:p>74631</text:p>
          </table:table-cell>
          <table:table-cell office:value-type="string" calcext:value-type="string">
            <text:p>Did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878" calcext:value-type="float">
            <text:p>74878</text:p>
          </table:table-cell>
          <table:table-cell office:value-type="string" calcext:value-type="string">
            <text:p>Sverlo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879" calcext:value-type="float">
            <text:p>74879</text:p>
          </table:table-cell>
          <table:table-cell office:value-type="string" calcext:value-type="string">
            <text:p>Falko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5" calcext:value-type="float">
            <text:p>75015</text:p>
          </table:table-cell>
          <table:table-cell office:value-type="string" calcext:value-type="string">
            <text:p>Skel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6" calcext:value-type="float">
            <text:p>75016</text:p>
          </table:table-cell>
          <table:table-cell office:value-type="string" calcext:value-type="string">
            <text:p>Muh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8" calcext:value-type="float">
            <text:p>75018</text:p>
          </table:table-cell>
          <table:table-cell office:value-type="string" calcext:value-type="string">
            <text:p>Kh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9" calcext:value-type="float">
            <text:p>75019</text:p>
          </table:table-cell>
          <table:table-cell office:value-type="string" calcext:value-type="string">
            <text:p>Saqu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20" calcext:value-type="float">
            <text:p>75020</text:p>
          </table:table-cell>
          <table:table-cell office:value-type="string" calcext:value-type="string">
            <text:p>Vemari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21" calcext:value-type="float">
            <text:p>75021</text:p>
          </table:table-cell>
          <table:table-cell office:value-type="string" calcext:value-type="string">
            <text:p>Wuv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543" calcext:value-type="float">
            <text:p>75543</text:p>
          </table:table-cell>
          <table:table-cell office:value-type="string" calcext:value-type="string">
            <text:p>Cym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544" calcext:value-type="float">
            <text:p>75544</text:p>
          </table:table-cell>
          <table:table-cell office:value-type="string" calcext:value-type="string">
            <text:p>Job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0" calcext:value-type="float">
            <text:p>75690</text:p>
          </table:table-cell>
          <table:table-cell office:value-type="string" calcext:value-type="string">
            <text:p>Maq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2" calcext:value-type="float">
            <text:p>75692</text:p>
          </table:table-cell>
          <table:table-cell office:value-type="string" calcext:value-type="string">
            <text:p>Donne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3" calcext:value-type="float">
            <text:p>75693</text:p>
          </table:table-cell>
          <table:table-cell office:value-type="string" calcext:value-type="string">
            <text:p>Jeybrio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4" calcext:value-type="float">
            <text:p>75694</text:p>
          </table:table-cell>
          <table:table-cell office:value-type="string" calcext:value-type="string">
            <text:p>Fe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7" calcext:value-type="float">
            <text:p>75697</text:p>
          </table:table-cell>
          <table:table-cell office:value-type="string" calcext:value-type="string">
            <text:p>Kera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98" calcext:value-type="float">
            <text:p>75698</text:p>
          </table:table-cell>
          <table:table-cell office:value-type="string" calcext:value-type="string">
            <text:p>Lyqu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22" calcext:value-type="float">
            <text:p>76222</text:p>
          </table:table-cell>
          <table:table-cell office:value-type="string" calcext:value-type="string">
            <text:p>Jinn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23" calcext:value-type="float">
            <text:p>76223</text:p>
          </table:table-cell>
          <table:table-cell office:value-type="string" calcext:value-type="string">
            <text:p>Erava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95" calcext:value-type="float">
            <text:p>76295</text:p>
          </table:table-cell>
          <table:table-cell office:value-type="string" calcext:value-type="string">
            <text:p>Obb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96" calcext:value-type="float">
            <text:p>76296</text:p>
          </table:table-cell>
          <table:table-cell office:value-type="string" calcext:value-type="string">
            <text:p>Som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297" calcext:value-type="float">
            <text:p>76297</text:p>
          </table:table-cell>
          <table:table-cell office:value-type="string" calcext:value-type="string">
            <text:p>Delbaa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1" calcext:value-type="float">
            <text:p>76321</text:p>
          </table:table-cell>
          <table:table-cell office:value-type="string" calcext:value-type="string">
            <text:p>Melllv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5" calcext:value-type="float">
            <text:p>76325</text:p>
          </table:table-cell>
          <table:table-cell office:value-type="string" calcext:value-type="string">
            <text:p>New Slig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8" calcext:value-type="float">
            <text:p>76328</text:p>
          </table:table-cell>
          <table:table-cell office:value-type="string" calcext:value-type="string">
            <text:p>Lano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29" calcext:value-type="float">
            <text:p>76329</text:p>
          </table:table-cell>
          <table:table-cell office:value-type="string" calcext:value-type="string">
            <text:p>Col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0" calcext:value-type="float">
            <text:p>76330</text:p>
          </table:table-cell>
          <table:table-cell office:value-type="string" calcext:value-type="string">
            <text:p>Ly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2" calcext:value-type="float">
            <text:p>76332</text:p>
          </table:table-cell>
          <table:table-cell office:value-type="string" calcext:value-type="string">
            <text:p>Yerm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4" calcext:value-type="float">
            <text:p>76334</text:p>
          </table:table-cell>
          <table:table-cell office:value-type="string" calcext:value-type="string">
            <text:p>Injerr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5" calcext:value-type="float">
            <text:p>76335</text:p>
          </table:table-cell>
          <table:table-cell office:value-type="string" calcext:value-type="string">
            <text:p>Juni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6" calcext:value-type="float">
            <text:p>76336</text:p>
          </table:table-cell>
          <table:table-cell office:value-type="string" calcext:value-type="string">
            <text:p>Rabal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7" calcext:value-type="float">
            <text:p>76337</text:p>
          </table:table-cell>
          <table:table-cell office:value-type="string" calcext:value-type="string">
            <text:p>Dau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8" calcext:value-type="float">
            <text:p>76338</text:p>
          </table:table-cell>
          <table:table-cell office:value-type="string" calcext:value-type="string">
            <text:p>Vato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39" calcext:value-type="float">
            <text:p>76339</text:p>
          </table:table-cell>
          <table:table-cell office:value-type="string" calcext:value-type="string">
            <text:p>Ork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40" calcext:value-type="float">
            <text:p>76340</text:p>
          </table:table-cell>
          <table:table-cell office:value-type="string" calcext:value-type="string">
            <text:p>Lot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41" calcext:value-type="float">
            <text:p>76341</text:p>
          </table:table-cell>
          <table:table-cell office:value-type="string" calcext:value-type="string">
            <text:p>Laxo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342" calcext:value-type="float">
            <text:p>76342</text:p>
          </table:table-cell>
          <table:table-cell office:value-type="string" calcext:value-type="string">
            <text:p>Berebu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4" calcext:value-type="float">
            <text:p>76604</text:p>
          </table:table-cell>
          <table:table-cell office:value-type="string" calcext:value-type="string">
            <text:p>Hrog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5" calcext:value-type="float">
            <text:p>76605</text:p>
          </table:table-cell>
          <table:table-cell office:value-type="string" calcext:value-type="string">
            <text:p>Zorg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6" calcext:value-type="float">
            <text:p>76606</text:p>
          </table:table-cell>
          <table:table-cell office:value-type="string" calcext:value-type="string">
            <text:p>Wagir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669" calcext:value-type="float">
            <text:p>77669</text:p>
          </table:table-cell>
          <table:table-cell office:value-type="string" calcext:value-type="string">
            <text:p>Klor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022" calcext:value-type="float">
            <text:p>78022</text:p>
          </table:table-cell>
          <table:table-cell office:value-type="string" calcext:value-type="string">
            <text:p>Gom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023" calcext:value-type="float">
            <text:p>78023</text:p>
          </table:table-cell>
          <table:table-cell office:value-type="string" calcext:value-type="string">
            <text:p>Alact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440" calcext:value-type="float">
            <text:p>78440</text:p>
          </table:table-cell>
          <table:table-cell office:value-type="string" calcext:value-type="string">
            <text:p>Vaw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519" calcext:value-type="float">
            <text:p>78519</text:p>
          </table:table-cell>
          <table:table-cell office:value-type="string" calcext:value-type="string">
            <text:p>Vinla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520" calcext:value-type="float">
            <text:p>78520</text:p>
          </table:table-cell>
          <table:table-cell office:value-type="string" calcext:value-type="string">
            <text:p>Taki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521" calcext:value-type="float">
            <text:p>78521</text:p>
          </table:table-cell>
          <table:table-cell office:value-type="string" calcext:value-type="string">
            <text:p>A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51" calcext:value-type="float">
            <text:p>78651</text:p>
          </table:table-cell>
          <table:table-cell office:value-type="string" calcext:value-type="string">
            <text:p>Forhingr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53" calcext:value-type="float">
            <text:p>78653</text:p>
          </table:table-cell>
          <table:table-cell office:value-type="string" calcext:value-type="string">
            <text:p>Winber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26" calcext:value-type="float">
            <text:p>78726</text:p>
          </table:table-cell>
          <table:table-cell office:value-type="string" calcext:value-type="string">
            <text:p>Kit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27" calcext:value-type="float">
            <text:p>78727</text:p>
          </table:table-cell>
          <table:table-cell office:value-type="string" calcext:value-type="string">
            <text:p>Worhundelj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88" calcext:value-type="float">
            <text:p>78788</text:p>
          </table:table-cell>
          <table:table-cell office:value-type="string" calcext:value-type="string">
            <text:p>Wokap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0" calcext:value-type="float">
            <text:p>78790</text:p>
          </table:table-cell>
          <table:table-cell office:value-type="string" calcext:value-type="string">
            <text:p>Agr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1" calcext:value-type="float">
            <text:p>78791</text:p>
          </table:table-cell>
          <table:table-cell office:value-type="string" calcext:value-type="string">
            <text:p>Mayna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2" calcext:value-type="float">
            <text:p>78792</text:p>
          </table:table-cell>
          <table:table-cell office:value-type="string" calcext:value-type="string">
            <text:p>Od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3" calcext:value-type="float">
            <text:p>78793</text:p>
          </table:table-cell>
          <table:table-cell office:value-type="string" calcext:value-type="string">
            <text:p>Entruna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967" calcext:value-type="float">
            <text:p>78967</text:p>
          </table:table-cell>
          <table:table-cell office:value-type="string" calcext:value-type="string">
            <text:p>Dolc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968" calcext:value-type="float">
            <text:p>78968</text:p>
          </table:table-cell>
          <table:table-cell office:value-type="string" calcext:value-type="string">
            <text:p>Aetisa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370" calcext:value-type="float">
            <text:p>79370</text:p>
          </table:table-cell>
          <table:table-cell office:value-type="string" calcext:value-type="string">
            <text:p>Bridfo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416" calcext:value-type="float">
            <text:p>79416</text:p>
          </table:table-cell>
          <table:table-cell office:value-type="string" calcext:value-type="string">
            <text:p>Landi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418" calcext:value-type="float">
            <text:p>79418</text:p>
          </table:table-cell>
          <table:table-cell office:value-type="string" calcext:value-type="string">
            <text:p>Bohvanderr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497" calcext:value-type="float">
            <text:p>79497</text:p>
          </table:table-cell>
          <table:table-cell office:value-type="string" calcext:value-type="string">
            <text:p>Calex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string" calcext:value-type="string">
            <text:p>Aoro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577" calcext:value-type="float">
            <text:p>79577</text:p>
          </table:table-cell>
          <table:table-cell office:value-type="string" calcext:value-type="string">
            <text:p>Palim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578" calcext:value-type="float">
            <text:p>79578</text:p>
          </table:table-cell>
          <table:table-cell office:value-type="string" calcext:value-type="string">
            <text:p>Dyr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1" calcext:value-type="float">
            <text:p>79631</text:p>
          </table:table-cell>
          <table:table-cell office:value-type="string" calcext:value-type="string">
            <text:p>Mul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string" calcext:value-type="string">
            <text:p>Taoj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3" calcext:value-type="float">
            <text:p>79633</text:p>
          </table:table-cell>
          <table:table-cell office:value-type="string" calcext:value-type="string">
            <text:p>Vinmai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34" calcext:value-type="float">
            <text:p>79634</text:p>
          </table:table-cell>
          <table:table-cell office:value-type="string" calcext:value-type="string">
            <text:p>Panu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16" calcext:value-type="float">
            <text:p>79916</text:p>
          </table:table-cell>
          <table:table-cell office:value-type="string" calcext:value-type="string">
            <text:p>Lockr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17" calcext:value-type="float">
            <text:p>79917</text:p>
          </table:table-cell>
          <table:table-cell office:value-type="string" calcext:value-type="string">
            <text:p>Nur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18" calcext:value-type="float">
            <text:p>79918</text:p>
          </table:table-cell>
          <table:table-cell office:value-type="string" calcext:value-type="string">
            <text:p>Patt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1" calcext:value-type="float">
            <text:p>79921</text:p>
          </table:table-cell>
          <table:table-cell office:value-type="string" calcext:value-type="string">
            <text:p>Pinik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3" calcext:value-type="float">
            <text:p>79923</text:p>
          </table:table-cell>
          <table:table-cell office:value-type="string" calcext:value-type="string">
            <text:p>Xoj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4" calcext:value-type="float">
            <text:p>79924</text:p>
          </table:table-cell>
          <table:table-cell office:value-type="string" calcext:value-type="string">
            <text:p>Cec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8" calcext:value-type="float">
            <text:p>79928</text:p>
          </table:table-cell>
          <table:table-cell office:value-type="string" calcext:value-type="string">
            <text:p>Reso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29" calcext:value-type="float">
            <text:p>79929</text:p>
          </table:table-cell>
          <table:table-cell office:value-type="string" calcext:value-type="string">
            <text:p>Ramexi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0" calcext:value-type="float">
            <text:p>79930</text:p>
          </table:table-cell>
          <table:table-cell office:value-type="string" calcext:value-type="string">
            <text:p>Hess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1" calcext:value-type="float">
            <text:p>79931</text:p>
          </table:table-cell>
          <table:table-cell office:value-type="string" calcext:value-type="string">
            <text:p>Kep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2" calcext:value-type="float">
            <text:p>79932</text:p>
          </table:table-cell>
          <table:table-cell office:value-type="string" calcext:value-type="string">
            <text:p>Poservo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933" calcext:value-type="float">
            <text:p>79933</text:p>
          </table:table-cell>
          <table:table-cell office:value-type="string" calcext:value-type="string">
            <text:p>Lunf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996" calcext:value-type="float">
            <text:p>80996</text:p>
          </table:table-cell>
          <table:table-cell office:value-type="string" calcext:value-type="string">
            <text:p>Calder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005" calcext:value-type="float">
            <text:p>81005</text:p>
          </table:table-cell>
          <table:table-cell office:value-type="string" calcext:value-type="string">
            <text:p>Rozi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085" calcext:value-type="float">
            <text:p>81085</text:p>
          </table:table-cell>
          <table:table-cell office:value-type="string" calcext:value-type="string">
            <text:p>Imgr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181" calcext:value-type="float">
            <text:p>81181</text:p>
          </table:table-cell>
          <table:table-cell office:value-type="string" calcext:value-type="string">
            <text:p>Whinnu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219" calcext:value-type="float">
            <text:p>81219</text:p>
          </table:table-cell>
          <table:table-cell office:value-type="string" calcext:value-type="string">
            <text:p>Grenfi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250" calcext:value-type="float">
            <text:p>81250</text:p>
          </table:table-cell>
          <table:table-cell office:value-type="string" calcext:value-type="string">
            <text:p>Bella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286" calcext:value-type="float">
            <text:p>81286</text:p>
          </table:table-cell>
          <table:table-cell office:value-type="string" calcext:value-type="string">
            <text:p>Elona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354" calcext:value-type="float">
            <text:p>81354</text:p>
          </table:table-cell>
          <table:table-cell office:value-type="string" calcext:value-type="string">
            <text:p>Cita Lag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397" calcext:value-type="float">
            <text:p>81397</text:p>
          </table:table-cell>
          <table:table-cell office:value-type="string" calcext:value-type="string">
            <text:p>Freyda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459" calcext:value-type="float">
            <text:p>81459</text:p>
          </table:table-cell>
          <table:table-cell office:value-type="string" calcext:value-type="string">
            <text:p>Opl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497" calcext:value-type="float">
            <text:p>81497</text:p>
          </table:table-cell>
          <table:table-cell office:value-type="string" calcext:value-type="string">
            <text:p>Sorenle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31" calcext:value-type="float">
            <text:p>81531</text:p>
          </table:table-cell>
          <table:table-cell office:value-type="string" calcext:value-type="string">
            <text:p>Afritalis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92" calcext:value-type="float">
            <text:p>81592</text:p>
          </table:table-cell>
          <table:table-cell office:value-type="string" calcext:value-type="string">
            <text:p>Luheez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93" calcext:value-type="float">
            <text:p>81593</text:p>
          </table:table-cell>
          <table:table-cell office:value-type="string" calcext:value-type="string">
            <text:p>Mari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594" calcext:value-type="float">
            <text:p>81594</text:p>
          </table:table-cell>
          <table:table-cell office:value-type="string" calcext:value-type="string">
            <text:p>Dignam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03" calcext:value-type="float">
            <text:p>81603</text:p>
          </table:table-cell>
          <table:table-cell office:value-type="string" calcext:value-type="string">
            <text:p>Fosta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18" calcext:value-type="float">
            <text:p>81618</text:p>
          </table:table-cell>
          <table:table-cell office:value-type="string" calcext:value-type="string">
            <text:p>Liynuk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19" calcext:value-type="float">
            <text:p>81619</text:p>
          </table:table-cell>
          <table:table-cell office:value-type="string" calcext:value-type="string">
            <text:p>Flibb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22" calcext:value-type="float">
            <text:p>81622</text:p>
          </table:table-cell>
          <table:table-cell office:value-type="string" calcext:value-type="string">
            <text:p>Sohk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23" calcext:value-type="float">
            <text:p>81623</text:p>
          </table:table-cell>
          <table:table-cell office:value-type="string" calcext:value-type="string">
            <text:p>Lat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34" calcext:value-type="float">
            <text:p>81634</text:p>
          </table:table-cell>
          <table:table-cell office:value-type="string" calcext:value-type="string">
            <text:p>Quvol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41" calcext:value-type="float">
            <text:p>81641</text:p>
          </table:table-cell>
          <table:table-cell office:value-type="string" calcext:value-type="string">
            <text:p>Honsa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42" calcext:value-type="float">
            <text:p>81642</text:p>
          </table:table-cell>
          <table:table-cell office:value-type="string" calcext:value-type="string">
            <text:p>Collep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6" calcext:value-type="float">
            <text:p>81666</text:p>
          </table:table-cell>
          <table:table-cell office:value-type="string" calcext:value-type="string">
            <text:p>Gobb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7" calcext:value-type="float">
            <text:p>81667</text:p>
          </table:table-cell>
          <table:table-cell office:value-type="string" calcext:value-type="string">
            <text:p>Yoki Nees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8" calcext:value-type="float">
            <text:p>81668</text:p>
          </table:table-cell>
          <table:table-cell office:value-type="string" calcext:value-type="string">
            <text:p>U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69" calcext:value-type="float">
            <text:p>81669</text:p>
          </table:table-cell>
          <table:table-cell office:value-type="string" calcext:value-type="string">
            <text:p>May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70" calcext:value-type="float">
            <text:p>81670</text:p>
          </table:table-cell>
          <table:table-cell office:value-type="string" calcext:value-type="string">
            <text:p>Zon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73" calcext:value-type="float">
            <text:p>81673</text:p>
          </table:table-cell>
          <table:table-cell office:value-type="string" calcext:value-type="string">
            <text:p>Luc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674" calcext:value-type="float">
            <text:p>81674</text:p>
          </table:table-cell>
          <table:table-cell office:value-type="string" calcext:value-type="string">
            <text:p>Alannah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908" calcext:value-type="float">
            <text:p>82908</text:p>
          </table:table-cell>
          <table:table-cell office:value-type="string" calcext:value-type="string">
            <text:p>Dud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45" calcext:value-type="float">
            <text:p>83345</text:p>
          </table:table-cell>
          <table:table-cell office:value-type="string" calcext:value-type="string">
            <text:p>Nelve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51" calcext:value-type="float">
            <text:p>83351</text:p>
          </table:table-cell>
          <table:table-cell office:value-type="string" calcext:value-type="string">
            <text:p>Donf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53" calcext:value-type="float">
            <text:p>83353</text:p>
          </table:table-cell>
          <table:table-cell office:value-type="string" calcext:value-type="string">
            <text:p>We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62" calcext:value-type="float">
            <text:p>83362</text:p>
          </table:table-cell>
          <table:table-cell office:value-type="string" calcext:value-type="string">
            <text:p>Elv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73" calcext:value-type="float">
            <text:p>83373</text:p>
          </table:table-cell>
          <table:table-cell office:value-type="string" calcext:value-type="string">
            <text:p>Aum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76" calcext:value-type="float">
            <text:p>83376</text:p>
          </table:table-cell>
          <table:table-cell office:value-type="string" calcext:value-type="string">
            <text:p>Bulu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5" calcext:value-type="float">
            <text:p>83385</text:p>
          </table:table-cell>
          <table:table-cell office:value-type="string" calcext:value-type="string">
            <text:p>Ethjama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6" calcext:value-type="float">
            <text:p>83386</text:p>
          </table:table-cell>
          <table:table-cell office:value-type="string" calcext:value-type="string">
            <text:p>Somaochu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7" calcext:value-type="float">
            <text:p>83387</text:p>
          </table:table-cell>
          <table:table-cell office:value-type="string" calcext:value-type="string">
            <text:p>Macker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8" calcext:value-type="float">
            <text:p>83388</text:p>
          </table:table-cell>
          <table:table-cell office:value-type="string" calcext:value-type="string">
            <text:p>Dorabor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89" calcext:value-type="float">
            <text:p>83389</text:p>
          </table:table-cell>
          <table:table-cell office:value-type="string" calcext:value-type="string">
            <text:p>Ellijo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90" calcext:value-type="float">
            <text:p>83390</text:p>
          </table:table-cell>
          <table:table-cell office:value-type="string" calcext:value-type="string">
            <text:p>Tynka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12908" calcext:value-type="float">
            <text:p>3712908</text:p>
          </table:table-cell>
          <table:table-cell office:value-type="string" calcext:value-type="string">
            <text:p>Altanea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06414" calcext:value-type="float">
            <text:p>8006414</text:p>
          </table:table-cell>
          <table:table-cell office:value-type="string" calcext:value-type="string">
            <text:p>Kur'than</text:p>
          </table:table-cell>
          <table:table-cell office:value-type="float" office:value="56" calcext:value-type="float">
            <text:p>5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57317" calcext:value-type="float">
            <text:p>8557317</text:p>
          </table:table-cell>
          <table:table-cell office:value-type="string" calcext:value-type="string">
            <text:p>Areal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49804" calcext:value-type="float">
            <text:p>9849804</text:p>
          </table:table-cell>
          <table:table-cell office:value-type="string" calcext:value-type="string">
            <text:p>Partur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26405" calcext:value-type="float">
            <text:p>10926405</text:p>
          </table:table-cell>
          <table:table-cell office:value-type="string" calcext:value-type="string">
            <text:p>Ain'Tok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909028" calcext:value-type="float">
            <text:p>11909028</text:p>
          </table:table-cell>
          <table:table-cell office:value-type="string" calcext:value-type="string">
            <text:p>Zeta Poli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79376" calcext:value-type="float">
            <text:p>14279376</text:p>
          </table:table-cell>
          <table:table-cell office:value-type="string" calcext:value-type="string">
            <text:p>Korok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44521" calcext:value-type="float">
            <text:p>14444521</text:p>
          </table:table-cell>
          <table:table-cell office:value-type="string" calcext:value-type="string">
            <text:p>Esto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03294" calcext:value-type="float">
            <text:p>18003294</text:p>
          </table:table-cell>
          <table:table-cell office:value-type="string" calcext:value-type="string">
            <text:p>Brestant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3670305" calcext:value-type="float">
            <text:p>23670305</text:p>
          </table:table-cell>
          <table:table-cell office:value-type="string" calcext:value-type="string">
            <text:p>Spira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429154" calcext:value-type="float">
            <text:p>28429154</text:p>
          </table:table-cell>
          <table:table-cell office:value-type="string" calcext:value-type="string">
            <text:p>Hyland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307090" calcext:value-type="float">
            <text:p>29307090</text:p>
          </table:table-cell>
          <table:table-cell office:value-type="string" calcext:value-type="string">
            <text:p>Marzer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478962" calcext:value-type="float">
            <text:p>32478962</text:p>
          </table:table-cell>
          <table:table-cell office:value-type="string" calcext:value-type="string">
            <text:p>Kurchee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868539" calcext:value-type="float">
            <text:p>33868539</text:p>
          </table:table-cell>
          <table:table-cell office:value-type="string" calcext:value-type="string">
            <text:p>Begekou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276112" calcext:value-type="float">
            <text:p>36276112</text:p>
          </table:table-cell>
          <table:table-cell office:value-type="string" calcext:value-type="string">
            <text:p>Urhaasi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068128" calcext:value-type="float">
            <text:p>37068128</text:p>
          </table:table-cell>
          <table:table-cell office:value-type="string" calcext:value-type="string">
            <text:p>Aruna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142083" calcext:value-type="float">
            <text:p>38142083</text:p>
          </table:table-cell>
          <table:table-cell office:value-type="string" calcext:value-type="string">
            <text:p>Unom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180137" calcext:value-type="float">
            <text:p>38180137</text:p>
          </table:table-cell>
          <table:table-cell office:value-type="string" calcext:value-type="string">
            <text:p>Evans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723580" calcext:value-type="float">
            <text:p>39723580</text:p>
          </table:table-cell>
          <table:table-cell office:value-type="string" calcext:value-type="string">
            <text:p>Mina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777065" calcext:value-type="float">
            <text:p>42777065</text:p>
          </table:table-cell>
          <table:table-cell office:value-type="string" calcext:value-type="string">
            <text:p>Gelid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494918" calcext:value-type="float">
            <text:p>44494918</text:p>
          </table:table-cell>
          <table:table-cell office:value-type="string" calcext:value-type="string">
            <text:p>Jaq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240577" calcext:value-type="float">
            <text:p>51240577</text:p>
          </table:table-cell>
          <table:table-cell office:value-type="string" calcext:value-type="string">
            <text:p>Quv Qeb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120619" calcext:value-type="float">
            <text:p>54120619</text:p>
          </table:table-cell>
          <table:table-cell office:value-type="string" calcext:value-type="string">
            <text:p>Ursva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550488" calcext:value-type="float">
            <text:p>55550488</text:p>
          </table:table-cell>
          <table:table-cell office:value-type="string" calcext:value-type="string">
            <text:p>Jen'rik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793480" calcext:value-type="float">
            <text:p>58793480</text:p>
          </table:table-cell>
          <table:table-cell office:value-type="string" calcext:value-type="string">
            <text:p>Argandu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112512" calcext:value-type="float">
            <text:p>60112512</text:p>
          </table:table-cell>
          <table:table-cell office:value-type="string" calcext:value-type="string">
            <text:p>Gr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682244" calcext:value-type="float">
            <text:p>62682244</text:p>
          </table:table-cell>
          <table:table-cell office:value-type="string" calcext:value-type="string">
            <text:p>Neboo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785058" calcext:value-type="float">
            <text:p>64785058</text:p>
          </table:table-cell>
          <table:table-cell office:value-type="string" calcext:value-type="string">
            <text:p>ST-19184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046528" calcext:value-type="float">
            <text:p>65046528</text:p>
          </table:table-cell>
          <table:table-cell office:value-type="string" calcext:value-type="string">
            <text:p>Ishka'du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7512582" calcext:value-type="float">
            <text:p>67512582</text:p>
          </table:table-cell>
          <table:table-cell office:value-type="string" calcext:value-type="string">
            <text:p>Feilji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523071" calcext:value-type="float">
            <text:p>69523071</text:p>
          </table:table-cell>
          <table:table-cell office:value-type="string" calcext:value-type="string">
            <text:p>Kaus Boreali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072654" calcext:value-type="float">
            <text:p>72072654</text:p>
          </table:table-cell>
          <table:table-cell office:value-type="string" calcext:value-type="string">
            <text:p>Koltiska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568276" calcext:value-type="float">
            <text:p>72568276</text:p>
          </table:table-cell>
          <table:table-cell office:value-type="string" calcext:value-type="string">
            <text:p>Ulza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238090" calcext:value-type="float">
            <text:p>73238090</text:p>
          </table:table-cell>
          <table:table-cell office:value-type="string" calcext:value-type="string">
            <text:p>Hulman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168378" calcext:value-type="float">
            <text:p>76168378</text:p>
          </table:table-cell>
          <table:table-cell office:value-type="string" calcext:value-type="string">
            <text:p>Thaylen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774158" calcext:value-type="float">
            <text:p>77774158</text:p>
          </table:table-cell>
          <table:table-cell office:value-type="string" calcext:value-type="string">
            <text:p>Gobuoov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775934" calcext:value-type="float">
            <text:p>77775934</text:p>
          </table:table-cell>
          <table:table-cell office:value-type="string" calcext:value-type="string">
            <text:p>Yaa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831127" calcext:value-type="float">
            <text:p>77831127</text:p>
          </table:table-cell>
          <table:table-cell office:value-type="string" calcext:value-type="string">
            <text:p>Sintek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157902" calcext:value-type="float">
            <text:p>80157902</text:p>
          </table:table-cell>
          <table:table-cell office:value-type="string" calcext:value-type="string">
            <text:p>Hoobishan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872624" calcext:value-type="float">
            <text:p>82872624</text:p>
          </table:table-cell>
          <table:table-cell office:value-type="string" calcext:value-type="string">
            <text:p>Strezhi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203356" calcext:value-type="float">
            <text:p>90203356</text:p>
          </table:table-cell>
          <table:table-cell office:value-type="string" calcext:value-type="string">
            <text:p>Bor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2012030" calcext:value-type="float">
            <text:p>92012030</text:p>
          </table:table-cell>
          <table:table-cell office:value-type="string" calcext:value-type="string">
            <text:p>Iasw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755816" calcext:value-type="float">
            <text:p>99755816</text:p>
          </table:table-cell>
          <table:table-cell office:value-type="string" calcext:value-type="string">
            <text:p>Roda Delt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146473" calcext:value-type="float">
            <text:p>101146473</text:p>
          </table:table-cell>
          <table:table-cell office:value-type="string" calcext:value-type="string">
            <text:p>Netron Alph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5928770" calcext:value-type="float">
            <text:p>105928770</text:p>
          </table:table-cell>
          <table:table-cell office:value-type="string" calcext:value-type="string">
            <text:p>Tisiphone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132824" calcext:value-type="float">
            <text:p>107132824</text:p>
          </table:table-cell>
          <table:table-cell office:value-type="string" calcext:value-type="string">
            <text:p>T'ong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845501" calcext:value-type="float">
            <text:p>109845501</text:p>
          </table:table-cell>
          <table:table-cell office:value-type="string" calcext:value-type="string">
            <text:p>Arcadion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840706" calcext:value-type="float">
            <text:p>112840706</text:p>
          </table:table-cell>
          <table:table-cell office:value-type="string" calcext:value-type="string">
            <text:p>Forseti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352984" calcext:value-type="float">
            <text:p>113352984</text:p>
          </table:table-cell>
          <table:table-cell office:value-type="string" calcext:value-type="string">
            <text:p>Nipaj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053650" calcext:value-type="float">
            <text:p>117053650</text:p>
          </table:table-cell>
          <table:table-cell office:value-type="string" calcext:value-type="string">
            <text:p>Nezha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464719" calcext:value-type="float">
            <text:p>117464719</text:p>
          </table:table-cell>
          <table:table-cell office:value-type="string" calcext:value-type="string">
            <text:p>Rator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9043632" calcext:value-type="float">
            <text:p>119043632</text:p>
          </table:table-cell>
          <table:table-cell office:value-type="string" calcext:value-type="string">
            <text:p>Teranth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5616407" calcext:value-type="float">
            <text:p>125616407</text:p>
          </table:table-cell>
          <table:table-cell office:value-type="string" calcext:value-type="string">
            <text:p>Beilum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791609" calcext:value-type="float">
            <text:p>129791609</text:p>
          </table:table-cell>
          <table:table-cell office:value-type="string" calcext:value-type="string">
            <text:p>Bilge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511276" calcext:value-type="float">
            <text:p>134511276</text:p>
          </table:table-cell>
          <table:table-cell office:value-type="string" calcext:value-type="string">
            <text:p>Alpha Secto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932221" calcext:value-type="float">
            <text:p>137932221</text:p>
          </table:table-cell>
          <table:table-cell office:value-type="string" calcext:value-type="string">
            <text:p>Sayo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414838" calcext:value-type="float">
            <text:p>139414838</text:p>
          </table:table-cell>
          <table:table-cell office:value-type="string" calcext:value-type="string">
            <text:p>Abilakk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594630" calcext:value-type="float">
            <text:p>143594630</text:p>
          </table:table-cell>
          <table:table-cell office:value-type="string" calcext:value-type="string">
            <text:p>Guanyin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549462" calcext:value-type="float">
            <text:p>144549462</text:p>
          </table:table-cell>
          <table:table-cell office:value-type="string" calcext:value-type="string">
            <text:p>Jiwu'puH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653171" calcext:value-type="float">
            <text:p>144653171</text:p>
          </table:table-cell>
          <table:table-cell office:value-type="string" calcext:value-type="string">
            <text:p>Risette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5247281" calcext:value-type="float">
            <text:p>145247281</text:p>
          </table:table-cell>
          <table:table-cell office:value-type="string" calcext:value-type="string">
            <text:p>Roshar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624309" calcext:value-type="float">
            <text:p>146624309</text:p>
          </table:table-cell>
          <table:table-cell office:value-type="string" calcext:value-type="string">
            <text:p>Ty'Gokor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966413" calcext:value-type="float">
            <text:p>146966413</text:p>
          </table:table-cell>
          <table:table-cell office:value-type="string" calcext:value-type="string">
            <text:p>Januu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683237" calcext:value-type="float">
            <text:p>147683237</text:p>
          </table:table-cell>
          <table:table-cell office:value-type="string" calcext:value-type="string">
            <text:p>Subezac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962060" calcext:value-type="float">
            <text:p>147962060</text:p>
          </table:table-cell>
          <table:table-cell office:value-type="string" calcext:value-type="string">
            <text:p>Suliban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2399226" calcext:value-type="float">
            <text:p>152399226</text:p>
          </table:table-cell>
          <table:table-cell office:value-type="string" calcext:value-type="string">
            <text:p>Kuat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2972772" calcext:value-type="float">
            <text:p>152972772</text:p>
          </table:table-cell>
          <table:table-cell office:value-type="string" calcext:value-type="string">
            <text:p>Dairuum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586489" calcext:value-type="float">
            <text:p>158586489</text:p>
          </table:table-cell>
          <table:table-cell office:value-type="string" calcext:value-type="string">
            <text:p>Tufem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146741" calcext:value-type="float">
            <text:p>163146741</text:p>
          </table:table-cell>
          <table:table-cell office:value-type="string" calcext:value-type="string">
            <text:p>Crios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435504" calcext:value-type="float">
            <text:p>163435504</text:p>
          </table:table-cell>
          <table:table-cell office:value-type="string" calcext:value-type="string">
            <text:p>Lilanei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663079" calcext:value-type="float">
            <text:p>166663079</text:p>
          </table:table-cell>
          <table:table-cell office:value-type="string" calcext:value-type="string">
            <text:p>Ja'Corash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7908404" calcext:value-type="float">
            <text:p>167908404</text:p>
          </table:table-cell>
          <table:table-cell office:value-type="string" calcext:value-type="string">
            <text:p>Arcturus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803971" calcext:value-type="float">
            <text:p>168803971</text:p>
          </table:table-cell>
          <table:table-cell office:value-type="string" calcext:value-type="string">
            <text:p>Wauoxic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288075" calcext:value-type="float">
            <text:p>169288075</text:p>
          </table:table-cell>
          <table:table-cell office:value-type="string" calcext:value-type="string">
            <text:p>Zozali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688948" calcext:value-type="float">
            <text:p>173688948</text:p>
          </table:table-cell>
          <table:table-cell office:value-type="string" calcext:value-type="string">
            <text:p>Ovely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361866" calcext:value-type="float">
            <text:p>175361866</text:p>
          </table:table-cell>
          <table:table-cell office:value-type="string" calcext:value-type="string">
            <text:p>Py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991091" calcext:value-type="float">
            <text:p>178991091</text:p>
          </table:table-cell>
          <table:table-cell office:value-type="string" calcext:value-type="string">
            <text:p>Ormilek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481608" calcext:value-type="float">
            <text:p>180481608</text:p>
          </table:table-cell>
          <table:table-cell office:value-type="string" calcext:value-type="string">
            <text:p>Rana Nu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422424" calcext:value-type="float">
            <text:p>182422424</text:p>
          </table:table-cell>
          <table:table-cell office:value-type="string" calcext:value-type="string">
            <text:p>Ash-tor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486122" calcext:value-type="float">
            <text:p>182486122</text:p>
          </table:table-cell>
          <table:table-cell office:value-type="string" calcext:value-type="string">
            <text:p>Otim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699358" calcext:value-type="float">
            <text:p>182699358</text:p>
          </table:table-cell>
          <table:table-cell office:value-type="string" calcext:value-type="string">
            <text:p>Beta Assembly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994535" calcext:value-type="float">
            <text:p>185994535</text:p>
          </table:table-cell>
          <table:table-cell office:value-type="string" calcext:value-type="string">
            <text:p>Aonad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6002583" calcext:value-type="float">
            <text:p>186002583</text:p>
          </table:table-cell>
          <table:table-cell office:value-type="string" calcext:value-type="string">
            <text:p>Ayvren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6798495" calcext:value-type="float">
            <text:p>186798495</text:p>
          </table:table-cell>
          <table:table-cell office:value-type="string" calcext:value-type="string">
            <text:p>Etaoin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590910" calcext:value-type="float">
            <text:p>189590910</text:p>
          </table:table-cell>
          <table:table-cell office:value-type="string" calcext:value-type="string">
            <text:p>Heria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591311" calcext:value-type="float">
            <text:p>189591311</text:p>
          </table:table-cell>
          <table:table-cell office:value-type="string" calcext:value-type="string">
            <text:p>tIn jIb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648807" calcext:value-type="float">
            <text:p>193648807</text:p>
          </table:table-cell>
          <table:table-cell office:value-type="string" calcext:value-type="string">
            <text:p>Imada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708268" calcext:value-type="float">
            <text:p>193708268</text:p>
          </table:table-cell>
          <table:table-cell office:value-type="string" calcext:value-type="string">
            <text:p>Teneebia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317526" calcext:value-type="float">
            <text:p>194317526</text:p>
          </table:table-cell>
          <table:table-cell office:value-type="string" calcext:value-type="string">
            <text:p>Kohva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551302" calcext:value-type="float">
            <text:p>194551302</text:p>
          </table:table-cell>
          <table:table-cell office:value-type="string" calcext:value-type="string">
            <text:p>Estar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302142" calcext:value-type="float">
            <text:p>199302142</text:p>
          </table:table-cell>
          <table:table-cell office:value-type="string" calcext:value-type="string">
            <text:p>nuHmey veQ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906657" calcext:value-type="float">
            <text:p>199906657</text:p>
          </table:table-cell>
          <table:table-cell office:value-type="string" calcext:value-type="string">
            <text:p>Siiolux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1680721" calcext:value-type="float">
            <text:p>201680721</text:p>
          </table:table-cell>
          <table:table-cell office:value-type="string" calcext:value-type="string">
            <text:p>Udaria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913254" calcext:value-type="float">
            <text:p>203913254</text:p>
          </table:table-cell>
          <table:table-cell office:value-type="string" calcext:value-type="string">
            <text:p>Lenar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416058" calcext:value-type="float">
            <text:p>204416058</text:p>
          </table:table-cell>
          <table:table-cell office:value-type="string" calcext:value-type="string">
            <text:p>Mokba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381261" calcext:value-type="float">
            <text:p>210381261</text:p>
          </table:table-cell>
          <table:table-cell office:value-type="string" calcext:value-type="string">
            <text:p>Hajamieli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2445492" calcext:value-type="float">
            <text:p>212445492</text:p>
          </table:table-cell>
          <table:table-cell office:value-type="string" calcext:value-type="string">
            <text:p>Doniphon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531443" calcext:value-type="float">
            <text:p>213531443</text:p>
          </table:table-cell>
          <table:table-cell office:value-type="string" calcext:value-type="string">
            <text:p>Fect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8039082" calcext:value-type="float">
            <text:p>218039082</text:p>
          </table:table-cell>
          <table:table-cell office:value-type="string" calcext:value-type="string">
            <text:p>Corid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9764058" calcext:value-type="float">
            <text:p>219764058</text:p>
          </table:table-cell>
          <table:table-cell office:value-type="string" calcext:value-type="string">
            <text:p>Perim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1813028" calcext:value-type="float">
            <text:p>221813028</text:p>
          </table:table-cell>
          <table:table-cell office:value-type="string" calcext:value-type="string">
            <text:p>Tulris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2360364" calcext:value-type="float">
            <text:p>222360364</text:p>
          </table:table-cell>
          <table:table-cell office:value-type="string" calcext:value-type="string">
            <text:p>Mielikk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8366243" calcext:value-type="float">
            <text:p>228366243</text:p>
          </table:table-cell>
          <table:table-cell office:value-type="string" calcext:value-type="string">
            <text:p>Ril Korvas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29390986" calcext:value-type="float">
            <text:p>229390986</text:p>
          </table:table-cell>
          <table:table-cell office:value-type="string" calcext:value-type="string">
            <text:p>Wallach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0211163" calcext:value-type="float">
            <text:p>240211163</text:p>
          </table:table-cell>
          <table:table-cell office:value-type="string" calcext:value-type="string">
            <text:p>Comst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3791534" calcext:value-type="float">
            <text:p>243791534</text:p>
          </table:table-cell>
          <table:table-cell office:value-type="string" calcext:value-type="string">
            <text:p>Beta Zetori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5752118" calcext:value-type="float">
            <text:p>245752118</text:p>
          </table:table-cell>
          <table:table-cell office:value-type="string" calcext:value-type="string">
            <text:p>Elvros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6615176" calcext:value-type="float">
            <text:p>246615176</text:p>
          </table:table-cell>
          <table:table-cell office:value-type="string" calcext:value-type="string">
            <text:p>Nuva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49829100" calcext:value-type="float">
            <text:p>249829100</text:p>
          </table:table-cell>
          <table:table-cell office:value-type="string" calcext:value-type="string">
            <text:p>Delmas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0210568" calcext:value-type="float">
            <text:p>250210568</text:p>
          </table:table-cell>
          <table:table-cell office:value-type="string" calcext:value-type="string">
            <text:p>Temer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1691118" calcext:value-type="float">
            <text:p>251691118</text:p>
          </table:table-cell>
          <table:table-cell office:value-type="string" calcext:value-type="string">
            <text:p>Arentar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2455179" calcext:value-type="float">
            <text:p>252455179</text:p>
          </table:table-cell>
          <table:table-cell office:value-type="string" calcext:value-type="string">
            <text:p>Cheron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3393601" calcext:value-type="float">
            <text:p>253393601</text:p>
          </table:table-cell>
          <table:table-cell office:value-type="string" calcext:value-type="string">
            <text:p>Vogum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55461687" calcext:value-type="float">
            <text:p>255461687</text:p>
          </table:table-cell>
          <table:table-cell office:value-type="string" calcext:value-type="string">
            <text:p>Narendra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1184679" calcext:value-type="float">
            <text:p>261184679</text:p>
          </table:table-cell>
          <table:table-cell office:value-type="string" calcext:value-type="string">
            <text:p>Nalomas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5145612" calcext:value-type="float">
            <text:p>265145612</text:p>
          </table:table-cell>
          <table:table-cell office:value-type="string" calcext:value-type="string">
            <text:p>Pasadoran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5649208" calcext:value-type="float">
            <text:p>265649208</text:p>
          </table:table-cell>
          <table:table-cell office:value-type="string" calcext:value-type="string">
            <text:p>Urthak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6174576" calcext:value-type="float">
            <text:p>266174576</text:p>
          </table:table-cell>
          <table:table-cell office:value-type="string" calcext:value-type="string">
            <text:p>Klaiz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67053299" calcext:value-type="float">
            <text:p>267053299</text:p>
          </table:table-cell>
          <table:table-cell office:value-type="string" calcext:value-type="string">
            <text:p>Zamaro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4040896" calcext:value-type="float">
            <text:p>274040896</text:p>
          </table:table-cell>
          <table:table-cell office:value-type="string" calcext:value-type="string">
            <text:p>Baelos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5555272" calcext:value-type="float">
            <text:p>275555272</text:p>
          </table:table-cell>
          <table:table-cell office:value-type="string" calcext:value-type="string">
            <text:p>Wololo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6621500" calcext:value-type="float">
            <text:p>276621500</text:p>
          </table:table-cell>
          <table:table-cell office:value-type="string" calcext:value-type="string">
            <text:p>Berni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7313528" calcext:value-type="float">
            <text:p>277313528</text:p>
          </table:table-cell>
          <table:table-cell office:value-type="string" calcext:value-type="string">
            <text:p>Archer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79648315" calcext:value-type="float">
            <text:p>279648315</text:p>
          </table:table-cell>
          <table:table-cell office:value-type="string" calcext:value-type="string">
            <text:p>Unroth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2282278" calcext:value-type="float">
            <text:p>282282278</text:p>
          </table:table-cell>
          <table:table-cell office:value-type="string" calcext:value-type="string">
            <text:p>Vantar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2428991" calcext:value-type="float">
            <text:p>282428991</text:p>
          </table:table-cell>
          <table:table-cell office:value-type="string" calcext:value-type="string">
            <text:p>Lodum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3762244" calcext:value-type="float">
            <text:p>283762244</text:p>
          </table:table-cell>
          <table:table-cell office:value-type="string" calcext:value-type="string">
            <text:p>Alons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3913701" calcext:value-type="float">
            <text:p>283913701</text:p>
          </table:table-cell>
          <table:table-cell office:value-type="string" calcext:value-type="string">
            <text:p>Hannlaw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4857311" calcext:value-type="float">
            <text:p>284857311</text:p>
          </table:table-cell>
          <table:table-cell office:value-type="string" calcext:value-type="string">
            <text:p>Zhian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6010939" calcext:value-type="float">
            <text:p>286010939</text:p>
          </table:table-cell>
          <table:table-cell office:value-type="string" calcext:value-type="string">
            <text:p>Seretos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7155805" calcext:value-type="float">
            <text:p>287155805</text:p>
          </table:table-cell>
          <table:table-cell office:value-type="string" calcext:value-type="string">
            <text:p>Torra Sedr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7702734" calcext:value-type="float">
            <text:p>287702734</text:p>
          </table:table-cell>
          <table:table-cell office:value-type="string" calcext:value-type="string">
            <text:p>Durchman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8654275" calcext:value-type="float">
            <text:p>288654275</text:p>
          </table:table-cell>
          <table:table-cell office:value-type="string" calcext:value-type="string">
            <text:p>Quba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89357619" calcext:value-type="float">
            <text:p>289357619</text:p>
          </table:table-cell>
          <table:table-cell office:value-type="string" calcext:value-type="string">
            <text:p>Yvnys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1193266" calcext:value-type="float">
            <text:p>291193266</text:p>
          </table:table-cell>
          <table:table-cell office:value-type="string" calcext:value-type="string">
            <text:p>Waji'ku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4480699" calcext:value-type="float">
            <text:p>294480699</text:p>
          </table:table-cell>
          <table:table-cell office:value-type="string" calcext:value-type="string">
            <text:p>Garyb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5841985" calcext:value-type="float">
            <text:p>295841985</text:p>
          </table:table-cell>
          <table:table-cell office:value-type="string" calcext:value-type="string">
            <text:p>X6-094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96234564" calcext:value-type="float">
            <text:p>296234564</text:p>
          </table:table-cell>
          <table:table-cell office:value-type="string" calcext:value-type="string">
            <text:p>Yarda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4388536" calcext:value-type="float">
            <text:p>304388536</text:p>
          </table:table-cell>
          <table:table-cell office:value-type="string" calcext:value-type="string">
            <text:p>Aesuri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4946390" calcext:value-type="float">
            <text:p>304946390</text:p>
          </table:table-cell>
          <table:table-cell office:value-type="string" calcext:value-type="string">
            <text:p>Vola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6360997" calcext:value-type="float">
            <text:p>306360997</text:p>
          </table:table-cell>
          <table:table-cell office:value-type="string" calcext:value-type="string">
            <text:p>Barnard's Star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7615643" calcext:value-type="float">
            <text:p>307615643</text:p>
          </table:table-cell>
          <table:table-cell office:value-type="string" calcext:value-type="string">
            <text:p>Duportas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08258779" calcext:value-type="float">
            <text:p>308258779</text:p>
          </table:table-cell>
          <table:table-cell office:value-type="string" calcext:value-type="string">
            <text:p>Rai'Trohk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0376472" calcext:value-type="float">
            <text:p>310376472</text:p>
          </table:table-cell>
          <table:table-cell office:value-type="string" calcext:value-type="string">
            <text:p>Eldur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1302379" calcext:value-type="float">
            <text:p>311302379</text:p>
          </table:table-cell>
          <table:table-cell office:value-type="string" calcext:value-type="string">
            <text:p>Aesir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5475883" calcext:value-type="float">
            <text:p>315475883</text:p>
          </table:table-cell>
          <table:table-cell office:value-type="string" calcext:value-type="string">
            <text:p>Semele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7030700" calcext:value-type="float">
            <text:p>317030700</text:p>
          </table:table-cell>
          <table:table-cell office:value-type="string" calcext:value-type="string">
            <text:p>Querlz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17701757" calcext:value-type="float">
            <text:p>317701757</text:p>
          </table:table-cell>
          <table:table-cell office:value-type="string" calcext:value-type="string">
            <text:p>Hedex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1133037" calcext:value-type="float">
            <text:p>321133037</text:p>
          </table:table-cell>
          <table:table-cell office:value-type="string" calcext:value-type="string">
            <text:p>Fithi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6597973" calcext:value-type="float">
            <text:p>326597973</text:p>
          </table:table-cell>
          <table:table-cell office:value-type="string" calcext:value-type="string">
            <text:p>Fyuf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6639237" calcext:value-type="float">
            <text:p>326639237</text:p>
          </table:table-cell>
          <table:table-cell office:value-type="string" calcext:value-type="string">
            <text:p>Solust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28124184" calcext:value-type="float">
            <text:p>328124184</text:p>
          </table:table-cell>
          <table:table-cell office:value-type="string" calcext:value-type="string">
            <text:p>Roda Alph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0888360" calcext:value-type="float">
            <text:p>330888360</text:p>
          </table:table-cell>
          <table:table-cell office:value-type="string" calcext:value-type="string">
            <text:p>Tera Nor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1029704" calcext:value-type="float">
            <text:p>331029704</text:p>
          </table:table-cell>
          <table:table-cell office:value-type="string" calcext:value-type="string">
            <text:p>Dalogn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5238400" calcext:value-type="float">
            <text:p>335238400</text:p>
          </table:table-cell>
          <table:table-cell office:value-type="string" calcext:value-type="string">
            <text:p>Gelvi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7105505" calcext:value-type="float">
            <text:p>337105505</text:p>
          </table:table-cell>
          <table:table-cell office:value-type="string" calcext:value-type="string">
            <text:p>Kej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7568179" calcext:value-type="float">
            <text:p>337568179</text:p>
          </table:table-cell>
          <table:table-cell office:value-type="string" calcext:value-type="string">
            <text:p>Adelphi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38251357" calcext:value-type="float">
            <text:p>338251357</text:p>
          </table:table-cell>
          <table:table-cell office:value-type="string" calcext:value-type="string">
            <text:p>Metra Bet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44908071" calcext:value-type="float">
            <text:p>344908071</text:p>
          </table:table-cell>
          <table:table-cell office:value-type="string" calcext:value-type="string">
            <text:p>Nyrheimur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47602915" calcext:value-type="float">
            <text:p>347602915</text:p>
          </table:table-cell>
          <table:table-cell office:value-type="string" calcext:value-type="string">
            <text:p>Dok'Vos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49777441" calcext:value-type="float">
            <text:p>349777441</text:p>
          </table:table-cell>
          <table:table-cell office:value-type="string" calcext:value-type="string">
            <text:p>Zytallis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0186389" calcext:value-type="float">
            <text:p>350186389</text:p>
          </table:table-cell>
          <table:table-cell office:value-type="string" calcext:value-type="string">
            <text:p>Kildare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0735951" calcext:value-type="float">
            <text:p>350735951</text:p>
          </table:table-cell>
          <table:table-cell office:value-type="string" calcext:value-type="string">
            <text:p>Lo'Uren Co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3361503" calcext:value-type="float">
            <text:p>353361503</text:p>
          </table:table-cell>
          <table:table-cell office:value-type="string" calcext:value-type="string">
            <text:p>Terra Nova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5503878" calcext:value-type="float">
            <text:p>355503878</text:p>
          </table:table-cell>
          <table:table-cell office:value-type="string" calcext:value-type="string">
            <text:p>Loaiy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5757621" calcext:value-type="float">
            <text:p>355757621</text:p>
          </table:table-cell>
          <table:table-cell office:value-type="string" calcext:value-type="string">
            <text:p>Vantar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56168727" calcext:value-type="float">
            <text:p>356168727</text:p>
          </table:table-cell>
          <table:table-cell office:value-type="string" calcext:value-type="string">
            <text:p>Pnema-438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3397350" calcext:value-type="float">
            <text:p>363397350</text:p>
          </table:table-cell>
          <table:table-cell office:value-type="string" calcext:value-type="string">
            <text:p>Cot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6242319" calcext:value-type="float">
            <text:p>366242319</text:p>
          </table:table-cell>
          <table:table-cell office:value-type="string" calcext:value-type="string">
            <text:p>Raxo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7080002" calcext:value-type="float">
            <text:p>367080002</text:p>
          </table:table-cell>
          <table:table-cell office:value-type="string" calcext:value-type="string">
            <text:p>Fontaine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69364082" calcext:value-type="float">
            <text:p>369364082</text:p>
          </table:table-cell>
          <table:table-cell office:value-type="string" calcext:value-type="string">
            <text:p>Phelan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0672521" calcext:value-type="float">
            <text:p>370672521</text:p>
          </table:table-cell>
          <table:table-cell office:value-type="string" calcext:value-type="string">
            <text:p>Livi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2982920" calcext:value-type="float">
            <text:p>372982920</text:p>
          </table:table-cell>
          <table:table-cell office:value-type="string" calcext:value-type="string">
            <text:p>Elaisik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6606935" calcext:value-type="float">
            <text:p>376606935</text:p>
          </table:table-cell>
          <table:table-cell office:value-type="string" calcext:value-type="string">
            <text:p>Adi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77264362" calcext:value-type="float">
            <text:p>377264362</text:p>
          </table:table-cell>
          <table:table-cell office:value-type="string" calcext:value-type="string">
            <text:p>Magnami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0667492" calcext:value-type="float">
            <text:p>380667492</text:p>
          </table:table-cell>
          <table:table-cell office:value-type="string" calcext:value-type="string">
            <text:p>Beku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1565017" calcext:value-type="float">
            <text:p>381565017</text:p>
          </table:table-cell>
          <table:table-cell office:value-type="string" calcext:value-type="string">
            <text:p>Ordesi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2708415" calcext:value-type="float">
            <text:p>382708415</text:p>
          </table:table-cell>
          <table:table-cell office:value-type="string" calcext:value-type="string">
            <text:p>Huebr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5262252" calcext:value-type="float">
            <text:p>385262252</text:p>
          </table:table-cell>
          <table:table-cell office:value-type="string" calcext:value-type="string">
            <text:p>Devoras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89850125" calcext:value-type="float">
            <text:p>389850125</text:p>
          </table:table-cell>
          <table:table-cell office:value-type="string" calcext:value-type="string">
            <text:p>Corva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3023826" calcext:value-type="float">
            <text:p>393023826</text:p>
          </table:table-cell>
          <table:table-cell office:value-type="string" calcext:value-type="string">
            <text:p>Dela</text:p>
          </table:table-cell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3236648" calcext:value-type="float">
            <text:p>393236648</text:p>
          </table:table-cell>
          <table:table-cell office:value-type="string" calcext:value-type="string">
            <text:p>Olorun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5344716" calcext:value-type="float">
            <text:p>395344716</text:p>
          </table:table-cell>
          <table:table-cell office:value-type="string" calcext:value-type="string">
            <text:p>Kol Ra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8984485" calcext:value-type="float">
            <text:p>398984485</text:p>
          </table:table-cell>
          <table:table-cell office:value-type="string" calcext:value-type="string">
            <text:p>Iradrias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399469984" calcext:value-type="float">
            <text:p>399469984</text:p>
          </table:table-cell>
          <table:table-cell office:value-type="string" calcext:value-type="string">
            <text:p>Hoeven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0016134" calcext:value-type="float">
            <text:p>400016134</text:p>
          </table:table-cell>
          <table:table-cell office:value-type="string" calcext:value-type="string">
            <text:p>Metra Gamm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3078075" calcext:value-type="float">
            <text:p>403078075</text:p>
          </table:table-cell>
          <table:table-cell office:value-type="string" calcext:value-type="string">
            <text:p>Scanlon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4511485" calcext:value-type="float">
            <text:p>404511485</text:p>
          </table:table-cell>
          <table:table-cell office:value-type="string" calcext:value-type="string">
            <text:p>Alarek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9493910" calcext:value-type="float">
            <text:p>409493910</text:p>
          </table:table-cell>
          <table:table-cell office:value-type="string" calcext:value-type="string">
            <text:p>Rekar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09938372" calcext:value-type="float">
            <text:p>409938372</text:p>
          </table:table-cell>
          <table:table-cell office:value-type="string" calcext:value-type="string">
            <text:p>Van Cleef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17301799" calcext:value-type="float">
            <text:p>417301799</text:p>
          </table:table-cell>
          <table:table-cell office:value-type="string" calcext:value-type="string">
            <text:p>May'lang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18471590" calcext:value-type="float">
            <text:p>418471590</text:p>
          </table:table-cell>
          <table:table-cell office:value-type="string" calcext:value-type="string">
            <text:p>Toen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19363175" calcext:value-type="float">
            <text:p>419363175</text:p>
          </table:table-cell>
          <table:table-cell office:value-type="string" calcext:value-type="string">
            <text:p>Yoruba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6460617" calcext:value-type="float">
            <text:p>426460617</text:p>
          </table:table-cell>
          <table:table-cell office:value-type="string" calcext:value-type="string">
            <text:p>Pheben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8000719" calcext:value-type="float">
            <text:p>428000719</text:p>
          </table:table-cell>
          <table:table-cell office:value-type="string" calcext:value-type="string">
            <text:p>Jizo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28045576" calcext:value-type="float">
            <text:p>428045576</text:p>
          </table:table-cell>
          <table:table-cell office:value-type="string" calcext:value-type="string">
            <text:p>Finlayson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0080081" calcext:value-type="float">
            <text:p>430080081</text:p>
          </table:table-cell>
          <table:table-cell office:value-type="string" calcext:value-type="string">
            <text:p>Ulrich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2041032" calcext:value-type="float">
            <text:p>432041032</text:p>
          </table:table-cell>
          <table:table-cell office:value-type="string" calcext:value-type="string">
            <text:p>Perralon 472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7340701" calcext:value-type="float">
            <text:p>437340701</text:p>
          </table:table-cell>
          <table:table-cell office:value-type="string" calcext:value-type="string">
            <text:p>Endriz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39344754" calcext:value-type="float">
            <text:p>439344754</text:p>
          </table:table-cell>
          <table:table-cell office:value-type="string" calcext:value-type="string">
            <text:p>Romulus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1811065" calcext:value-type="float">
            <text:p>441811065</text:p>
          </table:table-cell>
          <table:table-cell office:value-type="string" calcext:value-type="string">
            <text:p>Olas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6076352" calcext:value-type="float">
            <text:p>446076352</text:p>
          </table:table-cell>
          <table:table-cell office:value-type="string" calcext:value-type="string">
            <text:p>Yosiqul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8665124" calcext:value-type="float">
            <text:p>448665124</text:p>
          </table:table-cell>
          <table:table-cell office:value-type="string" calcext:value-type="string">
            <text:p>Kiyratari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49481168" calcext:value-type="float">
            <text:p>449481168</text:p>
          </table:table-cell>
          <table:table-cell office:value-type="string" calcext:value-type="string">
            <text:p>Altair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1070273" calcext:value-type="float">
            <text:p>451070273</text:p>
          </table:table-cell>
          <table:table-cell office:value-type="string" calcext:value-type="string">
            <text:p>Alas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1252032" calcext:value-type="float">
            <text:p>451252032</text:p>
          </table:table-cell>
          <table:table-cell office:value-type="string" calcext:value-type="string">
            <text:p>Kayoju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2560379" calcext:value-type="float">
            <text:p>452560379</text:p>
          </table:table-cell>
          <table:table-cell office:value-type="string" calcext:value-type="string">
            <text:p>Kauk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4578778" calcext:value-type="float">
            <text:p>454578778</text:p>
          </table:table-cell>
          <table:table-cell office:value-type="string" calcext:value-type="string">
            <text:p>Barklay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57323993" calcext:value-type="float">
            <text:p>457323993</text:p>
          </table:table-cell>
          <table:table-cell office:value-type="string" calcext:value-type="string">
            <text:p>Veis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0995644" calcext:value-type="float">
            <text:p>460995644</text:p>
          </table:table-cell>
          <table:table-cell office:value-type="string" calcext:value-type="string">
            <text:p>Zizeyab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4460417" calcext:value-type="float">
            <text:p>464460417</text:p>
          </table:table-cell>
          <table:table-cell office:value-type="string" calcext:value-type="string">
            <text:p>Wezen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4724845" calcext:value-type="float">
            <text:p>464724845</text:p>
          </table:table-cell>
          <table:table-cell office:value-type="string" calcext:value-type="string">
            <text:p>Verin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6368474" calcext:value-type="float">
            <text:p>466368474</text:p>
          </table:table-cell>
          <table:table-cell office:value-type="string" calcext:value-type="string">
            <text:p>Pterodasi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7728031" calcext:value-type="float">
            <text:p>467728031</text:p>
          </table:table-cell>
          <table:table-cell office:value-type="string" calcext:value-type="string">
            <text:p>Vanir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8245102" calcext:value-type="float">
            <text:p>468245102</text:p>
          </table:table-cell>
          <table:table-cell office:value-type="string" calcext:value-type="string">
            <text:p>P'Jem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8662188" calcext:value-type="float">
            <text:p>468662188</text:p>
          </table:table-cell>
          <table:table-cell office:value-type="string" calcext:value-type="string">
            <text:p>Titaxeb ⇺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69633213" calcext:value-type="float">
            <text:p>469633213</text:p>
          </table:table-cell>
          <table:table-cell office:value-type="string" calcext:value-type="string">
            <text:p>Anzat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2409440" calcext:value-type="float">
            <text:p>472409440</text:p>
          </table:table-cell>
          <table:table-cell office:value-type="string" calcext:value-type="string">
            <text:p>Inari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3665314" calcext:value-type="float">
            <text:p>473665314</text:p>
          </table:table-cell>
          <table:table-cell office:value-type="string" calcext:value-type="string">
            <text:p>Andkar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3925134" calcext:value-type="float">
            <text:p>473925134</text:p>
          </table:table-cell>
          <table:table-cell office:value-type="string" calcext:value-type="string">
            <text:p>Sinisse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7613271" calcext:value-type="float">
            <text:p>477613271</text:p>
          </table:table-cell>
          <table:table-cell office:value-type="string" calcext:value-type="string">
            <text:p>Laija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79900503" calcext:value-type="float">
            <text:p>479900503</text:p>
          </table:table-cell>
          <table:table-cell office:value-type="string" calcext:value-type="string">
            <text:p>Beta Niobe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81139067" calcext:value-type="float">
            <text:p>481139067</text:p>
          </table:table-cell>
          <table:table-cell office:value-type="string" calcext:value-type="string">
            <text:p>Chaltok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82905164" calcext:value-type="float">
            <text:p>482905164</text:p>
          </table:table-cell>
          <table:table-cell office:value-type="string" calcext:value-type="string">
            <text:p>Stradania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2685770" calcext:value-type="float">
            <text:p>492685770</text:p>
          </table:table-cell>
          <table:table-cell office:value-type="string" calcext:value-type="string">
            <text:p>Tigan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3472365" calcext:value-type="float">
            <text:p>493472365</text:p>
          </table:table-cell>
          <table:table-cell office:value-type="string" calcext:value-type="string">
            <text:p>Dohrmas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4468965" calcext:value-type="float">
            <text:p>494468965</text:p>
          </table:table-cell>
          <table:table-cell office:value-type="string" calcext:value-type="string">
            <text:p>Iezat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495025747" calcext:value-type="float">
            <text:p>495025747</text:p>
          </table:table-cell>
          <table:table-cell office:value-type="string" calcext:value-type="string">
            <text:p>Vita Nova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0227886" calcext:value-type="float">
            <text:p>500227886</text:p>
          </table:table-cell>
          <table:table-cell office:value-type="string" calcext:value-type="string">
            <text:p>Achillon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2974835" calcext:value-type="float">
            <text:p>502974835</text:p>
          </table:table-cell>
          <table:table-cell office:value-type="string" calcext:value-type="string">
            <text:p>Iocau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3410540" calcext:value-type="float">
            <text:p>503410540</text:p>
          </table:table-cell>
          <table:table-cell office:value-type="string" calcext:value-type="string">
            <text:p>Siieqa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6782893" calcext:value-type="float">
            <text:p>506782893</text:p>
          </table:table-cell>
          <table:table-cell office:value-type="string" calcext:value-type="string">
            <text:p>Tauro-3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07279929" calcext:value-type="float">
            <text:p>507279929</text:p>
          </table:table-cell>
          <table:table-cell office:value-type="string" calcext:value-type="string">
            <text:p>Ora Leraa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1396820" calcext:value-type="float">
            <text:p>511396820</text:p>
          </table:table-cell>
          <table:table-cell office:value-type="string" calcext:value-type="string">
            <text:p>Terazon-X3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2014239" calcext:value-type="float">
            <text:p>512014239</text:p>
          </table:table-cell>
          <table:table-cell office:value-type="string" calcext:value-type="string">
            <text:p>Embek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2746806" calcext:value-type="float">
            <text:p>512746806</text:p>
          </table:table-cell>
          <table:table-cell office:value-type="string" calcext:value-type="string">
            <text:p>Earokij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3140357" calcext:value-type="float">
            <text:p>513140357</text:p>
          </table:table-cell>
          <table:table-cell office:value-type="string" calcext:value-type="string">
            <text:p>Benes Alph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16359977" calcext:value-type="float">
            <text:p>516359977</text:p>
          </table:table-cell>
          <table:table-cell office:value-type="string" calcext:value-type="string">
            <text:p>Argentome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0305106" calcext:value-type="float">
            <text:p>520305106</text:p>
          </table:table-cell>
          <table:table-cell office:value-type="string" calcext:value-type="string">
            <text:p>Izanami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4480027" calcext:value-type="float">
            <text:p>524480027</text:p>
          </table:table-cell>
          <table:table-cell office:value-type="string" calcext:value-type="string">
            <text:p>Izbrig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8251127" calcext:value-type="float">
            <text:p>528251127</text:p>
          </table:table-cell>
          <table:table-cell office:value-type="string" calcext:value-type="string">
            <text:p>Alhazar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9309782" calcext:value-type="float">
            <text:p>529309782</text:p>
          </table:table-cell>
          <table:table-cell office:value-type="string" calcext:value-type="string">
            <text:p>Zamaro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29392493" calcext:value-type="float">
            <text:p>529392493</text:p>
          </table:table-cell>
          <table:table-cell office:value-type="string" calcext:value-type="string">
            <text:p>Romii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3275603" calcext:value-type="float">
            <text:p>533275603</text:p>
          </table:table-cell>
          <table:table-cell office:value-type="string" calcext:value-type="string">
            <text:p>Mok'Tak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3297349" calcext:value-type="float">
            <text:p>533297349</text:p>
          </table:table-cell>
          <table:table-cell office:value-type="string" calcext:value-type="string">
            <text:p>Mezara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9331249" calcext:value-type="float">
            <text:p>539331249</text:p>
          </table:table-cell>
          <table:table-cell office:value-type="string" calcext:value-type="string">
            <text:p>Draomn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39879784" calcext:value-type="float">
            <text:p>539879784</text:p>
          </table:table-cell>
          <table:table-cell office:value-type="string" calcext:value-type="string">
            <text:p>Barasa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1098504" calcext:value-type="float">
            <text:p>541098504</text:p>
          </table:table-cell>
          <table:table-cell office:value-type="string" calcext:value-type="string">
            <text:p>Boraka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3818924" calcext:value-type="float">
            <text:p>543818924</text:p>
          </table:table-cell>
          <table:table-cell office:value-type="string" calcext:value-type="string">
            <text:p>Ragnarr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8486466" calcext:value-type="float">
            <text:p>548486466</text:p>
          </table:table-cell>
          <table:table-cell office:value-type="string" calcext:value-type="string">
            <text:p>Xa'Lomk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49542882" calcext:value-type="float">
            <text:p>549542882</text:p>
          </table:table-cell>
          <table:table-cell office:value-type="string" calcext:value-type="string">
            <text:p>Ezl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1453548" calcext:value-type="float">
            <text:p>551453548</text:p>
          </table:table-cell>
          <table:table-cell office:value-type="string" calcext:value-type="string">
            <text:p>Agataylor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2025766" calcext:value-type="float">
            <text:p>552025766</text:p>
          </table:table-cell>
          <table:table-cell office:value-type="string" calcext:value-type="string">
            <text:p>Qeym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3301075" calcext:value-type="float">
            <text:p>553301075</text:p>
          </table:table-cell>
          <table:table-cell office:value-type="string" calcext:value-type="string">
            <text:p>Krah'Hor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7318096" calcext:value-type="float">
            <text:p>557318096</text:p>
          </table:table-cell>
          <table:table-cell office:value-type="string" calcext:value-type="string">
            <text:p>Klosi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8854731" calcext:value-type="float">
            <text:p>558854731</text:p>
          </table:table-cell>
          <table:table-cell office:value-type="string" calcext:value-type="string">
            <text:p>Xerxes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9211813" calcext:value-type="float">
            <text:p>559211813</text:p>
          </table:table-cell>
          <table:table-cell office:value-type="string" calcext:value-type="string">
            <text:p>Tola Alp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59795005" calcext:value-type="float">
            <text:p>559795005</text:p>
          </table:table-cell>
          <table:table-cell office:value-type="string" calcext:value-type="string">
            <text:p>Cara Alph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1827154" calcext:value-type="float">
            <text:p>561827154</text:p>
          </table:table-cell>
          <table:table-cell office:value-type="string" calcext:value-type="string">
            <text:p>Zylo-212</text:p>
          </table:table-cell>
          <table:table-cell office:value-type="float" office:value="48" calcext:value-type="float">
            <text:p>48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2816659" calcext:value-type="float">
            <text:p>562816659</text:p>
          </table:table-cell>
          <table:table-cell office:value-type="string" calcext:value-type="string">
            <text:p>Kendi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3050574" calcext:value-type="float">
            <text:p>563050574</text:p>
          </table:table-cell>
          <table:table-cell office:value-type="string" calcext:value-type="string">
            <text:p>Rada Ba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3386853" calcext:value-type="float">
            <text:p>563386853</text:p>
          </table:table-cell>
          <table:table-cell office:value-type="string" calcext:value-type="string">
            <text:p>Klopp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64692979" calcext:value-type="float">
            <text:p>564692979</text:p>
          </table:table-cell>
          <table:table-cell office:value-type="string" calcext:value-type="string">
            <text:p>Pareleon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4950190" calcext:value-type="float">
            <text:p>574950190</text:p>
          </table:table-cell>
          <table:table-cell office:value-type="string" calcext:value-type="string">
            <text:p>Delta Sector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5117901" calcext:value-type="float">
            <text:p>575117901</text:p>
          </table:table-cell>
          <table:table-cell office:value-type="string" calcext:value-type="string">
            <text:p>Metra Alph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6710371" calcext:value-type="float">
            <text:p>576710371</text:p>
          </table:table-cell>
          <table:table-cell office:value-type="string" calcext:value-type="string">
            <text:p>Er'Yozun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6725635" calcext:value-type="float">
            <text:p>576725635</text:p>
          </table:table-cell>
          <table:table-cell office:value-type="string" calcext:value-type="string">
            <text:p>Hig'Qar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79218493" calcext:value-type="float">
            <text:p>579218493</text:p>
          </table:table-cell>
          <table:table-cell office:value-type="string" calcext:value-type="string">
            <text:p>Thama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0271870" calcext:value-type="float">
            <text:p>580271870</text:p>
          </table:table-cell>
          <table:table-cell office:value-type="string" calcext:value-type="string">
            <text:p>Nya Tuum ⇺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1364505" calcext:value-type="float">
            <text:p>581364505</text:p>
          </table:table-cell>
          <table:table-cell office:value-type="string" calcext:value-type="string">
            <text:p>Vestej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2888939" calcext:value-type="float">
            <text:p>582888939</text:p>
          </table:table-cell>
          <table:table-cell office:value-type="string" calcext:value-type="string">
            <text:p>Razgara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4661618" calcext:value-type="float">
            <text:p>584661618</text:p>
          </table:table-cell>
          <table:table-cell office:value-type="string" calcext:value-type="string">
            <text:p>Fafniri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4883407" calcext:value-type="float">
            <text:p>584883407</text:p>
          </table:table-cell>
          <table:table-cell office:value-type="string" calcext:value-type="string">
            <text:p>Zo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87813866" calcext:value-type="float">
            <text:p>587813866</text:p>
          </table:table-cell>
          <table:table-cell office:value-type="string" calcext:value-type="string">
            <text:p>Vugef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0506893" calcext:value-type="float">
            <text:p>590506893</text:p>
          </table:table-cell>
          <table:table-cell office:value-type="string" calcext:value-type="string">
            <text:p>Orasi-18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1197706" calcext:value-type="float">
            <text:p>591197706</text:p>
          </table:table-cell>
          <table:table-cell office:value-type="string" calcext:value-type="string">
            <text:p>Xent'kra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1257295" calcext:value-type="float">
            <text:p>591257295</text:p>
          </table:table-cell>
          <table:table-cell office:value-type="string" calcext:value-type="string">
            <text:p>Kemetj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3947383" calcext:value-type="float">
            <text:p>593947383</text:p>
          </table:table-cell>
          <table:table-cell office:value-type="string" calcext:value-type="string">
            <text:p>No'Mat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4602774" calcext:value-type="float">
            <text:p>594602774</text:p>
          </table:table-cell>
          <table:table-cell office:value-type="string" calcext:value-type="string">
            <text:p>Biruin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595950979" calcext:value-type="float">
            <text:p>595950979</text:p>
          </table:table-cell>
          <table:table-cell office:value-type="string" calcext:value-type="string">
            <text:p>Dashai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0808958" calcext:value-type="float">
            <text:p>600808958</text:p>
          </table:table-cell>
          <table:table-cell office:value-type="string" calcext:value-type="string">
            <text:p>Astertn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1072182" calcext:value-type="float">
            <text:p>601072182</text:p>
          </table:table-cell>
          <table:table-cell office:value-type="string" calcext:value-type="string">
            <text:p>Zaurak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1566712" calcext:value-type="float">
            <text:p>601566712</text:p>
          </table:table-cell>
          <table:table-cell office:value-type="string" calcext:value-type="string">
            <text:p>Villo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4074052" calcext:value-type="float">
            <text:p>604074052</text:p>
          </table:table-cell>
          <table:table-cell office:value-type="string" calcext:value-type="string">
            <text:p>Dle’greffo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4358262" calcext:value-type="float">
            <text:p>604358262</text:p>
          </table:table-cell>
          <table:table-cell office:value-type="string" calcext:value-type="string">
            <text:p>Alpha Onias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5602410" calcext:value-type="float">
            <text:p>605602410</text:p>
          </table:table-cell>
          <table:table-cell office:value-type="string" calcext:value-type="string">
            <text:p>Mons Mortis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7109671" calcext:value-type="float">
            <text:p>607109671</text:p>
          </table:table-cell>
          <table:table-cell office:value-type="string" calcext:value-type="string">
            <text:p>Oppidum Frumenti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8145431" calcext:value-type="float">
            <text:p>608145431</text:p>
          </table:table-cell>
          <table:table-cell office:value-type="string" calcext:value-type="string">
            <text:p>Ra'taj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08311844" calcext:value-type="float">
            <text:p>608311844</text:p>
          </table:table-cell>
          <table:table-cell office:value-type="string" calcext:value-type="string">
            <text:p>Aonad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0516582" calcext:value-type="float">
            <text:p>610516582</text:p>
          </table:table-cell>
          <table:table-cell office:value-type="string" calcext:value-type="string">
            <text:p>Thosz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3539990" calcext:value-type="float">
            <text:p>613539990</text:p>
          </table:table-cell>
          <table:table-cell office:value-type="string" calcext:value-type="string">
            <text:p>Izanagi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5737001" calcext:value-type="float">
            <text:p>615737001</text:p>
          </table:table-cell>
          <table:table-cell office:value-type="string" calcext:value-type="string">
            <text:p>Yoria-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17977331" calcext:value-type="float">
            <text:p>617977331</text:p>
          </table:table-cell>
          <table:table-cell office:value-type="string" calcext:value-type="string">
            <text:p>Rona Tan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2998673" calcext:value-type="float">
            <text:p>622998673</text:p>
          </table:table-cell>
          <table:table-cell office:value-type="string" calcext:value-type="string">
            <text:p>Megaera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3553994" calcext:value-type="float">
            <text:p>623553994</text:p>
          </table:table-cell>
          <table:table-cell office:value-type="string" calcext:value-type="string">
            <text:p>Pandosia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4359904" calcext:value-type="float">
            <text:p>624359904</text:p>
          </table:table-cell>
          <table:table-cell office:value-type="string" calcext:value-type="string">
            <text:p>Súilneimh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5581925" calcext:value-type="float">
            <text:p>625581925</text:p>
          </table:table-cell>
          <table:table-cell office:value-type="string" calcext:value-type="string">
            <text:p>Tejat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26886232" calcext:value-type="float">
            <text:p>626886232</text:p>
          </table:table-cell>
          <table:table-cell office:value-type="string" calcext:value-type="string">
            <text:p>Archanis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2006853" calcext:value-type="float">
            <text:p>632006853</text:p>
          </table:table-cell>
          <table:table-cell office:value-type="string" calcext:value-type="string">
            <text:p>Exchange Gamm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4286176" calcext:value-type="float">
            <text:p>634286176</text:p>
          </table:table-cell>
          <table:table-cell office:value-type="string" calcext:value-type="string">
            <text:p>Aerimea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6398215" calcext:value-type="float">
            <text:p>636398215</text:p>
          </table:table-cell>
          <table:table-cell office:value-type="string" calcext:value-type="string">
            <text:p>Wolf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38923368" calcext:value-type="float">
            <text:p>638923368</text:p>
          </table:table-cell>
          <table:table-cell office:value-type="string" calcext:value-type="string">
            <text:p>Kiyu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0833988" calcext:value-type="float">
            <text:p>640833988</text:p>
          </table:table-cell>
          <table:table-cell office:value-type="string" calcext:value-type="string">
            <text:p>Gorath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3532042" calcext:value-type="float">
            <text:p>643532042</text:p>
          </table:table-cell>
          <table:table-cell office:value-type="string" calcext:value-type="string">
            <text:p>Vesali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48840056" calcext:value-type="float">
            <text:p>648840056</text:p>
          </table:table-cell>
          <table:table-cell office:value-type="string" calcext:value-type="string">
            <text:p>Benes Bet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2091106" calcext:value-type="float">
            <text:p>652091106</text:p>
          </table:table-cell>
          <table:table-cell office:value-type="string" calcext:value-type="string">
            <text:p>Galorndon Core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2531525" calcext:value-type="float">
            <text:p>652531525</text:p>
          </table:table-cell>
          <table:table-cell office:value-type="string" calcext:value-type="string">
            <text:p>Widis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6714232" calcext:value-type="float">
            <text:p>656714232</text:p>
          </table:table-cell>
          <table:table-cell office:value-type="string" calcext:value-type="string">
            <text:p>Atlhe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7564833" calcext:value-type="float">
            <text:p>657564833</text:p>
          </table:table-cell>
          <table:table-cell office:value-type="string" calcext:value-type="string">
            <text:p>Timvir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9054346" calcext:value-type="float">
            <text:p>659054346</text:p>
          </table:table-cell>
          <table:table-cell office:value-type="string" calcext:value-type="string">
            <text:p>Utoq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9317183" calcext:value-type="float">
            <text:p>659317183</text:p>
          </table:table-cell>
          <table:table-cell office:value-type="string" calcext:value-type="string">
            <text:p>New Dozari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59987486" calcext:value-type="float">
            <text:p>659987486</text:p>
          </table:table-cell>
          <table:table-cell office:value-type="string" calcext:value-type="string">
            <text:p>Luoman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1203128" calcext:value-type="float">
            <text:p>661203128</text:p>
          </table:table-cell>
          <table:table-cell office:value-type="string" calcext:value-type="string">
            <text:p>Tefkar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3853879" calcext:value-type="float">
            <text:p>663853879</text:p>
          </table:table-cell>
          <table:table-cell office:value-type="string" calcext:value-type="string">
            <text:p>Yajoy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6248252" calcext:value-type="float">
            <text:p>666248252</text:p>
          </table:table-cell>
          <table:table-cell office:value-type="string" calcext:value-type="string">
            <text:p>Vehl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7166609" calcext:value-type="float">
            <text:p>667166609</text:p>
          </table:table-cell>
          <table:table-cell office:value-type="string" calcext:value-type="string">
            <text:p>Lez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9580953" calcext:value-type="float">
            <text:p>669580953</text:p>
          </table:table-cell>
          <table:table-cell office:value-type="string" calcext:value-type="string">
            <text:p>Beta Penthe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69645006" calcext:value-type="float">
            <text:p>669645006</text:p>
          </table:table-cell>
          <table:table-cell office:value-type="string" calcext:value-type="string">
            <text:p>Caelum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70982212" calcext:value-type="float">
            <text:p>670982212</text:p>
          </table:table-cell>
          <table:table-cell office:value-type="string" calcext:value-type="string">
            <text:p>Tapi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78395209" calcext:value-type="float">
            <text:p>678395209</text:p>
          </table:table-cell>
          <table:table-cell office:value-type="string" calcext:value-type="string">
            <text:p>ghuH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0711098" calcext:value-type="float">
            <text:p>680711098</text:p>
          </table:table-cell>
          <table:table-cell office:value-type="string" calcext:value-type="string">
            <text:p>Thaylen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3807779" calcext:value-type="float">
            <text:p>683807779</text:p>
          </table:table-cell>
          <table:table-cell office:value-type="string" calcext:value-type="string">
            <text:p>Ortexa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9075318" calcext:value-type="float">
            <text:p>689075318</text:p>
          </table:table-cell>
          <table:table-cell office:value-type="string" calcext:value-type="string">
            <text:p>Kullendi ⇺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9359607" calcext:value-type="float">
            <text:p>689359607</text:p>
          </table:table-cell>
          <table:table-cell office:value-type="string" calcext:value-type="string">
            <text:p>Nobeau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89467209" calcext:value-type="float">
            <text:p>689467209</text:p>
          </table:table-cell>
          <table:table-cell office:value-type="string" calcext:value-type="string">
            <text:p>S'nruba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2177966" calcext:value-type="float">
            <text:p>692177966</text:p>
          </table:table-cell>
          <table:table-cell office:value-type="string" calcext:value-type="string">
            <text:p>Babishta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4278480" calcext:value-type="float">
            <text:p>694278480</text:p>
          </table:table-cell>
          <table:table-cell office:value-type="string" calcext:value-type="string">
            <text:p>Kor Na Ron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7752211" calcext:value-type="float">
            <text:p>697752211</text:p>
          </table:table-cell>
          <table:table-cell office:value-type="string" calcext:value-type="string">
            <text:p>Glacii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699920086" calcext:value-type="float">
            <text:p>699920086</text:p>
          </table:table-cell>
          <table:table-cell office:value-type="string" calcext:value-type="string">
            <text:p>Otim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03174915" calcext:value-type="float">
            <text:p>703174915</text:p>
          </table:table-cell>
          <table:table-cell office:value-type="string" calcext:value-type="string">
            <text:p>Piuioab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08173724" calcext:value-type="float">
            <text:p>708173724</text:p>
          </table:table-cell>
          <table:table-cell office:value-type="string" calcext:value-type="string">
            <text:p>Mayush-yush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08767738" calcext:value-type="float">
            <text:p>708767738</text:p>
          </table:table-cell>
          <table:table-cell office:value-type="string" calcext:value-type="string">
            <text:p>Naalur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6518280" calcext:value-type="float">
            <text:p>716518280</text:p>
          </table:table-cell>
          <table:table-cell office:value-type="string" calcext:value-type="string">
            <text:p>Sigma Carment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7782925" calcext:value-type="float">
            <text:p>717782925</text:p>
          </table:table-cell>
          <table:table-cell office:value-type="string" calcext:value-type="string">
            <text:p>Willeni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474967" calcext:value-type="float">
            <text:p>719474967</text:p>
          </table:table-cell>
          <table:table-cell office:value-type="string" calcext:value-type="string">
            <text:p>Atreig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19786007" calcext:value-type="float">
            <text:p>719786007</text:p>
          </table:table-cell>
          <table:table-cell office:value-type="string" calcext:value-type="string">
            <text:p>Stelam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1212454" calcext:value-type="float">
            <text:p>721212454</text:p>
          </table:table-cell>
          <table:table-cell office:value-type="string" calcext:value-type="string">
            <text:p>Von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2806600" calcext:value-type="float">
            <text:p>722806600</text:p>
          </table:table-cell>
          <table:table-cell office:value-type="string" calcext:value-type="string">
            <text:p>Ezl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5572971" calcext:value-type="float">
            <text:p>725572971</text:p>
          </table:table-cell>
          <table:table-cell office:value-type="string" calcext:value-type="string">
            <text:p>Beta Vordunn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5745965" calcext:value-type="float">
            <text:p>725745965</text:p>
          </table:table-cell>
          <table:table-cell office:value-type="string" calcext:value-type="string">
            <text:p>Roxeoun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7040510" calcext:value-type="float">
            <text:p>727040510</text:p>
          </table:table-cell>
          <table:table-cell office:value-type="string" calcext:value-type="string">
            <text:p>Babe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7991242" calcext:value-type="float">
            <text:p>727991242</text:p>
          </table:table-cell>
          <table:table-cell office:value-type="string" calcext:value-type="string">
            <text:p>Shynn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9358569" calcext:value-type="float">
            <text:p>729358569</text:p>
          </table:table-cell>
          <table:table-cell office:value-type="string" calcext:value-type="string">
            <text:p>Friefra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29676773" calcext:value-type="float">
            <text:p>729676773</text:p>
          </table:table-cell>
          <table:table-cell office:value-type="string" calcext:value-type="string">
            <text:p>Carraya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5531360" calcext:value-type="float">
            <text:p>735531360</text:p>
          </table:table-cell>
          <table:table-cell office:value-type="string" calcext:value-type="string">
            <text:p>Ganzin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7799631" calcext:value-type="float">
            <text:p>737799631</text:p>
          </table:table-cell>
          <table:table-cell office:value-type="string" calcext:value-type="string">
            <text:p>Aletara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9609161" calcext:value-type="float">
            <text:p>739609161</text:p>
          </table:table-cell>
          <table:table-cell office:value-type="string" calcext:value-type="string">
            <text:p>Angosi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39734418" calcext:value-type="float">
            <text:p>739734418</text:p>
          </table:table-cell>
          <table:table-cell office:value-type="string" calcext:value-type="string">
            <text:p>Mempa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2843878" calcext:value-type="float">
            <text:p>742843878</text:p>
          </table:table-cell>
          <table:table-cell office:value-type="string" calcext:value-type="string">
            <text:p>Inoss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48005167" calcext:value-type="float">
            <text:p>748005167</text:p>
          </table:table-cell>
          <table:table-cell office:value-type="string" calcext:value-type="string">
            <text:p>Cara Bet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169626" calcext:value-type="float">
            <text:p>750169626</text:p>
          </table:table-cell>
          <table:table-cell office:value-type="string" calcext:value-type="string">
            <text:p>Nooi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0762202" calcext:value-type="float">
            <text:p>750762202</text:p>
          </table:table-cell>
          <table:table-cell office:value-type="string" calcext:value-type="string">
            <text:p>Loch'Grman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3424302" calcext:value-type="float">
            <text:p>753424302</text:p>
          </table:table-cell>
          <table:table-cell office:value-type="string" calcext:value-type="string">
            <text:p>Rainsford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4127840" calcext:value-type="float">
            <text:p>754127840</text:p>
          </table:table-cell>
          <table:table-cell office:value-type="string" calcext:value-type="string">
            <text:p>Zhian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5562811" calcext:value-type="float">
            <text:p>755562811</text:p>
          </table:table-cell>
          <table:table-cell office:value-type="string" calcext:value-type="string">
            <text:p>Mal'Tahn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56362891" calcext:value-type="float">
            <text:p>756362891</text:p>
          </table:table-cell>
          <table:table-cell office:value-type="string" calcext:value-type="string">
            <text:p>ZA-87B</text:p>
          </table:table-cell>
          <table:table-cell office:value-type="float" office:value="52" calcext:value-type="float">
            <text:p>5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6077716" calcext:value-type="float">
            <text:p>766077716</text:p>
          </table:table-cell>
          <table:table-cell office:value-type="string" calcext:value-type="string">
            <text:p>Clara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68871279" calcext:value-type="float">
            <text:p>768871279</text:p>
          </table:table-cell>
          <table:table-cell office:value-type="string" calcext:value-type="string">
            <text:p>Ado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0951423" calcext:value-type="float">
            <text:p>770951423</text:p>
          </table:table-cell>
          <table:table-cell office:value-type="string" calcext:value-type="string">
            <text:p>Glintara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3013183" calcext:value-type="float">
            <text:p>773013183</text:p>
          </table:table-cell>
          <table:table-cell office:value-type="string" calcext:value-type="string">
            <text:p>Ruhe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6435049" calcext:value-type="float">
            <text:p>776435049</text:p>
          </table:table-cell>
          <table:table-cell office:value-type="string" calcext:value-type="string">
            <text:p>Lempo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76886360" calcext:value-type="float">
            <text:p>776886360</text:p>
          </table:table-cell>
          <table:table-cell office:value-type="string" calcext:value-type="string">
            <text:p>Ebisu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1961898" calcext:value-type="float">
            <text:p>781961898</text:p>
          </table:table-cell>
          <table:table-cell office:value-type="string" calcext:value-type="string">
            <text:p>Ami Bera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070886" calcext:value-type="float">
            <text:p>786070886</text:p>
          </table:table-cell>
          <table:table-cell office:value-type="string" calcext:value-type="string">
            <text:p>Umxheli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6385013" calcext:value-type="float">
            <text:p>786385013</text:p>
          </table:table-cell>
          <table:table-cell office:value-type="string" calcext:value-type="string">
            <text:p>Hrojost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441530" calcext:value-type="float">
            <text:p>787441530</text:p>
          </table:table-cell>
          <table:table-cell office:value-type="string" calcext:value-type="string">
            <text:p>Veis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7960557" calcext:value-type="float">
            <text:p>787960557</text:p>
          </table:table-cell>
          <table:table-cell office:value-type="string" calcext:value-type="string">
            <text:p>Lindstrom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8343992" calcext:value-type="float">
            <text:p>788343992</text:p>
          </table:table-cell>
          <table:table-cell office:value-type="string" calcext:value-type="string">
            <text:p>Rooth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89724593" calcext:value-type="float">
            <text:p>789724593</text:p>
          </table:table-cell>
          <table:table-cell office:value-type="string" calcext:value-type="string">
            <text:p>Antonehk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2513330" calcext:value-type="float">
            <text:p>792513330</text:p>
          </table:table-cell>
          <table:table-cell office:value-type="string" calcext:value-type="string">
            <text:p>Bolarus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6248417" calcext:value-type="float">
            <text:p>796248417</text:p>
          </table:table-cell>
          <table:table-cell office:value-type="string" calcext:value-type="string">
            <text:p>Valance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797035141" calcext:value-type="float">
            <text:p>797035141</text:p>
          </table:table-cell>
          <table:table-cell office:value-type="string" calcext:value-type="string">
            <text:p>Sahqooq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1718828" calcext:value-type="float">
            <text:p>801718828</text:p>
          </table:table-cell>
          <table:table-cell office:value-type="string" calcext:value-type="string">
            <text:p>Ruhe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4708443" calcext:value-type="float">
            <text:p>804708443</text:p>
          </table:table-cell>
          <table:table-cell office:value-type="string" calcext:value-type="string">
            <text:p>Resar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6920942" calcext:value-type="float">
            <text:p>806920942</text:p>
          </table:table-cell>
          <table:table-cell office:value-type="string" calcext:value-type="string">
            <text:p>Cillers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7157279" calcext:value-type="float">
            <text:p>807157279</text:p>
          </table:table-cell>
          <table:table-cell office:value-type="string" calcext:value-type="string">
            <text:p>Bell'eu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8177918" calcext:value-type="float">
            <text:p>808177918</text:p>
          </table:table-cell>
          <table:table-cell office:value-type="string" calcext:value-type="string">
            <text:p>Bairbre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9451002" calcext:value-type="float">
            <text:p>809451002</text:p>
          </table:table-cell>
          <table:table-cell office:value-type="string" calcext:value-type="string">
            <text:p>Ifrea-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09766889" calcext:value-type="float">
            <text:p>809766889</text:p>
          </table:table-cell>
          <table:table-cell office:value-type="string" calcext:value-type="string">
            <text:p>Constina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1548683" calcext:value-type="float">
            <text:p>811548683</text:p>
          </table:table-cell>
          <table:table-cell office:value-type="string" calcext:value-type="string">
            <text:p>Omana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3801255" calcext:value-type="float">
            <text:p>813801255</text:p>
          </table:table-cell>
          <table:table-cell office:value-type="string" calcext:value-type="string">
            <text:p>Helv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4948003" calcext:value-type="float">
            <text:p>814948003</text:p>
          </table:table-cell>
          <table:table-cell office:value-type="string" calcext:value-type="string">
            <text:p>Kor Ar'Ka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18257505" calcext:value-type="float">
            <text:p>818257505</text:p>
          </table:table-cell>
          <table:table-cell office:value-type="string" calcext:value-type="string">
            <text:p>Ferraria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5963253" calcext:value-type="float">
            <text:p>825963253</text:p>
          </table:table-cell>
          <table:table-cell office:value-type="string" calcext:value-type="string">
            <text:p>Su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6167991" calcext:value-type="float">
            <text:p>826167991</text:p>
          </table:table-cell>
          <table:table-cell office:value-type="string" calcext:value-type="string">
            <text:p>Khazara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7398350" calcext:value-type="float">
            <text:p>827398350</text:p>
          </table:table-cell>
          <table:table-cell office:value-type="string" calcext:value-type="string">
            <text:p>Suqigo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7622990" calcext:value-type="float">
            <text:p>827622990</text:p>
          </table:table-cell>
          <table:table-cell office:value-type="string" calcext:value-type="string">
            <text:p>V'varia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29165184" calcext:value-type="float">
            <text:p>829165184</text:p>
          </table:table-cell>
          <table:table-cell office:value-type="string" calcext:value-type="string">
            <text:p>Jorda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0770182" calcext:value-type="float">
            <text:p>830770182</text:p>
          </table:table-cell>
          <table:table-cell office:value-type="string" calcext:value-type="string">
            <text:p>Vos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3409321" calcext:value-type="float">
            <text:p>833409321</text:p>
          </table:table-cell>
          <table:table-cell office:value-type="string" calcext:value-type="string">
            <text:p>Hauge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4590587" calcext:value-type="float">
            <text:p>834590587</text:p>
          </table:table-cell>
          <table:table-cell office:value-type="string" calcext:value-type="string">
            <text:p>Maht-H'A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5707420" calcext:value-type="float">
            <text:p>835707420</text:p>
          </table:table-cell>
          <table:table-cell office:value-type="string" calcext:value-type="string">
            <text:p>Bildari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6491336" calcext:value-type="float">
            <text:p>836491336</text:p>
          </table:table-cell>
          <table:table-cell office:value-type="string" calcext:value-type="string">
            <text:p>Beta Secto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7224559" calcext:value-type="float">
            <text:p>837224559</text:p>
          </table:table-cell>
          <table:table-cell office:value-type="string" calcext:value-type="string">
            <text:p>Kayl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37719583" calcext:value-type="float">
            <text:p>837719583</text:p>
          </table:table-cell>
          <table:table-cell office:value-type="string" calcext:value-type="string">
            <text:p>Wretsk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0163883" calcext:value-type="float">
            <text:p>840163883</text:p>
          </table:table-cell>
          <table:table-cell office:value-type="string" calcext:value-type="string">
            <text:p>Brellan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0804243" calcext:value-type="float">
            <text:p>840804243</text:p>
          </table:table-cell>
          <table:table-cell office:value-type="string" calcext:value-type="string">
            <text:p>Lainey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1664901" calcext:value-type="float">
            <text:p>841664901</text:p>
          </table:table-cell>
          <table:table-cell office:value-type="string" calcext:value-type="string">
            <text:p>Gurd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6029245" calcext:value-type="float">
            <text:p>846029245</text:p>
          </table:table-cell>
          <table:table-cell office:value-type="string" calcext:value-type="string">
            <text:p>Khitom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7108551" calcext:value-type="float">
            <text:p>847108551</text:p>
          </table:table-cell>
          <table:table-cell office:value-type="string" calcext:value-type="string">
            <text:p>Sotavi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49541812" calcext:value-type="float">
            <text:p>849541812</text:p>
          </table:table-cell>
          <table:table-cell office:value-type="string" calcext:value-type="string">
            <text:p>Azha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0545148" calcext:value-type="float">
            <text:p>850545148</text:p>
          </table:table-cell>
          <table:table-cell office:value-type="string" calcext:value-type="string">
            <text:p>Mehg Torr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8232932" calcext:value-type="float">
            <text:p>858232932</text:p>
          </table:table-cell>
          <table:table-cell office:value-type="string" calcext:value-type="string">
            <text:p>Lloyd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58267632" calcext:value-type="float">
            <text:p>858267632</text:p>
          </table:table-cell>
          <table:table-cell office:value-type="string" calcext:value-type="string">
            <text:p>Ko'Stok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61313265" calcext:value-type="float">
            <text:p>861313265</text:p>
          </table:table-cell>
          <table:table-cell office:value-type="string" calcext:value-type="string">
            <text:p>Barasa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61558882" calcext:value-type="float">
            <text:p>861558882</text:p>
          </table:table-cell>
          <table:table-cell office:value-type="string" calcext:value-type="string">
            <text:p>Eldur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6124086" calcext:value-type="float">
            <text:p>876124086</text:p>
          </table:table-cell>
          <table:table-cell office:value-type="string" calcext:value-type="string">
            <text:p>Exchange Alpha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6333661" calcext:value-type="float">
            <text:p>876333661</text:p>
          </table:table-cell>
          <table:table-cell office:value-type="string" calcext:value-type="string">
            <text:p>Adi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8300669" calcext:value-type="float">
            <text:p>878300669</text:p>
          </table:table-cell>
          <table:table-cell office:value-type="string" calcext:value-type="string">
            <text:p>Corva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78500142" calcext:value-type="float">
            <text:p>878500142</text:p>
          </table:table-cell>
          <table:table-cell office:value-type="string" calcext:value-type="string">
            <text:p>Sementi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84503884" calcext:value-type="float">
            <text:p>884503884</text:p>
          </table:table-cell>
          <table:table-cell office:value-type="string" calcext:value-type="string">
            <text:p>Robes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89393492" calcext:value-type="float">
            <text:p>889393492</text:p>
          </table:table-cell>
          <table:table-cell office:value-type="string" calcext:value-type="string">
            <text:p>Solis Omeg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0410238" calcext:value-type="float">
            <text:p>890410238</text:p>
          </table:table-cell>
          <table:table-cell office:value-type="string" calcext:value-type="string">
            <text:p>Singularity Apex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1139701" calcext:value-type="float">
            <text:p>891139701</text:p>
          </table:table-cell>
          <table:table-cell office:value-type="string" calcext:value-type="string">
            <text:p>Jublu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2076127" calcext:value-type="float">
            <text:p>892076127</text:p>
          </table:table-cell>
          <table:table-cell office:value-type="string" calcext:value-type="string">
            <text:p>Tazolk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2844237" calcext:value-type="float">
            <text:p>892844237</text:p>
          </table:table-cell>
          <table:table-cell office:value-type="string" calcext:value-type="string">
            <text:p>Sufiday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3618014" calcext:value-type="float">
            <text:p>893618014</text:p>
          </table:table-cell>
          <table:table-cell office:value-type="string" calcext:value-type="string">
            <text:p>Ciar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4967478" calcext:value-type="float">
            <text:p>894967478</text:p>
          </table:table-cell>
          <table:table-cell office:value-type="string" calcext:value-type="string">
            <text:p>Partur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897954743" calcext:value-type="float">
            <text:p>897954743</text:p>
          </table:table-cell>
          <table:table-cell office:value-type="string" calcext:value-type="string">
            <text:p>Zova Rhen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0739434" calcext:value-type="float">
            <text:p>900739434</text:p>
          </table:table-cell>
          <table:table-cell office:value-type="string" calcext:value-type="string">
            <text:p>Ok'cet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2308741" calcext:value-type="float">
            <text:p>902308741</text:p>
          </table:table-cell>
          <table:table-cell office:value-type="string" calcext:value-type="string">
            <text:p>Velata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03675622" calcext:value-type="float">
            <text:p>903675622</text:p>
          </table:table-cell>
          <table:table-cell office:value-type="string" calcext:value-type="string">
            <text:p>Hutch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10353989" calcext:value-type="float">
            <text:p>910353989</text:p>
          </table:table-cell>
          <table:table-cell office:value-type="string" calcext:value-type="string">
            <text:p>Skyedark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17793981" calcext:value-type="float">
            <text:p>917793981</text:p>
          </table:table-cell>
          <table:table-cell office:value-type="string" calcext:value-type="string">
            <text:p>Hurgh'maQ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25140701" calcext:value-type="float">
            <text:p>925140701</text:p>
          </table:table-cell>
          <table:table-cell office:value-type="string" calcext:value-type="string">
            <text:p>Goesting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0038909" calcext:value-type="float">
            <text:p>930038909</text:p>
          </table:table-cell>
          <table:table-cell office:value-type="string" calcext:value-type="string">
            <text:p>Memory Alpha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0153285" calcext:value-type="float">
            <text:p>930153285</text:p>
          </table:table-cell>
          <table:table-cell office:value-type="string" calcext:value-type="string">
            <text:p>Katond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2520389" calcext:value-type="float">
            <text:p>932520389</text:p>
          </table:table-cell>
          <table:table-cell office:value-type="string" calcext:value-type="string">
            <text:p>Amagi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5197920" calcext:value-type="float">
            <text:p>935197920</text:p>
          </table:table-cell>
          <table:table-cell office:value-type="string" calcext:value-type="string">
            <text:p>Istyn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7598579" calcext:value-type="float">
            <text:p>937598579</text:p>
          </table:table-cell>
          <table:table-cell office:value-type="string" calcext:value-type="string">
            <text:p>Hrojost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37831006" calcext:value-type="float">
            <text:p>937831006</text:p>
          </table:table-cell>
          <table:table-cell office:value-type="string" calcext:value-type="string">
            <text:p>Kosz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5207354" calcext:value-type="float">
            <text:p>945207354</text:p>
          </table:table-cell>
          <table:table-cell office:value-type="string" calcext:value-type="string">
            <text:p>Sentosa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5638280" calcext:value-type="float">
            <text:p>945638280</text:p>
          </table:table-cell>
          <table:table-cell office:value-type="string" calcext:value-type="string">
            <text:p>Bimasa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5933606" calcext:value-type="float">
            <text:p>945933606</text:p>
          </table:table-cell>
          <table:table-cell office:value-type="string" calcext:value-type="string">
            <text:p>Corta Alpha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46558339" calcext:value-type="float">
            <text:p>946558339</text:p>
          </table:table-cell>
          <table:table-cell office:value-type="string" calcext:value-type="string">
            <text:p>Alatum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0912633" calcext:value-type="float">
            <text:p>950912633</text:p>
          </table:table-cell>
          <table:table-cell office:value-type="string" calcext:value-type="string">
            <text:p>Nekosa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4632802" calcext:value-type="float">
            <text:p>954632802</text:p>
          </table:table-cell>
          <table:table-cell office:value-type="string" calcext:value-type="string">
            <text:p>Aylus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5177926" calcext:value-type="float">
            <text:p>955177926</text:p>
          </table:table-cell>
          <table:table-cell office:value-type="string" calcext:value-type="string">
            <text:p>Niawillen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7449368" calcext:value-type="float">
            <text:p>957449368</text:p>
          </table:table-cell>
          <table:table-cell office:value-type="string" calcext:value-type="string">
            <text:p>Thosz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8423648" calcext:value-type="float">
            <text:p>958423648</text:p>
          </table:table-cell>
          <table:table-cell office:value-type="string" calcext:value-type="string">
            <text:p>Lorilli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9318428" calcext:value-type="float">
            <text:p>959318428</text:p>
          </table:table-cell>
          <table:table-cell office:value-type="string" calcext:value-type="string">
            <text:p>Amador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59781310" calcext:value-type="float">
            <text:p>959781310</text:p>
          </table:table-cell>
          <table:table-cell office:value-type="string" calcext:value-type="string">
            <text:p>Ezani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007912" calcext:value-type="float">
            <text:p>962007912</text:p>
          </table:table-cell>
          <table:table-cell office:value-type="string" calcext:value-type="string">
            <text:p>Stilhe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542656" calcext:value-type="float">
            <text:p>962542656</text:p>
          </table:table-cell>
          <table:table-cell office:value-type="string" calcext:value-type="string">
            <text:p>Brijac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772086" calcext:value-type="float">
            <text:p>962772086</text:p>
          </table:table-cell>
          <table:table-cell office:value-type="string" calcext:value-type="string">
            <text:p>Leebyrn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2772796" calcext:value-type="float">
            <text:p>962772796</text:p>
          </table:table-cell>
          <table:table-cell office:value-type="string" calcext:value-type="string">
            <text:p>Bimasa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4152827" calcext:value-type="float">
            <text:p>964152827</text:p>
          </table:table-cell>
          <table:table-cell office:value-type="string" calcext:value-type="string">
            <text:p>Tiwoqua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6644509" calcext:value-type="float">
            <text:p>966644509</text:p>
          </table:table-cell>
          <table:table-cell office:value-type="string" calcext:value-type="string">
            <text:p>Llorrac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68718350" calcext:value-type="float">
            <text:p>968718350</text:p>
          </table:table-cell>
          <table:table-cell office:value-type="string" calcext:value-type="string">
            <text:p>New London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72447268" calcext:value-type="float">
            <text:p>972447268</text:p>
          </table:table-cell>
          <table:table-cell office:value-type="string" calcext:value-type="string">
            <text:p>Gakora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75691590" calcext:value-type="float">
            <text:p>975691590</text:p>
          </table:table-cell>
          <table:table-cell office:value-type="string" calcext:value-type="string">
            <text:p>Ias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0439160" calcext:value-type="float">
            <text:p>980439160</text:p>
          </table:table-cell>
          <table:table-cell office:value-type="string" calcext:value-type="string">
            <text:p>Farnham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5056315" calcext:value-type="float">
            <text:p>985056315</text:p>
          </table:table-cell>
          <table:table-cell office:value-type="string" calcext:value-type="string">
            <text:p>Eady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87655809" calcext:value-type="float">
            <text:p>987655809</text:p>
          </table:table-cell>
          <table:table-cell office:value-type="string" calcext:value-type="string">
            <text:p>Perim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2032794" calcext:value-type="float">
            <text:p>992032794</text:p>
          </table:table-cell>
          <table:table-cell office:value-type="string" calcext:value-type="string">
            <text:p>Avansa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9262121" calcext:value-type="float">
            <text:p>999262121</text:p>
          </table:table-cell>
          <table:table-cell office:value-type="string" calcext:value-type="string">
            <text:p>New Vulcan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999778983" calcext:value-type="float">
            <text:p>999778983</text:p>
          </table:table-cell>
          <table:table-cell office:value-type="string" calcext:value-type="string">
            <text:p>Remme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2287229" calcext:value-type="float">
            <text:p>1002287229</text:p>
          </table:table-cell>
          <table:table-cell office:value-type="string" calcext:value-type="string">
            <text:p>Zeta Gray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3010771" calcext:value-type="float">
            <text:p>1003010771</text:p>
          </table:table-cell>
          <table:table-cell office:value-type="string" calcext:value-type="string">
            <text:p>Balduk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4655100" calcext:value-type="float">
            <text:p>1004655100</text:p>
          </table:table-cell>
          <table:table-cell office:value-type="string" calcext:value-type="string">
            <text:p>Tefkar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08413774" calcext:value-type="float">
            <text:p>1008413774</text:p>
          </table:table-cell>
          <table:table-cell office:value-type="string" calcext:value-type="string">
            <text:p>Mil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2246624" calcext:value-type="float">
            <text:p>1012246624</text:p>
          </table:table-cell>
          <table:table-cell office:value-type="string" calcext:value-type="string">
            <text:p>Vemet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5331265" calcext:value-type="float">
            <text:p>1015331265</text:p>
          </table:table-cell>
          <table:table-cell office:value-type="string" calcext:value-type="string">
            <text:p>Yreva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6428829" calcext:value-type="float">
            <text:p>1016428829</text:p>
          </table:table-cell>
          <table:table-cell office:value-type="string" calcext:value-type="string">
            <text:p>Tau Ceti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7027784" calcext:value-type="float">
            <text:p>1017027784</text:p>
          </table:table-cell>
          <table:table-cell office:value-type="string" calcext:value-type="string">
            <text:p>Odin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17582787" calcext:value-type="float">
            <text:p>1017582787</text:p>
          </table:table-cell>
          <table:table-cell office:value-type="string" calcext:value-type="string">
            <text:p>Midnigh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0112123" calcext:value-type="float">
            <text:p>1020112123</text:p>
          </table:table-cell>
          <table:table-cell office:value-type="string" calcext:value-type="string">
            <text:p>Framtid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1100971" calcext:value-type="float">
            <text:p>1021100971</text:p>
          </table:table-cell>
          <table:table-cell office:value-type="string" calcext:value-type="string">
            <text:p>LSP-539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3784753" calcext:value-type="float">
            <text:p>1023784753</text:p>
          </table:table-cell>
          <table:table-cell office:value-type="string" calcext:value-type="string">
            <text:p>Mewudoh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4001541" calcext:value-type="float">
            <text:p>1024001541</text:p>
          </table:table-cell>
          <table:table-cell office:value-type="string" calcext:value-type="string">
            <text:p>Sozin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5049269" calcext:value-type="float">
            <text:p>1025049269</text:p>
          </table:table-cell>
          <table:table-cell office:value-type="string" calcext:value-type="string">
            <text:p>Katovug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28615737" calcext:value-type="float">
            <text:p>1028615737</text:p>
          </table:table-cell>
          <table:table-cell office:value-type="string" calcext:value-type="string">
            <text:p>Corva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2390550" calcext:value-type="float">
            <text:p>1032390550</text:p>
          </table:table-cell>
          <table:table-cell office:value-type="string" calcext:value-type="string">
            <text:p>Lanaj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4482712" calcext:value-type="float">
            <text:p>1034482712</text:p>
          </table:table-cell>
          <table:table-cell office:value-type="string" calcext:value-type="string">
            <text:p>Crios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4506234" calcext:value-type="float">
            <text:p>1034506234</text:p>
          </table:table-cell>
          <table:table-cell office:value-type="string" calcext:value-type="string">
            <text:p>Ovala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5361864" calcext:value-type="float">
            <text:p>1035361864</text:p>
          </table:table-cell>
          <table:table-cell office:value-type="string" calcext:value-type="string">
            <text:p>Kri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6671379" calcext:value-type="float">
            <text:p>1036671379</text:p>
          </table:table-cell>
          <table:table-cell office:value-type="string" calcext:value-type="string">
            <text:p>Doska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7683376" calcext:value-type="float">
            <text:p>1037683376</text:p>
          </table:table-cell>
          <table:table-cell office:value-type="string" calcext:value-type="string">
            <text:p>Iapedes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9274191" calcext:value-type="float">
            <text:p>1039274191</text:p>
          </table:table-cell>
          <table:table-cell office:value-type="string" calcext:value-type="string">
            <text:p>tugh'lI wov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39958534" calcext:value-type="float">
            <text:p>1039958534</text:p>
          </table:table-cell>
          <table:table-cell office:value-type="string" calcext:value-type="string">
            <text:p>Saldet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0185241" calcext:value-type="float">
            <text:p>1040185241</text:p>
          </table:table-cell>
          <table:table-cell office:value-type="string" calcext:value-type="string">
            <text:p>Maglyn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2011878" calcext:value-type="float">
            <text:p>1042011878</text:p>
          </table:table-cell>
          <table:table-cell office:value-type="string" calcext:value-type="string">
            <text:p>Jer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3487469" calcext:value-type="float">
            <text:p>1043487469</text:p>
          </table:table-cell>
          <table:table-cell office:value-type="string" calcext:value-type="string">
            <text:p>Sosain</text:p>
          </table:table-cell>
          <table:table-cell office:value-type="float" office:value="52" calcext:value-type="float">
            <text:p>52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5590996" calcext:value-type="float">
            <text:p>1045590996</text:p>
          </table:table-cell>
          <table:table-cell office:value-type="string" calcext:value-type="string">
            <text:p>Tellar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46260664" calcext:value-type="float">
            <text:p>1046260664</text:p>
          </table:table-cell>
          <table:table-cell office:value-type="string" calcext:value-type="string">
            <text:p>Exchange Beta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57703933" calcext:value-type="float">
            <text:p>1057703933</text:p>
          </table:table-cell>
          <table:table-cell office:value-type="string" calcext:value-type="string">
            <text:p>Morska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58489736" calcext:value-type="float">
            <text:p>1058489736</text:p>
          </table:table-cell>
          <table:table-cell office:value-type="string" calcext:value-type="string">
            <text:p>Le'Onor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4639043" calcext:value-type="float">
            <text:p>1064639043</text:p>
          </table:table-cell>
          <table:table-cell office:value-type="string" calcext:value-type="string">
            <text:p>Bolari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6263194" calcext:value-type="float">
            <text:p>1066263194</text:p>
          </table:table-cell>
          <table:table-cell office:value-type="string" calcext:value-type="string">
            <text:p>ST-9417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6722677" calcext:value-type="float">
            <text:p>1066722677</text:p>
          </table:table-cell>
          <table:table-cell office:value-type="string" calcext:value-type="string">
            <text:p>Comst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8815531" calcext:value-type="float">
            <text:p>1068815531</text:p>
          </table:table-cell>
          <table:table-cell office:value-type="string" calcext:value-type="string">
            <text:p>Nasturta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68828546" calcext:value-type="float">
            <text:p>1068828546</text:p>
          </table:table-cell>
          <table:table-cell office:value-type="string" calcext:value-type="string">
            <text:p>Kiju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0354804" calcext:value-type="float">
            <text:p>1070354804</text:p>
          </table:table-cell>
          <table:table-cell office:value-type="string" calcext:value-type="string">
            <text:p>Brijac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2435433" calcext:value-type="float">
            <text:p>1072435433</text:p>
          </table:table-cell>
          <table:table-cell office:value-type="string" calcext:value-type="string">
            <text:p>Leone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2986698" calcext:value-type="float">
            <text:p>1072986698</text:p>
          </table:table-cell>
          <table:table-cell office:value-type="string" calcext:value-type="string">
            <text:p>Ardaji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5431916" calcext:value-type="float">
            <text:p>1075431916</text:p>
          </table:table-cell>
          <table:table-cell office:value-type="string" calcext:value-type="string">
            <text:p>Benes Gamm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79232378" calcext:value-type="float">
            <text:p>1079232378</text:p>
          </table:table-cell>
          <table:table-cell office:value-type="string" calcext:value-type="string">
            <text:p>Demava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0694577" calcext:value-type="float">
            <text:p>1080694577</text:p>
          </table:table-cell>
          <table:table-cell office:value-type="string" calcext:value-type="string">
            <text:p>Terix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3010427" calcext:value-type="float">
            <text:p>1083010427</text:p>
          </table:table-cell>
          <table:table-cell office:value-type="string" calcext:value-type="string">
            <text:p>Lycrus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3794899" calcext:value-type="float">
            <text:p>1083794899</text:p>
          </table:table-cell>
          <table:table-cell office:value-type="string" calcext:value-type="string">
            <text:p>Obilent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6852937" calcext:value-type="float">
            <text:p>1086852937</text:p>
          </table:table-cell>
          <table:table-cell office:value-type="string" calcext:value-type="string">
            <text:p>Sol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9138051" calcext:value-type="float">
            <text:p>1089138051</text:p>
          </table:table-cell>
          <table:table-cell office:value-type="string" calcext:value-type="string">
            <text:p>Aiti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9341585" calcext:value-type="float">
            <text:p>1089341585</text:p>
          </table:table-cell>
          <table:table-cell office:value-type="string" calcext:value-type="string">
            <text:p>Esteri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89659533" calcext:value-type="float">
            <text:p>1089659533</text:p>
          </table:table-cell>
          <table:table-cell office:value-type="string" calcext:value-type="string">
            <text:p>Lenar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0722450" calcext:value-type="float">
            <text:p>1090722450</text:p>
          </table:table-cell>
          <table:table-cell office:value-type="string" calcext:value-type="string">
            <text:p>Ka'Bi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1871393" calcext:value-type="float">
            <text:p>1091871393</text:p>
          </table:table-cell>
          <table:table-cell office:value-type="string" calcext:value-type="string">
            <text:p>Pun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6814337" calcext:value-type="float">
            <text:p>1096814337</text:p>
          </table:table-cell>
          <table:table-cell office:value-type="string" calcext:value-type="string">
            <text:p>Aramis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7586444" calcext:value-type="float">
            <text:p>1097586444</text:p>
          </table:table-cell>
          <table:table-cell office:value-type="string" calcext:value-type="string">
            <text:p>Hobu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098105042" calcext:value-type="float">
            <text:p>1098105042</text:p>
          </table:table-cell>
          <table:table-cell office:value-type="string" calcext:value-type="string">
            <text:p>Ryla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1989561" calcext:value-type="float">
            <text:p>1101989561</text:p>
          </table:table-cell>
          <table:table-cell office:value-type="string" calcext:value-type="string">
            <text:p>Woxoxi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2480289" calcext:value-type="float">
            <text:p>1102480289</text:p>
          </table:table-cell>
          <table:table-cell office:value-type="string" calcext:value-type="string">
            <text:p>Kavka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7520183" calcext:value-type="float">
            <text:p>1107520183</text:p>
          </table:table-cell>
          <table:table-cell office:value-type="string" calcext:value-type="string">
            <text:p>Laidcen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8935593" calcext:value-type="float">
            <text:p>1108935593</text:p>
          </table:table-cell>
          <table:table-cell office:value-type="string" calcext:value-type="string">
            <text:p>Er'Tama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09803107" calcext:value-type="float">
            <text:p>1109803107</text:p>
          </table:table-cell>
          <table:table-cell office:value-type="string" calcext:value-type="string">
            <text:p>Wuk'Vek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2532473" calcext:value-type="float">
            <text:p>1112532473</text:p>
          </table:table-cell>
          <table:table-cell office:value-type="string" calcext:value-type="string">
            <text:p>Vemir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3049160" calcext:value-type="float">
            <text:p>1113049160</text:p>
          </table:table-cell>
          <table:table-cell office:value-type="string" calcext:value-type="string">
            <text:p>Zhang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4669837" calcext:value-type="float">
            <text:p>1114669837</text:p>
          </table:table-cell>
          <table:table-cell office:value-type="string" calcext:value-type="string">
            <text:p>Ocu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7089474" calcext:value-type="float">
            <text:p>1117089474</text:p>
          </table:table-cell>
          <table:table-cell office:value-type="string" calcext:value-type="string">
            <text:p>Gealan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8904835" calcext:value-type="float">
            <text:p>1118904835</text:p>
          </table:table-cell>
          <table:table-cell office:value-type="string" calcext:value-type="string">
            <text:p>Ambit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18960870" calcext:value-type="float">
            <text:p>1118960870</text:p>
          </table:table-cell>
          <table:table-cell office:value-type="string" calcext:value-type="string">
            <text:p>Araxian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3110021" calcext:value-type="float">
            <text:p>1123110021</text:p>
          </table:table-cell>
          <table:table-cell office:value-type="string" calcext:value-type="string">
            <text:p>Saldet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3868099" calcext:value-type="float">
            <text:p>1123868099</text:p>
          </table:table-cell>
          <table:table-cell office:value-type="string" calcext:value-type="string">
            <text:p>Caerulum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7775915" calcext:value-type="float">
            <text:p>1127775915</text:p>
          </table:table-cell>
          <table:table-cell office:value-type="string" calcext:value-type="string">
            <text:p>Talek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28199135" calcext:value-type="float">
            <text:p>1128199135</text:p>
          </table:table-cell>
          <table:table-cell office:value-type="string" calcext:value-type="string">
            <text:p>Yin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0110336" calcext:value-type="float">
            <text:p>1130110336</text:p>
          </table:table-cell>
          <table:table-cell office:value-type="string" calcext:value-type="string">
            <text:p>Kaisu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0586274" calcext:value-type="float">
            <text:p>1130586274</text:p>
          </table:table-cell>
          <table:table-cell office:value-type="string" calcext:value-type="string">
            <text:p>Nikola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1821012" calcext:value-type="float">
            <text:p>1131821012</text:p>
          </table:table-cell>
          <table:table-cell office:value-type="string" calcext:value-type="string">
            <text:p>Callicoat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2113350" calcext:value-type="float">
            <text:p>1132113350</text:p>
          </table:table-cell>
          <table:table-cell office:value-type="string" calcext:value-type="string">
            <text:p>Enning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3522720" calcext:value-type="float">
            <text:p>1133522720</text:p>
          </table:table-cell>
          <table:table-cell office:value-type="string" calcext:value-type="string">
            <text:p>Priya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5473830" calcext:value-type="float">
            <text:p>1135473830</text:p>
          </table:table-cell>
          <table:table-cell office:value-type="string" calcext:value-type="string">
            <text:p>Denev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7978067" calcext:value-type="float">
            <text:p>1137978067</text:p>
          </table:table-cell>
          <table:table-cell office:value-type="string" calcext:value-type="string">
            <text:p>Klefask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39709623" calcext:value-type="float">
            <text:p>1139709623</text:p>
          </table:table-cell>
          <table:table-cell office:value-type="string" calcext:value-type="string">
            <text:p>Ma'vak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1745487" calcext:value-type="float">
            <text:p>1141745487</text:p>
          </table:table-cell>
          <table:table-cell office:value-type="string" calcext:value-type="string">
            <text:p>HSP-G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1805901" calcext:value-type="float">
            <text:p>1141805901</text:p>
          </table:table-cell>
          <table:table-cell office:value-type="string" calcext:value-type="string">
            <text:p>Hollin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3199169" calcext:value-type="float">
            <text:p>1143199169</text:p>
          </table:table-cell>
          <table:table-cell office:value-type="string" calcext:value-type="string">
            <text:p>Ganalda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3281575" calcext:value-type="float">
            <text:p>1143281575</text:p>
          </table:table-cell>
          <table:table-cell office:value-type="string" calcext:value-type="string">
            <text:p>Tazolk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4934201" calcext:value-type="float">
            <text:p>1144934201</text:p>
          </table:table-cell>
          <table:table-cell office:value-type="string" calcext:value-type="string">
            <text:p>Triss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5122202" calcext:value-type="float">
            <text:p>1145122202</text:p>
          </table:table-cell>
          <table:table-cell office:value-type="string" calcext:value-type="string">
            <text:p>Littledov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6804125" calcext:value-type="float">
            <text:p>1146804125</text:p>
          </table:table-cell>
          <table:table-cell office:value-type="string" calcext:value-type="string">
            <text:p>Lipig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7698260" calcext:value-type="float">
            <text:p>1147698260</text:p>
          </table:table-cell>
          <table:table-cell office:value-type="string" calcext:value-type="string">
            <text:p>Altamid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49868078" calcext:value-type="float">
            <text:p>1149868078</text:p>
          </table:table-cell>
          <table:table-cell office:value-type="string" calcext:value-type="string">
            <text:p>Cortázar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1108682" calcext:value-type="float">
            <text:p>1151108682</text:p>
          </table:table-cell>
          <table:table-cell office:value-type="string" calcext:value-type="string">
            <text:p>Blys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1509670" calcext:value-type="float">
            <text:p>1151509670</text:p>
          </table:table-cell>
          <table:table-cell office:value-type="string" calcext:value-type="string">
            <text:p>batlh'lI juH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3115109" calcext:value-type="float">
            <text:p>1153115109</text:p>
          </table:table-cell>
          <table:table-cell office:value-type="string" calcext:value-type="string">
            <text:p>Rosenberg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4653215" calcext:value-type="float">
            <text:p>1154653215</text:p>
          </table:table-cell>
          <table:table-cell office:value-type="string" calcext:value-type="string">
            <text:p>Ergant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4764176" calcext:value-type="float">
            <text:p>1154764176</text:p>
          </table:table-cell>
          <table:table-cell office:value-type="string" calcext:value-type="string">
            <text:p>Kaus Australis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58665545" calcext:value-type="float">
            <text:p>1158665545</text:p>
          </table:table-cell>
          <table:table-cell office:value-type="string" calcext:value-type="string">
            <text:p>Corta Gamma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1402493" calcext:value-type="float">
            <text:p>1161402493</text:p>
          </table:table-cell>
          <table:table-cell office:value-type="string" calcext:value-type="string">
            <text:p>Tezera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2578684" calcext:value-type="float">
            <text:p>1162578684</text:p>
          </table:table-cell>
          <table:table-cell office:value-type="string" calcext:value-type="string">
            <text:p>Tenzen-102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4058390" calcext:value-type="float">
            <text:p>1164058390</text:p>
          </table:table-cell>
          <table:table-cell office:value-type="string" calcext:value-type="string">
            <text:p>Shino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68713500" calcext:value-type="float">
            <text:p>1168713500</text:p>
          </table:table-cell>
          <table:table-cell office:value-type="string" calcext:value-type="string">
            <text:p>Santesso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2806400" calcext:value-type="float">
            <text:p>1172806400</text:p>
          </table:table-cell>
          <table:table-cell office:value-type="string" calcext:value-type="string">
            <text:p>Helvetio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3356160" calcext:value-type="float">
            <text:p>1173356160</text:p>
          </table:table-cell>
          <table:table-cell office:value-type="string" calcext:value-type="string">
            <text:p>Hro'Lug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73652866" calcext:value-type="float">
            <text:p>1173652866</text:p>
          </table:table-cell>
          <table:table-cell office:value-type="string" calcext:value-type="string">
            <text:p>Eojur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0879330" calcext:value-type="float">
            <text:p>1180879330</text:p>
          </table:table-cell>
          <table:table-cell office:value-type="string" calcext:value-type="string">
            <text:p>Alecto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1581639" calcext:value-type="float">
            <text:p>1181581639</text:p>
          </table:table-cell>
          <table:table-cell office:value-type="string" calcext:value-type="string">
            <text:p>Feqiiep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4282738" calcext:value-type="float">
            <text:p>1184282738</text:p>
          </table:table-cell>
          <table:table-cell office:value-type="string" calcext:value-type="string">
            <text:p>Acibe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6716271" calcext:value-type="float">
            <text:p>1186716271</text:p>
          </table:table-cell>
          <table:table-cell office:value-type="string" calcext:value-type="string">
            <text:p>Romashki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87168479" calcext:value-type="float">
            <text:p>1187168479</text:p>
          </table:table-cell>
          <table:table-cell office:value-type="string" calcext:value-type="string">
            <text:p>Burran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198962565" calcext:value-type="float">
            <text:p>1198962565</text:p>
          </table:table-cell>
          <table:table-cell office:value-type="string" calcext:value-type="string">
            <text:p>Tombstone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03174739" calcext:value-type="float">
            <text:p>1203174739</text:p>
          </table:table-cell>
          <table:table-cell office:value-type="string" calcext:value-type="string">
            <text:p>Lyci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06083632" calcext:value-type="float">
            <text:p>1206083632</text:p>
          </table:table-cell>
          <table:table-cell office:value-type="string" calcext:value-type="string">
            <text:p>Toh'Kaht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4593821" calcext:value-type="float">
            <text:p>1214593821</text:p>
          </table:table-cell>
          <table:table-cell office:value-type="string" calcext:value-type="string">
            <text:p>Cynderin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5480272" calcext:value-type="float">
            <text:p>1215480272</text:p>
          </table:table-cell>
          <table:table-cell office:value-type="string" calcext:value-type="string">
            <text:p>Lakeside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7863325" calcext:value-type="float">
            <text:p>1217863325</text:p>
          </table:table-cell>
          <table:table-cell office:value-type="string" calcext:value-type="string">
            <text:p>Iusum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7929357" calcext:value-type="float">
            <text:p>1217929357</text:p>
          </table:table-cell>
          <table:table-cell office:value-type="string" calcext:value-type="string">
            <text:p>Mitchum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18057507" calcext:value-type="float">
            <text:p>1218057507</text:p>
          </table:table-cell>
          <table:table-cell office:value-type="string" calcext:value-type="string">
            <text:p>Gowok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20997168" calcext:value-type="float">
            <text:p>1220997168</text:p>
          </table:table-cell>
          <table:table-cell office:value-type="string" calcext:value-type="string">
            <text:p>Asiti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25355489" calcext:value-type="float">
            <text:p>1225355489</text:p>
          </table:table-cell>
          <table:table-cell office:value-type="string" calcext:value-type="string">
            <text:p>Benif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29602987" calcext:value-type="float">
            <text:p>1229602987</text:p>
          </table:table-cell>
          <table:table-cell office:value-type="string" calcext:value-type="string">
            <text:p>Xy'tos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5882575" calcext:value-type="float">
            <text:p>1235882575</text:p>
          </table:table-cell>
          <table:table-cell office:value-type="string" calcext:value-type="string">
            <text:p>Gamma Sedra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7248535" calcext:value-type="float">
            <text:p>1237248535</text:p>
          </table:table-cell>
          <table:table-cell office:value-type="string" calcext:value-type="string">
            <text:p>Hoobishan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7695064" calcext:value-type="float">
            <text:p>1237695064</text:p>
          </table:table-cell>
          <table:table-cell office:value-type="string" calcext:value-type="string">
            <text:p>Cypha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39036932" calcext:value-type="float">
            <text:p>1239036932</text:p>
          </table:table-cell>
          <table:table-cell office:value-type="string" calcext:value-type="string">
            <text:p>tlhuHwI'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1010127" calcext:value-type="float">
            <text:p>1241010127</text:p>
          </table:table-cell>
          <table:table-cell office:value-type="string" calcext:value-type="string">
            <text:p>Seevor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1860543" calcext:value-type="float">
            <text:p>1241860543</text:p>
          </table:table-cell>
          <table:table-cell office:value-type="string" calcext:value-type="string">
            <text:p>Roda Gamma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1882920" calcext:value-type="float">
            <text:p>1241882920</text:p>
          </table:table-cell>
          <table:table-cell office:value-type="string" calcext:value-type="string">
            <text:p>Nibiq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4441919" calcext:value-type="float">
            <text:p>1244441919</text:p>
          </table:table-cell>
          <table:table-cell office:value-type="string" calcext:value-type="string">
            <text:p>Maclyy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5655537" calcext:value-type="float">
            <text:p>1245655537</text:p>
          </table:table-cell>
          <table:table-cell office:value-type="string" calcext:value-type="string">
            <text:p>Loiat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47312085" calcext:value-type="float">
            <text:p>1247312085</text:p>
          </table:table-cell>
          <table:table-cell office:value-type="string" calcext:value-type="string">
            <text:p>Deneb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3238316" calcext:value-type="float">
            <text:p>1263238316</text:p>
          </table:table-cell>
          <table:table-cell office:value-type="string" calcext:value-type="string">
            <text:p>Warren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3278966" calcext:value-type="float">
            <text:p>1263278966</text:p>
          </table:table-cell>
          <table:table-cell office:value-type="string" calcext:value-type="string">
            <text:p>Jishu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7482232" calcext:value-type="float">
            <text:p>1267482232</text:p>
          </table:table-cell>
          <table:table-cell office:value-type="string" calcext:value-type="string">
            <text:p>Salar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68755552" calcext:value-type="float">
            <text:p>1268755552</text:p>
          </table:table-cell>
          <table:table-cell office:value-type="string" calcext:value-type="string">
            <text:p>Tholus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3201051" calcext:value-type="float">
            <text:p>1273201051</text:p>
          </table:table-cell>
          <table:table-cell office:value-type="string" calcext:value-type="string">
            <text:p>Tola Gamm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7114803" calcext:value-type="float">
            <text:p>1277114803</text:p>
          </table:table-cell>
          <table:table-cell office:value-type="string" calcext:value-type="string">
            <text:p>Tiv'El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8297069" calcext:value-type="float">
            <text:p>1278297069</text:p>
          </table:table-cell>
          <table:table-cell office:value-type="string" calcext:value-type="string">
            <text:p>Bolari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78353050" calcext:value-type="float">
            <text:p>1278353050</text:p>
          </table:table-cell>
          <table:table-cell office:value-type="string" calcext:value-type="string">
            <text:p>Este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81567070" calcext:value-type="float">
            <text:p>1281567070</text:p>
          </table:table-cell>
          <table:table-cell office:value-type="string" calcext:value-type="string">
            <text:p>Schouten-Adavi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85619139" calcext:value-type="float">
            <text:p>1285619139</text:p>
          </table:table-cell>
          <table:table-cell office:value-type="string" calcext:value-type="string">
            <text:p>Benzar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88104843" calcext:value-type="float">
            <text:p>1288104843</text:p>
          </table:table-cell>
          <table:table-cell office:value-type="string" calcext:value-type="string">
            <text:p>Uyik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3550007" calcext:value-type="float">
            <text:p>1293550007</text:p>
          </table:table-cell>
          <table:table-cell office:value-type="string" calcext:value-type="string">
            <text:p>Aindi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5669729" calcext:value-type="float">
            <text:p>1295669729</text:p>
          </table:table-cell>
          <table:table-cell office:value-type="string" calcext:value-type="string">
            <text:p>BeK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297181644" calcext:value-type="float">
            <text:p>1297181644</text:p>
          </table:table-cell>
          <table:table-cell office:value-type="string" calcext:value-type="string">
            <text:p>Oppidum Pulvis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02179595" calcext:value-type="float">
            <text:p>1302179595</text:p>
          </table:table-cell>
          <table:table-cell office:value-type="string" calcext:value-type="string">
            <text:p>Perek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06959898" calcext:value-type="float">
            <text:p>1306959898</text:p>
          </table:table-cell>
          <table:table-cell office:value-type="string" calcext:value-type="string">
            <text:p>Emol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08299424" calcext:value-type="float">
            <text:p>1308299424</text:p>
          </table:table-cell>
          <table:table-cell office:value-type="string" calcext:value-type="string">
            <text:p>Tholus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2983846" calcext:value-type="float">
            <text:p>1312983846</text:p>
          </table:table-cell>
          <table:table-cell office:value-type="string" calcext:value-type="string">
            <text:p>Exchange Central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3909326" calcext:value-type="float">
            <text:p>1313909326</text:p>
          </table:table-cell>
          <table:table-cell office:value-type="string" calcext:value-type="string">
            <text:p>Avansa Bet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4755693" calcext:value-type="float">
            <text:p>1314755693</text:p>
          </table:table-cell>
          <table:table-cell office:value-type="string" calcext:value-type="string">
            <text:p>Lyklaset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4776023" calcext:value-type="float">
            <text:p>1314776023</text:p>
          </table:table-cell>
          <table:table-cell office:value-type="string" calcext:value-type="string">
            <text:p>juH'maqoch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16840322" calcext:value-type="float">
            <text:p>1316840322</text:p>
          </table:table-cell>
          <table:table-cell office:value-type="string" calcext:value-type="string">
            <text:p>Eizeb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1546824" calcext:value-type="float">
            <text:p>1321546824</text:p>
          </table:table-cell>
          <table:table-cell office:value-type="string" calcext:value-type="string">
            <text:p>Adrisilver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3904862" calcext:value-type="float">
            <text:p>1323904862</text:p>
          </table:table-cell>
          <table:table-cell office:value-type="string" calcext:value-type="string">
            <text:p>Maumo</text:p>
          </table:table-cell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4059029" calcext:value-type="float">
            <text:p>1324059029</text:p>
          </table:table-cell>
          <table:table-cell office:value-type="string" calcext:value-type="string">
            <text:p>Innlasn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27645219" calcext:value-type="float">
            <text:p>1327645219</text:p>
          </table:table-cell>
          <table:table-cell office:value-type="string" calcext:value-type="string">
            <text:p>Lankal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32140800" calcext:value-type="float">
            <text:p>1332140800</text:p>
          </table:table-cell>
          <table:table-cell office:value-type="string" calcext:value-type="string">
            <text:p>Zadiaoo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39989224" calcext:value-type="float">
            <text:p>1339989224</text:p>
          </table:table-cell>
          <table:table-cell office:value-type="string" calcext:value-type="string">
            <text:p>Clytomen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0261195" calcext:value-type="float">
            <text:p>1340261195</text:p>
          </table:table-cell>
          <table:table-cell office:value-type="string" calcext:value-type="string">
            <text:p>Amok'tal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1935964" calcext:value-type="float">
            <text:p>1341935964</text:p>
          </table:table-cell>
          <table:table-cell office:value-type="string" calcext:value-type="string">
            <text:p>Uuuuha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2058302" calcext:value-type="float">
            <text:p>1342058302</text:p>
          </table:table-cell>
          <table:table-cell office:value-type="string" calcext:value-type="string">
            <text:p>Vendus A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3179689" calcext:value-type="float">
            <text:p>1343179689</text:p>
          </table:table-cell>
          <table:table-cell office:value-type="string" calcext:value-type="string">
            <text:p>Mete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43646662" calcext:value-type="float">
            <text:p>1343646662</text:p>
          </table:table-cell>
          <table:table-cell office:value-type="string" calcext:value-type="string">
            <text:p>Sigma Sector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1383965" calcext:value-type="float">
            <text:p>1351383965</text:p>
          </table:table-cell>
          <table:table-cell office:value-type="string" calcext:value-type="string">
            <text:p>Antigone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2509809" calcext:value-type="float">
            <text:p>1352509809</text:p>
          </table:table-cell>
          <table:table-cell office:value-type="string" calcext:value-type="string">
            <text:p>D'Deridex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3263455" calcext:value-type="float">
            <text:p>1353263455</text:p>
          </table:table-cell>
          <table:table-cell office:value-type="string" calcext:value-type="string">
            <text:p>Radda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7784499" calcext:value-type="float">
            <text:p>1357784499</text:p>
          </table:table-cell>
          <table:table-cell office:value-type="string" calcext:value-type="string">
            <text:p>Todem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8870345" calcext:value-type="float">
            <text:p>1358870345</text:p>
          </table:table-cell>
          <table:table-cell office:value-type="string" calcext:value-type="string">
            <text:p>Tholus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8992189" calcext:value-type="float">
            <text:p>1358992189</text:p>
          </table:table-cell>
          <table:table-cell office:value-type="string" calcext:value-type="string">
            <text:p>Uikuv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59894210" calcext:value-type="float">
            <text:p>1359894210</text:p>
          </table:table-cell>
          <table:table-cell office:value-type="string" calcext:value-type="string">
            <text:p>New Calgary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1156920" calcext:value-type="float">
            <text:p>1361156920</text:p>
          </table:table-cell>
          <table:table-cell office:value-type="string" calcext:value-type="string">
            <text:p>Vemir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5268226" calcext:value-type="float">
            <text:p>1365268226</text:p>
          </table:table-cell>
          <table:table-cell office:value-type="string" calcext:value-type="string">
            <text:p>Genflint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9594429" calcext:value-type="float">
            <text:p>1369594429</text:p>
          </table:table-cell>
          <table:table-cell office:value-type="string" calcext:value-type="string">
            <text:p>H'Atoria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69709043" calcext:value-type="float">
            <text:p>1369709043</text:p>
          </table:table-cell>
          <table:table-cell office:value-type="string" calcext:value-type="string">
            <text:p>Balrosh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6266505" calcext:value-type="float">
            <text:p>1376266505</text:p>
          </table:table-cell>
          <table:table-cell office:value-type="string" calcext:value-type="string">
            <text:p>Kroc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8207701" calcext:value-type="float">
            <text:p>1378207701</text:p>
          </table:table-cell>
          <table:table-cell office:value-type="string" calcext:value-type="string">
            <text:p>Annalu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79808121" calcext:value-type="float">
            <text:p>1379808121</text:p>
          </table:table-cell>
          <table:table-cell office:value-type="string" calcext:value-type="string">
            <text:p>Earorfilad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2233658" calcext:value-type="float">
            <text:p>1382233658</text:p>
          </table:table-cell>
          <table:table-cell office:value-type="string" calcext:value-type="string">
            <text:p>Kolav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2498675" calcext:value-type="float">
            <text:p>1382498675</text:p>
          </table:table-cell>
          <table:table-cell office:value-type="string" calcext:value-type="string">
            <text:p>Groombridge 3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2564927" calcext:value-type="float">
            <text:p>1382564927</text:p>
          </table:table-cell>
          <table:table-cell office:value-type="string" calcext:value-type="string">
            <text:p>Protari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3541989" calcext:value-type="float">
            <text:p>1383541989</text:p>
          </table:table-cell>
          <table:table-cell office:value-type="string" calcext:value-type="string">
            <text:p>Saetel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5663190" calcext:value-type="float">
            <text:p>1385663190</text:p>
          </table:table-cell>
          <table:table-cell office:value-type="string" calcext:value-type="string">
            <text:p>Dalukerinborv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6731211" calcext:value-type="float">
            <text:p>1386731211</text:p>
          </table:table-cell>
          <table:table-cell office:value-type="string" calcext:value-type="string">
            <text:p>Klos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89910171" calcext:value-type="float">
            <text:p>1389910171</text:p>
          </table:table-cell>
          <table:table-cell office:value-type="string" calcext:value-type="string">
            <text:p>Pose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2082248" calcext:value-type="float">
            <text:p>1392082248</text:p>
          </table:table-cell>
          <table:table-cell office:value-type="string" calcext:value-type="string">
            <text:p>Tovla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6202980" calcext:value-type="float">
            <text:p>1396202980</text:p>
          </table:table-cell>
          <table:table-cell office:value-type="string" calcext:value-type="string">
            <text:p>Dauouuy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7246918" calcext:value-type="float">
            <text:p>1397246918</text:p>
          </table:table-cell>
          <table:table-cell office:value-type="string" calcext:value-type="string">
            <text:p>Quv'lw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8924461" calcext:value-type="float">
            <text:p>1398924461</text:p>
          </table:table-cell>
          <table:table-cell office:value-type="string" calcext:value-type="string">
            <text:p>Ver'saaj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399559858" calcext:value-type="float">
            <text:p>1399559858</text:p>
          </table:table-cell>
          <table:table-cell office:value-type="string" calcext:value-type="string">
            <text:p>Ferrer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01344248" calcext:value-type="float">
            <text:p>1401344248</text:p>
          </table:table-cell>
          <table:table-cell office:value-type="string" calcext:value-type="string">
            <text:p>Temer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3597356" calcext:value-type="float">
            <text:p>1413597356</text:p>
          </table:table-cell>
          <table:table-cell office:value-type="string" calcext:value-type="string">
            <text:p>Foaiveb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6011212" calcext:value-type="float">
            <text:p>1416011212</text:p>
          </table:table-cell>
          <table:table-cell office:value-type="string" calcext:value-type="string">
            <text:p>Vendor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6025036" calcext:value-type="float">
            <text:p>1416025036</text:p>
          </table:table-cell>
          <table:table-cell office:value-type="string" calcext:value-type="string">
            <text:p>Vacuum Epicenter</text:p>
          </table:table-cell>
          <table:table-cell office:value-type="float" office:value="53" calcext:value-type="float">
            <text:p>53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7222872" calcext:value-type="float">
            <text:p>1417222872</text:p>
          </table:table-cell>
          <table:table-cell office:value-type="string" calcext:value-type="string">
            <text:p>Qualor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7809072" calcext:value-type="float">
            <text:p>1417809072</text:p>
          </table:table-cell>
          <table:table-cell office:value-type="string" calcext:value-type="string">
            <text:p>Kuvrak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17862936" calcext:value-type="float">
            <text:p>1417862936</text:p>
          </table:table-cell>
          <table:table-cell office:value-type="string" calcext:value-type="string">
            <text:p>Peckinpah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2239031" calcext:value-type="float">
            <text:p>1422239031</text:p>
          </table:table-cell>
          <table:table-cell office:value-type="string" calcext:value-type="string">
            <text:p>Yeso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2258500" calcext:value-type="float">
            <text:p>1422258500</text:p>
          </table:table-cell>
          <table:table-cell office:value-type="string" calcext:value-type="string">
            <text:p>Andvari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3631328" calcext:value-type="float">
            <text:p>1423631328</text:p>
          </table:table-cell>
          <table:table-cell office:value-type="string" calcext:value-type="string">
            <text:p>Haakona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7204258" calcext:value-type="float">
            <text:p>1427204258</text:p>
          </table:table-cell>
          <table:table-cell office:value-type="string" calcext:value-type="string">
            <text:p>Helv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27881630" calcext:value-type="float">
            <text:p>1427881630</text:p>
          </table:table-cell>
          <table:table-cell office:value-type="string" calcext:value-type="string">
            <text:p>Pktha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5801782" calcext:value-type="float">
            <text:p>1435801782</text:p>
          </table:table-cell>
          <table:table-cell office:value-type="string" calcext:value-type="string">
            <text:p>Lahrel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6783271" calcext:value-type="float">
            <text:p>1436783271</text:p>
          </table:table-cell>
          <table:table-cell office:value-type="string" calcext:value-type="string">
            <text:p>Duvlock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37152822" calcext:value-type="float">
            <text:p>1437152822</text:p>
          </table:table-cell>
          <table:table-cell office:value-type="string" calcext:value-type="string">
            <text:p>Mara Ey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0359822" calcext:value-type="float">
            <text:p>1440359822</text:p>
          </table:table-cell>
          <table:table-cell office:value-type="string" calcext:value-type="string">
            <text:p>Tej'Lukk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4151784" calcext:value-type="float">
            <text:p>1444151784</text:p>
          </table:table-cell>
          <table:table-cell office:value-type="string" calcext:value-type="string">
            <text:p>Kus'Rok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49082944" calcext:value-type="float">
            <text:p>1449082944</text:p>
          </table:table-cell>
          <table:table-cell office:value-type="string" calcext:value-type="string">
            <text:p>Orda-87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51697388" calcext:value-type="float">
            <text:p>1451697388</text:p>
          </table:table-cell>
          <table:table-cell office:value-type="string" calcext:value-type="string">
            <text:p>Erendari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2287177" calcext:value-type="float">
            <text:p>1462287177</text:p>
          </table:table-cell>
          <table:table-cell office:value-type="string" calcext:value-type="string">
            <text:p>Labac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2401943" calcext:value-type="float">
            <text:p>1462401943</text:p>
          </table:table-cell>
          <table:table-cell office:value-type="string" calcext:value-type="string">
            <text:p>Gelid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5141102" calcext:value-type="float">
            <text:p>1465141102</text:p>
          </table:table-cell>
          <table:table-cell office:value-type="string" calcext:value-type="string">
            <text:p>Dessica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5880298" calcext:value-type="float">
            <text:p>1465880298</text:p>
          </table:table-cell>
          <table:table-cell office:value-type="string" calcext:value-type="string">
            <text:p>Kyanta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6324689" calcext:value-type="float">
            <text:p>1466324689</text:p>
          </table:table-cell>
          <table:table-cell office:value-type="string" calcext:value-type="string">
            <text:p>Asit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69826967" calcext:value-type="float">
            <text:p>1469826967</text:p>
          </table:table-cell>
          <table:table-cell office:value-type="string" calcext:value-type="string">
            <text:p>Vod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0734979" calcext:value-type="float">
            <text:p>1470734979</text:p>
          </table:table-cell>
          <table:table-cell office:value-type="string" calcext:value-type="string">
            <text:p>Shan Mhna'Tir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6675021" calcext:value-type="float">
            <text:p>1476675021</text:p>
          </table:table-cell>
          <table:table-cell office:value-type="string" calcext:value-type="string">
            <text:p>Mada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78413915" calcext:value-type="float">
            <text:p>1478413915</text:p>
          </table:table-cell>
          <table:table-cell office:value-type="string" calcext:value-type="string">
            <text:p>Omtos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0400924" calcext:value-type="float">
            <text:p>1490400924</text:p>
          </table:table-cell>
          <table:table-cell office:value-type="string" calcext:value-type="string">
            <text:p>Emie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0524304" calcext:value-type="float">
            <text:p>1490524304</text:p>
          </table:table-cell>
          <table:table-cell office:value-type="string" calcext:value-type="string">
            <text:p>Xices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0914183" calcext:value-type="float">
            <text:p>1490914183</text:p>
          </table:table-cell>
          <table:table-cell office:value-type="string" calcext:value-type="string">
            <text:p>Astrid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2384957" calcext:value-type="float">
            <text:p>1492384957</text:p>
          </table:table-cell>
          <table:table-cell office:value-type="string" calcext:value-type="string">
            <text:p>van Vlerke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4550660" calcext:value-type="float">
            <text:p>1494550660</text:p>
          </table:table-cell>
          <table:table-cell office:value-type="string" calcext:value-type="string">
            <text:p>Rakkau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8130916" calcext:value-type="float">
            <text:p>1498130916</text:p>
          </table:table-cell>
          <table:table-cell office:value-type="string" calcext:value-type="string">
            <text:p>Vellamo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8683722" calcext:value-type="float">
            <text:p>1498683722</text:p>
          </table:table-cell>
          <table:table-cell office:value-type="string" calcext:value-type="string">
            <text:p>Sol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8922199" calcext:value-type="float">
            <text:p>1498922199</text:p>
          </table:table-cell>
          <table:table-cell office:value-type="string" calcext:value-type="string">
            <text:p>Erzon'Uk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499198978" calcext:value-type="float">
            <text:p>1499198978</text:p>
          </table:table-cell>
          <table:table-cell office:value-type="string" calcext:value-type="string">
            <text:p>Miers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3884591" calcext:value-type="float">
            <text:p>1503884591</text:p>
          </table:table-cell>
          <table:table-cell office:value-type="string" calcext:value-type="string">
            <text:p>Vahok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5582693" calcext:value-type="float">
            <text:p>1505582693</text:p>
          </table:table-cell>
          <table:table-cell office:value-type="string" calcext:value-type="string">
            <text:p>Cos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6334322" calcext:value-type="float">
            <text:p>1506334322</text:p>
          </table:table-cell>
          <table:table-cell office:value-type="string" calcext:value-type="string">
            <text:p>Roshar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6690244" calcext:value-type="float">
            <text:p>1506690244</text:p>
          </table:table-cell>
          <table:table-cell office:value-type="string" calcext:value-type="string">
            <text:p>S'Vona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08317945" calcext:value-type="float">
            <text:p>1508317945</text:p>
          </table:table-cell>
          <table:table-cell office:value-type="string" calcext:value-type="string">
            <text:p>New Berlin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1218665" calcext:value-type="float">
            <text:p>1511218665</text:p>
          </table:table-cell>
          <table:table-cell office:value-type="string" calcext:value-type="string">
            <text:p>Losti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5339388" calcext:value-type="float">
            <text:p>1515339388</text:p>
          </table:table-cell>
          <table:table-cell office:value-type="string" calcext:value-type="string">
            <text:p>Alt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5767897" calcext:value-type="float">
            <text:p>1515767897</text:p>
          </table:table-cell>
          <table:table-cell office:value-type="string" calcext:value-type="string">
            <text:p>Stagnimea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17913779" calcext:value-type="float">
            <text:p>1517913779</text:p>
          </table:table-cell>
          <table:table-cell office:value-type="string" calcext:value-type="string">
            <text:p>Durian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32693080" calcext:value-type="float">
            <text:p>1532693080</text:p>
          </table:table-cell>
          <table:table-cell office:value-type="string" calcext:value-type="string">
            <text:p>Hilo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34156106" calcext:value-type="float">
            <text:p>1534156106</text:p>
          </table:table-cell>
          <table:table-cell office:value-type="string" calcext:value-type="string">
            <text:p>Xabek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1757710" calcext:value-type="float">
            <text:p>1541757710</text:p>
          </table:table-cell>
          <table:table-cell office:value-type="string" calcext:value-type="string">
            <text:p>Penumbra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3362389" calcext:value-type="float">
            <text:p>1543362389</text:p>
          </table:table-cell>
          <table:table-cell office:value-type="string" calcext:value-type="string">
            <text:p>Beta Paldorios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4167937" calcext:value-type="float">
            <text:p>1544167937</text:p>
          </table:table-cell>
          <table:table-cell office:value-type="string" calcext:value-type="string">
            <text:p>Kreteo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7825221" calcext:value-type="float">
            <text:p>1547825221</text:p>
          </table:table-cell>
          <table:table-cell office:value-type="string" calcext:value-type="string">
            <text:p>Mapic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49883102" calcext:value-type="float">
            <text:p>1549883102</text:p>
          </table:table-cell>
          <table:table-cell office:value-type="string" calcext:value-type="string">
            <text:p>Fyrsta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56190441" calcext:value-type="float">
            <text:p>1556190441</text:p>
          </table:table-cell>
          <table:table-cell office:value-type="string" calcext:value-type="string">
            <text:p>Jeuaiei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59195274" calcext:value-type="float">
            <text:p>1559195274</text:p>
          </table:table-cell>
          <table:table-cell office:value-type="string" calcext:value-type="string">
            <text:p>Ru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59744355" calcext:value-type="float">
            <text:p>1559744355</text:p>
          </table:table-cell>
          <table:table-cell office:value-type="string" calcext:value-type="string">
            <text:p>Ok'Vak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0703707" calcext:value-type="float">
            <text:p>1560703707</text:p>
          </table:table-cell>
          <table:table-cell office:value-type="string" calcext:value-type="string">
            <text:p>Ezl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4915301" calcext:value-type="float">
            <text:p>1564915301</text:p>
          </table:table-cell>
          <table:table-cell office:value-type="string" calcext:value-type="string">
            <text:p>Timore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5041369" calcext:value-type="float">
            <text:p>1565041369</text:p>
          </table:table-cell>
          <table:table-cell office:value-type="string" calcext:value-type="string">
            <text:p>Rua Ri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5175006" calcext:value-type="float">
            <text:p>1565175006</text:p>
          </table:table-cell>
          <table:table-cell office:value-type="string" calcext:value-type="string">
            <text:p>Tolain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6236961" calcext:value-type="float">
            <text:p>1566236961</text:p>
          </table:table-cell>
          <table:table-cell office:value-type="string" calcext:value-type="string">
            <text:p>Izth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69696189" calcext:value-type="float">
            <text:p>1569696189</text:p>
          </table:table-cell>
          <table:table-cell office:value-type="string" calcext:value-type="string">
            <text:p>Sentaros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1296611" calcext:value-type="float">
            <text:p>1571296611</text:p>
          </table:table-cell>
          <table:table-cell office:value-type="string" calcext:value-type="string">
            <text:p>Nyrheimur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1932061" calcext:value-type="float">
            <text:p>1571932061</text:p>
          </table:table-cell>
          <table:table-cell office:value-type="string" calcext:value-type="string">
            <text:p>Santuz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2939488" calcext:value-type="float">
            <text:p>1572939488</text:p>
          </table:table-cell>
          <table:table-cell office:value-type="string" calcext:value-type="string">
            <text:p>Merius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5456588" calcext:value-type="float">
            <text:p>1575456588</text:p>
          </table:table-cell>
          <table:table-cell office:value-type="string" calcext:value-type="string">
            <text:p>Lu'Kash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78101094" calcext:value-type="float">
            <text:p>1578101094</text:p>
          </table:table-cell>
          <table:table-cell office:value-type="string" calcext:value-type="string">
            <text:p>Devrom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3964158" calcext:value-type="float">
            <text:p>1583964158</text:p>
          </table:table-cell>
          <table:table-cell office:value-type="string" calcext:value-type="string">
            <text:p>Stilhe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4275272" calcext:value-type="float">
            <text:p>1584275272</text:p>
          </table:table-cell>
          <table:table-cell office:value-type="string" calcext:value-type="string">
            <text:p>Unarri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89741937" calcext:value-type="float">
            <text:p>1589741937</text:p>
          </table:table-cell>
          <table:table-cell office:value-type="string" calcext:value-type="string">
            <text:p>B'Oh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1474708" calcext:value-type="float">
            <text:p>1591474708</text:p>
          </table:table-cell>
          <table:table-cell office:value-type="string" calcext:value-type="string">
            <text:p>Kaus Media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2824999" calcext:value-type="float">
            <text:p>1592824999</text:p>
          </table:table-cell>
          <table:table-cell office:value-type="string" calcext:value-type="string">
            <text:p>Doka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3045297" calcext:value-type="float">
            <text:p>1593045297</text:p>
          </table:table-cell>
          <table:table-cell office:value-type="string" calcext:value-type="string">
            <text:p>Qeyma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3338589" calcext:value-type="float">
            <text:p>1593338589</text:p>
          </table:table-cell>
          <table:table-cell office:value-type="string" calcext:value-type="string">
            <text:p>Burran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5652073" calcext:value-type="float">
            <text:p>1595652073</text:p>
          </table:table-cell>
          <table:table-cell office:value-type="string" calcext:value-type="string">
            <text:p>Olaria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598300560" calcext:value-type="float">
            <text:p>1598300560</text:p>
          </table:table-cell>
          <table:table-cell office:value-type="string" calcext:value-type="string">
            <text:p>Beku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1075051" calcext:value-type="float">
            <text:p>1601075051</text:p>
          </table:table-cell>
          <table:table-cell office:value-type="string" calcext:value-type="string">
            <text:p>Vuro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1095427" calcext:value-type="float">
            <text:p>1601095427</text:p>
          </table:table-cell>
          <table:table-cell office:value-type="string" calcext:value-type="string">
            <text:p>Petandri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5246968" calcext:value-type="float">
            <text:p>1605246968</text:p>
          </table:table-cell>
          <table:table-cell office:value-type="string" calcext:value-type="string">
            <text:p>Redmond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08653621" calcext:value-type="float">
            <text:p>1608653621</text:p>
          </table:table-cell>
          <table:table-cell office:value-type="string" calcext:value-type="string">
            <text:p>Minne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13927324" calcext:value-type="float">
            <text:p>1613927324</text:p>
          </table:table-cell>
          <table:table-cell office:value-type="string" calcext:value-type="string">
            <text:p>Caldik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14747268" calcext:value-type="float">
            <text:p>1614747268</text:p>
          </table:table-cell>
          <table:table-cell office:value-type="string" calcext:value-type="string">
            <text:p>Boru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17490775" calcext:value-type="float">
            <text:p>1617490775</text:p>
          </table:table-cell>
          <table:table-cell office:value-type="string" calcext:value-type="string">
            <text:p>S'mtharz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25240791" calcext:value-type="float">
            <text:p>1625240791</text:p>
          </table:table-cell>
          <table:table-cell office:value-type="string" calcext:value-type="string">
            <text:p>Huik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27731292" calcext:value-type="float">
            <text:p>1627731292</text:p>
          </table:table-cell>
          <table:table-cell office:value-type="string" calcext:value-type="string">
            <text:p>Ertalwu</text:p>
          </table:table-cell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4013155" calcext:value-type="float">
            <text:p>1634013155</text:p>
          </table:table-cell>
          <table:table-cell office:value-type="string" calcext:value-type="string">
            <text:p>Robeto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35091362" calcext:value-type="float">
            <text:p>1635091362</text:p>
          </table:table-cell>
          <table:table-cell office:value-type="string" calcext:value-type="string">
            <text:p>Ander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0104968" calcext:value-type="float">
            <text:p>1640104968</text:p>
          </table:table-cell>
          <table:table-cell office:value-type="string" calcext:value-type="string">
            <text:p>Zed Alpha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6316380" calcext:value-type="float">
            <text:p>1646316380</text:p>
          </table:table-cell>
          <table:table-cell office:value-type="string" calcext:value-type="string">
            <text:p>Aylus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7623234" calcext:value-type="float">
            <text:p>1647623234</text:p>
          </table:table-cell>
          <table:table-cell office:value-type="string" calcext:value-type="string">
            <text:p>Ione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49853747" calcext:value-type="float">
            <text:p>1649853747</text:p>
          </table:table-cell>
          <table:table-cell office:value-type="string" calcext:value-type="string">
            <text:p>Tandoria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0023763" calcext:value-type="float">
            <text:p>1650023763</text:p>
          </table:table-cell>
          <table:table-cell office:value-type="string" calcext:value-type="string">
            <text:p>Whitehead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0736433" calcext:value-type="float">
            <text:p>1650736433</text:p>
          </table:table-cell>
          <table:table-cell office:value-type="string" calcext:value-type="string">
            <text:p>Krlakh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3126076" calcext:value-type="float">
            <text:p>1653126076</text:p>
          </table:table-cell>
          <table:table-cell office:value-type="string" calcext:value-type="string">
            <text:p>Alpha Centauri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3674927" calcext:value-type="float">
            <text:p>1653674927</text:p>
          </table:table-cell>
          <table:table-cell office:value-type="string" calcext:value-type="string">
            <text:p>Uklor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4231988" calcext:value-type="float">
            <text:p>1654231988</text:p>
          </table:table-cell>
          <table:table-cell office:value-type="string" calcext:value-type="string">
            <text:p>Tov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6476637" calcext:value-type="float">
            <text:p>1656476637</text:p>
          </table:table-cell>
          <table:table-cell office:value-type="string" calcext:value-type="string">
            <text:p>Alpha Horunia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6638301" calcext:value-type="float">
            <text:p>1656638301</text:p>
          </table:table-cell>
          <table:table-cell office:value-type="string" calcext:value-type="string">
            <text:p>Panak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6845244" calcext:value-type="float">
            <text:p>1656845244</text:p>
          </table:table-cell>
          <table:table-cell office:value-type="string" calcext:value-type="string">
            <text:p>Netron Omeg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8706096" calcext:value-type="float">
            <text:p>1658706096</text:p>
          </table:table-cell>
          <table:table-cell office:value-type="string" calcext:value-type="string">
            <text:p>Kalalisko</text:p>
          </table:table-cell>
          <table:table-cell office:value-type="float" office:value="56" calcext:value-type="float">
            <text:p>5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58720101" calcext:value-type="float">
            <text:p>1658720101</text:p>
          </table:table-cell>
          <table:table-cell office:value-type="string" calcext:value-type="string">
            <text:p>Murasaki 3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0252571" calcext:value-type="float">
            <text:p>1660252571</text:p>
          </table:table-cell>
          <table:table-cell office:value-type="string" calcext:value-type="string">
            <text:p>Laynso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0792724" calcext:value-type="float">
            <text:p>1660792724</text:p>
          </table:table-cell>
          <table:table-cell office:value-type="string" calcext:value-type="string">
            <text:p>Godui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1476082" calcext:value-type="float">
            <text:p>1661476082</text:p>
          </table:table-cell>
          <table:table-cell office:value-type="string" calcext:value-type="string">
            <text:p>Halk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1683936" calcext:value-type="float">
            <text:p>1661683936</text:p>
          </table:table-cell>
          <table:table-cell office:value-type="string" calcext:value-type="string">
            <text:p>Talmir-8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66924692" calcext:value-type="float">
            <text:p>1666924692</text:p>
          </table:table-cell>
          <table:table-cell office:value-type="string" calcext:value-type="string">
            <text:p>D0D-G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75983977" calcext:value-type="float">
            <text:p>1675983977</text:p>
          </table:table-cell>
          <table:table-cell office:value-type="string" calcext:value-type="string">
            <text:p>Eagutim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79021392" calcext:value-type="float">
            <text:p>1679021392</text:p>
          </table:table-cell>
          <table:table-cell office:value-type="string" calcext:value-type="string">
            <text:p>Solis Alph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0347590" calcext:value-type="float">
            <text:p>1680347590</text:p>
          </table:table-cell>
          <table:table-cell office:value-type="string" calcext:value-type="string">
            <text:p>Lyda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0845187" calcext:value-type="float">
            <text:p>1680845187</text:p>
          </table:table-cell>
          <table:table-cell office:value-type="string" calcext:value-type="string">
            <text:p>Terminimuru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3936460" calcext:value-type="float">
            <text:p>1683936460</text:p>
          </table:table-cell>
          <table:table-cell office:value-type="string" calcext:value-type="string">
            <text:p>X5-TKV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4303590" calcext:value-type="float">
            <text:p>1684303590</text:p>
          </table:table-cell>
          <table:table-cell office:value-type="string" calcext:value-type="string">
            <text:p>Isa'day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4487587" calcext:value-type="float">
            <text:p>1684487587</text:p>
          </table:table-cell>
          <table:table-cell office:value-type="string" calcext:value-type="string">
            <text:p>Yuma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4703843" calcext:value-type="float">
            <text:p>1684703843</text:p>
          </table:table-cell>
          <table:table-cell office:value-type="string" calcext:value-type="string">
            <text:p>Sirius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86192057" calcext:value-type="float">
            <text:p>1686192057</text:p>
          </table:table-cell>
          <table:table-cell office:value-type="string" calcext:value-type="string">
            <text:p>Ty'Rall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0746163" calcext:value-type="float">
            <text:p>1690746163</text:p>
          </table:table-cell>
          <table:table-cell office:value-type="string" calcext:value-type="string">
            <text:p>Eeli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1252927" calcext:value-type="float">
            <text:p>1691252927</text:p>
          </table:table-cell>
          <table:table-cell office:value-type="string" calcext:value-type="string">
            <text:p>K’amia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1629445" calcext:value-type="float">
            <text:p>1691629445</text:p>
          </table:table-cell>
          <table:table-cell office:value-type="string" calcext:value-type="string">
            <text:p>Talor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1770428" calcext:value-type="float">
            <text:p>1691770428</text:p>
          </table:table-cell>
          <table:table-cell office:value-type="string" calcext:value-type="string">
            <text:p>Ajilon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4524999" calcext:value-type="float">
            <text:p>1694524999</text:p>
          </table:table-cell>
          <table:table-cell office:value-type="string" calcext:value-type="string">
            <text:p>Elequa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695798898" calcext:value-type="float">
            <text:p>1695798898</text:p>
          </table:table-cell>
          <table:table-cell office:value-type="string" calcext:value-type="string">
            <text:p>Nyrheimur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02244411" calcext:value-type="float">
            <text:p>1702244411</text:p>
          </table:table-cell>
          <table:table-cell office:value-type="string" calcext:value-type="string">
            <text:p>Holles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06447579" calcext:value-type="float">
            <text:p>1706447579</text:p>
          </table:table-cell>
          <table:table-cell office:value-type="string" calcext:value-type="string">
            <text:p>Beine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09942779" calcext:value-type="float">
            <text:p>1709942779</text:p>
          </table:table-cell>
          <table:table-cell office:value-type="string" calcext:value-type="string">
            <text:p>Veia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0131408" calcext:value-type="float">
            <text:p>1710131408</text:p>
          </table:table-cell>
          <table:table-cell office:value-type="string" calcext:value-type="string">
            <text:p>Muhg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0685740" calcext:value-type="float">
            <text:p>1710685740</text:p>
          </table:table-cell>
          <table:table-cell office:value-type="string" calcext:value-type="string">
            <text:p>Gemet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4335968" calcext:value-type="float">
            <text:p>1714335968</text:p>
          </table:table-cell>
          <table:table-cell office:value-type="string" calcext:value-type="string">
            <text:p>Etalon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18038036" calcext:value-type="float">
            <text:p>1718038036</text:p>
          </table:table-cell>
          <table:table-cell office:value-type="string" calcext:value-type="string">
            <text:p>Fastolf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26465367" calcext:value-type="float">
            <text:p>1726465367</text:p>
          </table:table-cell>
          <table:table-cell office:value-type="string" calcext:value-type="string">
            <text:p>Oltom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1519518" calcext:value-type="float">
            <text:p>1731519518</text:p>
          </table:table-cell>
          <table:table-cell office:value-type="string" calcext:value-type="string">
            <text:p>Vosak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5899624" calcext:value-type="float">
            <text:p>1735899624</text:p>
          </table:table-cell>
          <table:table-cell office:value-type="string" calcext:value-type="string">
            <text:p>Francihk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37987104" calcext:value-type="float">
            <text:p>1737987104</text:p>
          </table:table-cell>
          <table:table-cell office:value-type="string" calcext:value-type="string">
            <text:p>Triss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0429538" calcext:value-type="float">
            <text:p>1740429538</text:p>
          </table:table-cell>
          <table:table-cell office:value-type="string" calcext:value-type="string">
            <text:p>Kibuk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2913141" calcext:value-type="float">
            <text:p>1742913141</text:p>
          </table:table-cell>
          <table:table-cell office:value-type="string" calcext:value-type="string">
            <text:p>Napiar ⇺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4652289" calcext:value-type="float">
            <text:p>1744652289</text:p>
          </table:table-cell>
          <table:table-cell office:value-type="string" calcext:value-type="string">
            <text:p>Maranga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5143614" calcext:value-type="float">
            <text:p>1745143614</text:p>
          </table:table-cell>
          <table:table-cell office:value-type="string" calcext:value-type="string">
            <text:p>Dhi'b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7522756" calcext:value-type="float">
            <text:p>1747522756</text:p>
          </table:table-cell>
          <table:table-cell office:value-type="string" calcext:value-type="string">
            <text:p>Almango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7858074" calcext:value-type="float">
            <text:p>1747858074</text:p>
          </table:table-cell>
          <table:table-cell office:value-type="string" calcext:value-type="string">
            <text:p>Nabok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48542290" calcext:value-type="float">
            <text:p>1748542290</text:p>
          </table:table-cell>
          <table:table-cell office:value-type="string" calcext:value-type="string">
            <text:p>Nott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0736123" calcext:value-type="float">
            <text:p>1750736123</text:p>
          </table:table-cell>
          <table:table-cell office:value-type="string" calcext:value-type="string">
            <text:p>Vemmi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3923484" calcext:value-type="float">
            <text:p>1753923484</text:p>
          </table:table-cell>
          <table:table-cell office:value-type="string" calcext:value-type="string">
            <text:p>Talvath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6718205" calcext:value-type="float">
            <text:p>1756718205</text:p>
          </table:table-cell>
          <table:table-cell office:value-type="string" calcext:value-type="string">
            <text:p>Tullias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8632971" calcext:value-type="float">
            <text:p>1758632971</text:p>
          </table:table-cell>
          <table:table-cell office:value-type="string" calcext:value-type="string">
            <text:p>Brellan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8678837" calcext:value-type="float">
            <text:p>1758678837</text:p>
          </table:table-cell>
          <table:table-cell office:value-type="string" calcext:value-type="string">
            <text:p>Owlbuth ⇺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9717590" calcext:value-type="float">
            <text:p>1759717590</text:p>
          </table:table-cell>
          <table:table-cell office:value-type="string" calcext:value-type="string">
            <text:p>Jonauer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59962100" calcext:value-type="float">
            <text:p>1759962100</text:p>
          </table:table-cell>
          <table:table-cell office:value-type="string" calcext:value-type="string">
            <text:p>Innlasn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1673303" calcext:value-type="float">
            <text:p>1761673303</text:p>
          </table:table-cell>
          <table:table-cell office:value-type="string" calcext:value-type="string">
            <text:p>Kronos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4565079" calcext:value-type="float">
            <text:p>1764565079</text:p>
          </table:table-cell>
          <table:table-cell office:value-type="string" calcext:value-type="string">
            <text:p>Necrocormeum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5841654" calcext:value-type="float">
            <text:p>1765841654</text:p>
          </table:table-cell>
          <table:table-cell office:value-type="string" calcext:value-type="string">
            <text:p>Fibona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8514184" calcext:value-type="float">
            <text:p>1768514184</text:p>
          </table:table-cell>
          <table:table-cell office:value-type="string" calcext:value-type="string">
            <text:p>Iekifog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8926542" calcext:value-type="float">
            <text:p>1768926542</text:p>
          </table:table-cell>
          <table:table-cell office:value-type="string" calcext:value-type="string">
            <text:p>Ber'Tho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9159877" calcext:value-type="float">
            <text:p>1769159877</text:p>
          </table:table-cell>
          <table:table-cell office:value-type="string" calcext:value-type="string">
            <text:p>Tigan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69281385" calcext:value-type="float">
            <text:p>1769281385</text:p>
          </table:table-cell>
          <table:table-cell office:value-type="string" calcext:value-type="string">
            <text:p>Het'Tenz'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5451055" calcext:value-type="float">
            <text:p>1775451055</text:p>
          </table:table-cell>
          <table:table-cell office:value-type="string" calcext:value-type="string">
            <text:p>Tera Lara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6162881" calcext:value-type="float">
            <text:p>1776162881</text:p>
          </table:table-cell>
          <table:table-cell office:value-type="string" calcext:value-type="string">
            <text:p>Sae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7892009" calcext:value-type="float">
            <text:p>1777892009</text:p>
          </table:table-cell>
          <table:table-cell office:value-type="string" calcext:value-type="string">
            <text:p>Zosam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8259122" calcext:value-type="float">
            <text:p>1778259122</text:p>
          </table:table-cell>
          <table:table-cell office:value-type="string" calcext:value-type="string">
            <text:p>Nujord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79012470" calcext:value-type="float">
            <text:p>1779012470</text:p>
          </table:table-cell>
          <table:table-cell office:value-type="string" calcext:value-type="string">
            <text:p>Burke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0286771" calcext:value-type="float">
            <text:p>1780286771</text:p>
          </table:table-cell>
          <table:table-cell office:value-type="string" calcext:value-type="string">
            <text:p>Yadow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1274189" calcext:value-type="float">
            <text:p>1781274189</text:p>
          </table:table-cell>
          <table:table-cell office:value-type="string" calcext:value-type="string">
            <text:p>Cada-X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2058055" calcext:value-type="float">
            <text:p>1782058055</text:p>
          </table:table-cell>
          <table:table-cell office:value-type="string" calcext:value-type="string">
            <text:p>Mak'ala Gamm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2159884" calcext:value-type="float">
            <text:p>1782159884</text:p>
          </table:table-cell>
          <table:table-cell office:value-type="string" calcext:value-type="string">
            <text:p>Inisfal</text:p>
          </table:table-cell>
          <table:table-cell office:value-type="float" office:value="58" calcext:value-type="float">
            <text:p>58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6096059" calcext:value-type="float">
            <text:p>1786096059</text:p>
          </table:table-cell>
          <table:table-cell office:value-type="string" calcext:value-type="string">
            <text:p>Ceguh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6356911" calcext:value-type="float">
            <text:p>1786356911</text:p>
          </table:table-cell>
          <table:table-cell office:value-type="string" calcext:value-type="string">
            <text:p>Omadi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86976742" calcext:value-type="float">
            <text:p>1786976742</text:p>
          </table:table-cell>
          <table:table-cell office:value-type="string" calcext:value-type="string">
            <text:p>Mesadi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0049115" calcext:value-type="float">
            <text:p>1790049115</text:p>
          </table:table-cell>
          <table:table-cell office:value-type="string" calcext:value-type="string">
            <text:p>Vindemiatrix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0682461" calcext:value-type="float">
            <text:p>1790682461</text:p>
          </table:table-cell>
          <table:table-cell office:value-type="string" calcext:value-type="string">
            <text:p>B'Moth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0893897" calcext:value-type="float">
            <text:p>1790893897</text:p>
          </table:table-cell>
          <table:table-cell office:value-type="string" calcext:value-type="string">
            <text:p>Mordus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1133099" calcext:value-type="float">
            <text:p>1791133099</text:p>
          </table:table-cell>
          <table:table-cell office:value-type="string" calcext:value-type="string">
            <text:p>Bubeau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2068830" calcext:value-type="float">
            <text:p>1792068830</text:p>
          </table:table-cell>
          <table:table-cell office:value-type="string" calcext:value-type="string">
            <text:p>Mosto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5040494" calcext:value-type="float">
            <text:p>1795040494</text:p>
          </table:table-cell>
          <table:table-cell office:value-type="string" calcext:value-type="string">
            <text:p>Enten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795645877" calcext:value-type="float">
            <text:p>1795645877</text:p>
          </table:table-cell>
          <table:table-cell office:value-type="string" calcext:value-type="string">
            <text:p>Inaara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3857747" calcext:value-type="float">
            <text:p>1803857747</text:p>
          </table:table-cell>
          <table:table-cell office:value-type="string" calcext:value-type="string">
            <text:p>Duportas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4848892" calcext:value-type="float">
            <text:p>1804848892</text:p>
          </table:table-cell>
          <table:table-cell office:value-type="string" calcext:value-type="string">
            <text:p>Neethia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07530157" calcext:value-type="float">
            <text:p>1807530157</text:p>
          </table:table-cell>
          <table:table-cell office:value-type="string" calcext:value-type="string">
            <text:p>Rek'Sgar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1606244" calcext:value-type="float">
            <text:p>1811606244</text:p>
          </table:table-cell>
          <table:table-cell office:value-type="string" calcext:value-type="string">
            <text:p>Cha'Takla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3666945" calcext:value-type="float">
            <text:p>1813666945</text:p>
          </table:table-cell>
          <table:table-cell office:value-type="string" calcext:value-type="string">
            <text:p>Elzbar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4920219" calcext:value-type="float">
            <text:p>1814920219</text:p>
          </table:table-cell>
          <table:table-cell office:value-type="string" calcext:value-type="string">
            <text:p>Al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6253414" calcext:value-type="float">
            <text:p>1816253414</text:p>
          </table:table-cell>
          <table:table-cell office:value-type="string" calcext:value-type="string">
            <text:p>Zlim'kach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19436074" calcext:value-type="float">
            <text:p>1819436074</text:p>
          </table:table-cell>
          <table:table-cell office:value-type="string" calcext:value-type="string">
            <text:p>Arale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0074552" calcext:value-type="float">
            <text:p>1820074552</text:p>
          </table:table-cell>
          <table:table-cell office:value-type="string" calcext:value-type="string">
            <text:p>Hann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0190208" calcext:value-type="float">
            <text:p>1820190208</text:p>
          </table:table-cell>
          <table:table-cell office:value-type="string" calcext:value-type="string">
            <text:p>Weima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26284918" calcext:value-type="float">
            <text:p>1826284918</text:p>
          </table:table-cell>
          <table:table-cell office:value-type="string" calcext:value-type="string">
            <text:p>Ophiuchi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32830529" calcext:value-type="float">
            <text:p>1832830529</text:p>
          </table:table-cell>
          <table:table-cell office:value-type="string" calcext:value-type="string">
            <text:p>Anzat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34120811" calcext:value-type="float">
            <text:p>1834120811</text:p>
          </table:table-cell>
          <table:table-cell office:value-type="string" calcext:value-type="string">
            <text:p>Iota Pavonis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35140406" calcext:value-type="float">
            <text:p>1835140406</text:p>
          </table:table-cell>
          <table:table-cell office:value-type="string" calcext:value-type="string">
            <text:p>H’ganrem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2911980" calcext:value-type="float">
            <text:p>1842911980</text:p>
          </table:table-cell>
          <table:table-cell office:value-type="string" calcext:value-type="string">
            <text:p>Cor Caroli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3916254" calcext:value-type="float">
            <text:p>1843916254</text:p>
          </table:table-cell>
          <table:table-cell office:value-type="string" calcext:value-type="string">
            <text:p>Harrizon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4514955" calcext:value-type="float">
            <text:p>1844514955</text:p>
          </table:table-cell>
          <table:table-cell office:value-type="string" calcext:value-type="string">
            <text:p>Ballion</text:p>
          </table:table-cell>
          <table:table-cell office:value-type="float" office:value="46" calcext:value-type="float">
            <text:p>4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7701194" calcext:value-type="float">
            <text:p>1847701194</text:p>
          </table:table-cell>
          <table:table-cell office:value-type="string" calcext:value-type="string">
            <text:p>Boniv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8641165" calcext:value-type="float">
            <text:p>1848641165</text:p>
          </table:table-cell>
          <table:table-cell office:value-type="string" calcext:value-type="string">
            <text:p>Orai-12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49580524" calcext:value-type="float">
            <text:p>1849580524</text:p>
          </table:table-cell>
          <table:table-cell office:value-type="string" calcext:value-type="string">
            <text:p>Mak'ala Alph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0602604" calcext:value-type="float">
            <text:p>1850602604</text:p>
          </table:table-cell>
          <table:table-cell office:value-type="string" calcext:value-type="string">
            <text:p>Inocula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0739058" calcext:value-type="float">
            <text:p>1850739058</text:p>
          </table:table-cell>
          <table:table-cell office:value-type="string" calcext:value-type="string">
            <text:p>Barasa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4874708" calcext:value-type="float">
            <text:p>1854874708</text:p>
          </table:table-cell>
          <table:table-cell office:value-type="string" calcext:value-type="string">
            <text:p>Kepler-0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5008555" calcext:value-type="float">
            <text:p>1855008555</text:p>
          </table:table-cell>
          <table:table-cell office:value-type="string" calcext:value-type="string">
            <text:p>Kaikar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57228856" calcext:value-type="float">
            <text:p>1857228856</text:p>
          </table:table-cell>
          <table:table-cell office:value-type="string" calcext:value-type="string">
            <text:p>Kre'Tak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62365964" calcext:value-type="float">
            <text:p>1862365964</text:p>
          </table:table-cell>
          <table:table-cell office:value-type="string" calcext:value-type="string">
            <text:p>Baryn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70344143" calcext:value-type="float">
            <text:p>1870344143</text:p>
          </table:table-cell>
          <table:table-cell office:value-type="string" calcext:value-type="string">
            <text:p>Nalla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77989642" calcext:value-type="float">
            <text:p>1877989642</text:p>
          </table:table-cell>
          <table:table-cell office:value-type="string" calcext:value-type="string">
            <text:p>Skarrl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79250507" calcext:value-type="float">
            <text:p>1879250507</text:p>
          </table:table-cell>
          <table:table-cell office:value-type="string" calcext:value-type="string">
            <text:p>Klefaski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1017308" calcext:value-type="float">
            <text:p>1881017308</text:p>
          </table:table-cell>
          <table:table-cell office:value-type="string" calcext:value-type="string">
            <text:p>Bazamex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3651089" calcext:value-type="float">
            <text:p>1883651089</text:p>
          </table:table-cell>
          <table:table-cell office:value-type="string" calcext:value-type="string">
            <text:p>Alycen</text:p>
          </table:table-cell>
          <table:table-cell office:value-type="float" office:value="44" calcext:value-type="float">
            <text:p>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6094968" calcext:value-type="float">
            <text:p>1886094968</text:p>
          </table:table-cell>
          <table:table-cell office:value-type="string" calcext:value-type="string">
            <text:p>Samson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6805233" calcext:value-type="float">
            <text:p>1886805233</text:p>
          </table:table-cell>
          <table:table-cell office:value-type="string" calcext:value-type="string">
            <text:p>Belak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7075428" calcext:value-type="float">
            <text:p>1887075428</text:p>
          </table:table-cell>
          <table:table-cell office:value-type="string" calcext:value-type="string">
            <text:p>Kuas-12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89839786" calcext:value-type="float">
            <text:p>1889839786</text:p>
          </table:table-cell>
          <table:table-cell office:value-type="string" calcext:value-type="string">
            <text:p>Asronal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1192557" calcext:value-type="float">
            <text:p>1891192557</text:p>
          </table:table-cell>
          <table:table-cell office:value-type="string" calcext:value-type="string">
            <text:p>Ch'Kmulk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2593893" calcext:value-type="float">
            <text:p>1892593893</text:p>
          </table:table-cell>
          <table:table-cell office:value-type="string" calcext:value-type="string">
            <text:p>Somraw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3283135" calcext:value-type="float">
            <text:p>1893283135</text:p>
          </table:table-cell>
          <table:table-cell office:value-type="string" calcext:value-type="string">
            <text:p>Ber'Tho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3789079" calcext:value-type="float">
            <text:p>1893789079</text:p>
          </table:table-cell>
          <table:table-cell office:value-type="string" calcext:value-type="string">
            <text:p>Avofall</text:p>
          </table:table-cell>
          <table:table-cell office:value-type="float" office:value="48" calcext:value-type="float">
            <text:p>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894738756" calcext:value-type="float">
            <text:p>1894738756</text:p>
          </table:table-cell>
          <table:table-cell office:value-type="string" calcext:value-type="string">
            <text:p>Exchange Delta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0858811" calcext:value-type="float">
            <text:p>1900858811</text:p>
          </table:table-cell>
          <table:table-cell office:value-type="string" calcext:value-type="string">
            <text:p>Truai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1028317" calcext:value-type="float">
            <text:p>1901028317</text:p>
          </table:table-cell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3711022" calcext:value-type="float">
            <text:p>1903711022</text:p>
          </table:table-cell>
          <table:table-cell office:value-type="string" calcext:value-type="string">
            <text:p>Draumen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05676971" calcext:value-type="float">
            <text:p>1905676971</text:p>
          </table:table-cell>
          <table:table-cell office:value-type="string" calcext:value-type="string">
            <text:p>Fiad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0889934" calcext:value-type="float">
            <text:p>1910889934</text:p>
          </table:table-cell>
          <table:table-cell office:value-type="string" calcext:value-type="string">
            <text:p>Nilkin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1521293" calcext:value-type="float">
            <text:p>1911521293</text:p>
          </table:table-cell>
          <table:table-cell office:value-type="string" calcext:value-type="string">
            <text:p>Wasat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3932603" calcext:value-type="float">
            <text:p>1913932603</text:p>
          </table:table-cell>
          <table:table-cell office:value-type="string" calcext:value-type="string">
            <text:p>Garadius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6359164" calcext:value-type="float">
            <text:p>1916359164</text:p>
          </table:table-cell>
          <table:table-cell office:value-type="string" calcext:value-type="string">
            <text:p>Corvidae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8573545" calcext:value-type="float">
            <text:p>1918573545</text:p>
          </table:table-cell>
          <table:table-cell office:value-type="string" calcext:value-type="string">
            <text:p>Parka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9287009" calcext:value-type="float">
            <text:p>1919287009</text:p>
          </table:table-cell>
          <table:table-cell office:value-type="string" calcext:value-type="string">
            <text:p>Neo'Tek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9551925" calcext:value-type="float">
            <text:p>1919551925</text:p>
          </table:table-cell>
          <table:table-cell office:value-type="string" calcext:value-type="string">
            <text:p>The Principium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19858549" calcext:value-type="float">
            <text:p>1919858549</text:p>
          </table:table-cell>
          <table:table-cell office:value-type="string" calcext:value-type="string">
            <text:p>Castor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2272828" calcext:value-type="float">
            <text:p>1922272828</text:p>
          </table:table-cell>
          <table:table-cell office:value-type="string" calcext:value-type="string">
            <text:p>Azati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2414485" calcext:value-type="float">
            <text:p>1922414485</text:p>
          </table:table-cell>
          <table:table-cell office:value-type="string" calcext:value-type="string">
            <text:p>Madra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2741983" calcext:value-type="float">
            <text:p>1922741983</text:p>
          </table:table-cell>
          <table:table-cell office:value-type="string" calcext:value-type="string">
            <text:p>Antrexi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4813864" calcext:value-type="float">
            <text:p>1924813864</text:p>
          </table:table-cell>
          <table:table-cell office:value-type="string" calcext:value-type="string">
            <text:p>Paradane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5134276" calcext:value-type="float">
            <text:p>1925134276</text:p>
          </table:table-cell>
          <table:table-cell office:value-type="string" calcext:value-type="string">
            <text:p>Mira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6261734" calcext:value-type="float">
            <text:p>1926261734</text:p>
          </table:table-cell>
          <table:table-cell office:value-type="string" calcext:value-type="string">
            <text:p>Pekka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7134568" calcext:value-type="float">
            <text:p>1927134568</text:p>
          </table:table-cell>
          <table:table-cell office:value-type="string" calcext:value-type="string">
            <text:p>Nequencia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7260860" calcext:value-type="float">
            <text:p>1927260860</text:p>
          </table:table-cell>
          <table:table-cell office:value-type="string" calcext:value-type="string">
            <text:p>Gradientes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29216415" calcext:value-type="float">
            <text:p>1929216415</text:p>
          </table:table-cell>
          <table:table-cell office:value-type="string" calcext:value-type="string">
            <text:p>Fulriit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0126884" calcext:value-type="float">
            <text:p>1930126884</text:p>
          </table:table-cell>
          <table:table-cell office:value-type="string" calcext:value-type="string">
            <text:p>Lixar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0564350" calcext:value-type="float">
            <text:p>1930564350</text:p>
          </table:table-cell>
          <table:table-cell office:value-type="string" calcext:value-type="string">
            <text:p>Alea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3621140" calcext:value-type="float">
            <text:p>1933621140</text:p>
          </table:table-cell>
          <table:table-cell office:value-type="string" calcext:value-type="string">
            <text:p>YoDSutlj NaQ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5003290" calcext:value-type="float">
            <text:p>1935003290</text:p>
          </table:table-cell>
          <table:table-cell office:value-type="string" calcext:value-type="string">
            <text:p>Quo'Ko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8653284" calcext:value-type="float">
            <text:p>1938653284</text:p>
          </table:table-cell>
          <table:table-cell office:value-type="string" calcext:value-type="string">
            <text:p>Tezera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39261289" calcext:value-type="float">
            <text:p>1939261289</text:p>
          </table:table-cell>
          <table:table-cell office:value-type="string" calcext:value-type="string">
            <text:p>Ariadexa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3549517" calcext:value-type="float">
            <text:p>1943549517</text:p>
          </table:table-cell>
          <table:table-cell office:value-type="string" calcext:value-type="string">
            <text:p>Nujord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6008741" calcext:value-type="float">
            <text:p>1946008741</text:p>
          </table:table-cell>
          <table:table-cell office:value-type="string" calcext:value-type="string">
            <text:p>Yifarux ⇺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8120198" calcext:value-type="float">
            <text:p>1948120198</text:p>
          </table:table-cell>
          <table:table-cell office:value-type="string" calcext:value-type="string">
            <text:p>Xiyi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49743242" calcext:value-type="float">
            <text:p>1949743242</text:p>
          </table:table-cell>
          <table:table-cell office:value-type="string" calcext:value-type="string">
            <text:p>Yarega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0701051" calcext:value-type="float">
            <text:p>1950701051</text:p>
          </table:table-cell>
          <table:table-cell office:value-type="string" calcext:value-type="string">
            <text:p>Corta Beta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1057725" calcext:value-type="float">
            <text:p>1951057725</text:p>
          </table:table-cell>
          <table:table-cell office:value-type="string" calcext:value-type="string">
            <text:p>Santheis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1906034" calcext:value-type="float">
            <text:p>1951906034</text:p>
          </table:table-cell>
          <table:table-cell office:value-type="string" calcext:value-type="string">
            <text:p>Tyra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4730883" calcext:value-type="float">
            <text:p>1954730883</text:p>
          </table:table-cell>
          <table:table-cell office:value-type="string" calcext:value-type="string">
            <text:p>Xipox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59939005" calcext:value-type="float">
            <text:p>1959939005</text:p>
          </table:table-cell>
          <table:table-cell office:value-type="string" calcext:value-type="string">
            <text:p>Corsen</text:p>
          </table:table-cell>
          <table:table-cell office:value-type="float" office:value="49" calcext:value-type="float">
            <text:p>49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2399665" calcext:value-type="float">
            <text:p>1972399665</text:p>
          </table:table-cell>
          <table:table-cell office:value-type="string" calcext:value-type="string">
            <text:p>Dis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2759016" calcext:value-type="float">
            <text:p>1972759016</text:p>
          </table:table-cell>
          <table:table-cell office:value-type="string" calcext:value-type="string">
            <text:p>Kraatu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6031045" calcext:value-type="float">
            <text:p>1976031045</text:p>
          </table:table-cell>
          <table:table-cell office:value-type="string" calcext:value-type="string">
            <text:p>Eayou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8242855" calcext:value-type="float">
            <text:p>1978242855</text:p>
          </table:table-cell>
          <table:table-cell office:value-type="string" calcext:value-type="string">
            <text:p>Ber'thir ⇺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8471375" calcext:value-type="float">
            <text:p>1978471375</text:p>
          </table:table-cell>
          <table:table-cell office:value-type="string" calcext:value-type="string">
            <text:p>Karppinen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79255644" calcext:value-type="float">
            <text:p>1979255644</text:p>
          </table:table-cell>
          <table:table-cell office:value-type="string" calcext:value-type="string">
            <text:p>Farana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0030252" calcext:value-type="float">
            <text:p>1980030252</text:p>
          </table:table-cell>
          <table:table-cell office:value-type="string" calcext:value-type="string">
            <text:p>Zehoro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1891423" calcext:value-type="float">
            <text:p>1981891423</text:p>
          </table:table-cell>
          <table:table-cell office:value-type="string" calcext:value-type="string">
            <text:p>Mak'ala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4126753" calcext:value-type="float">
            <text:p>1984126753</text:p>
          </table:table-cell>
          <table:table-cell office:value-type="string" calcext:value-type="string">
            <text:p>Enthra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5063193" calcext:value-type="float">
            <text:p>1985063193</text:p>
          </table:table-cell>
          <table:table-cell office:value-type="string" calcext:value-type="string">
            <text:p>Qu'Vat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85294709" calcext:value-type="float">
            <text:p>1985294709</text:p>
          </table:table-cell>
          <table:table-cell office:value-type="string" calcext:value-type="string">
            <text:p>Sauchei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1745839" calcext:value-type="float">
            <text:p>1991745839</text:p>
          </table:table-cell>
          <table:table-cell office:value-type="string" calcext:value-type="string">
            <text:p>Fellebia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1993626769" calcext:value-type="float">
            <text:p>1993626769</text:p>
          </table:table-cell>
          <table:table-cell office:value-type="string" calcext:value-type="string">
            <text:p>Rixos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3099760" calcext:value-type="float">
            <text:p>2003099760</text:p>
          </table:table-cell>
          <table:table-cell office:value-type="string" calcext:value-type="string">
            <text:p>Elya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4051473" calcext:value-type="float">
            <text:p>2004051473</text:p>
          </table:table-cell>
          <table:table-cell office:value-type="string" calcext:value-type="string">
            <text:p>Velnor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5977996" calcext:value-type="float">
            <text:p>2005977996</text:p>
          </table:table-cell>
          <table:table-cell office:value-type="string" calcext:value-type="string">
            <text:p>Yutuq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09845344" calcext:value-type="float">
            <text:p>2009845344</text:p>
          </table:table-cell>
          <table:table-cell office:value-type="string" calcext:value-type="string">
            <text:p>Rydania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12746431" calcext:value-type="float">
            <text:p>2012746431</text:p>
          </table:table-cell>
          <table:table-cell office:value-type="string" calcext:value-type="string">
            <text:p>Doloran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15624080" calcext:value-type="float">
            <text:p>2015624080</text:p>
          </table:table-cell>
          <table:table-cell office:value-type="string" calcext:value-type="string">
            <text:p>Brellan Beta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0581424" calcext:value-type="float">
            <text:p>2020581424</text:p>
          </table:table-cell>
          <table:table-cell office:value-type="string" calcext:value-type="string">
            <text:p>Gya'han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0812728" calcext:value-type="float">
            <text:p>2020812728</text:p>
          </table:table-cell>
          <table:table-cell office:value-type="string" calcext:value-type="string">
            <text:p>Wlb'puq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3046687" calcext:value-type="float">
            <text:p>2023046687</text:p>
          </table:table-cell>
          <table:table-cell office:value-type="string" calcext:value-type="string">
            <text:p>Fori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28145465" calcext:value-type="float">
            <text:p>2028145465</text:p>
          </table:table-cell>
          <table:table-cell office:value-type="string" calcext:value-type="string">
            <text:p>Medua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0730027" calcext:value-type="float">
            <text:p>2030730027</text:p>
          </table:table-cell>
          <table:table-cell office:value-type="string" calcext:value-type="string">
            <text:p>Piya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1901684" calcext:value-type="float">
            <text:p>2031901684</text:p>
          </table:table-cell>
          <table:table-cell office:value-type="string" calcext:value-type="string">
            <text:p>Pneum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3451721" calcext:value-type="float">
            <text:p>2033451721</text:p>
          </table:table-cell>
          <table:table-cell office:value-type="string" calcext:value-type="string">
            <text:p>Nitur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8174376" calcext:value-type="float">
            <text:p>2038174376</text:p>
          </table:table-cell>
          <table:table-cell office:value-type="string" calcext:value-type="string">
            <text:p>Rosec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38739638" calcext:value-type="float">
            <text:p>2038739638</text:p>
          </table:table-cell>
          <table:table-cell office:value-type="string" calcext:value-type="string">
            <text:p>Abilakk Alpha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0695989" calcext:value-type="float">
            <text:p>2040695989</text:p>
          </table:table-cell>
          <table:table-cell office:value-type="string" calcext:value-type="string">
            <text:p>New Reykjavik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2619047" calcext:value-type="float">
            <text:p>2042619047</text:p>
          </table:table-cell>
          <table:table-cell office:value-type="string" calcext:value-type="string">
            <text:p>Ortek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3441660" calcext:value-type="float">
            <text:p>2043441660</text:p>
          </table:table-cell>
          <table:table-cell office:value-type="string" calcext:value-type="string">
            <text:p>Kuzukoh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45673977" calcext:value-type="float">
            <text:p>2045673977</text:p>
          </table:table-cell>
          <table:table-cell office:value-type="string" calcext:value-type="string">
            <text:p>Framtid Alph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0638663" calcext:value-type="float">
            <text:p>2050638663</text:p>
          </table:table-cell>
          <table:table-cell office:value-type="string" calcext:value-type="string">
            <text:p>Ascher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2698931" calcext:value-type="float">
            <text:p>2052698931</text:p>
          </table:table-cell>
          <table:table-cell office:value-type="string" calcext:value-type="string">
            <text:p>Eisenhor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3970222" calcext:value-type="float">
            <text:p>2053970222</text:p>
          </table:table-cell>
          <table:table-cell office:value-type="string" calcext:value-type="string">
            <text:p>Kolava Beta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5574236" calcext:value-type="float">
            <text:p>2055574236</text:p>
          </table:table-cell>
          <table:table-cell office:value-type="string" calcext:value-type="string">
            <text:p>Tola Bet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6109997" calcext:value-type="float">
            <text:p>2056109997</text:p>
          </table:table-cell>
          <table:table-cell office:value-type="string" calcext:value-type="string">
            <text:p>Magnus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6731809" calcext:value-type="float">
            <text:p>2056731809</text:p>
          </table:table-cell>
          <table:table-cell office:value-type="string" calcext:value-type="string">
            <text:p>Szov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7293135" calcext:value-type="float">
            <text:p>2057293135</text:p>
          </table:table-cell>
          <table:table-cell office:value-type="string" calcext:value-type="string">
            <text:p>Sileo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8224054" calcext:value-type="float">
            <text:p>2058224054</text:p>
          </table:table-cell>
          <table:table-cell office:value-type="string" calcext:value-type="string">
            <text:p>Li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59991203" calcext:value-type="float">
            <text:p>2059991203</text:p>
          </table:table-cell>
          <table:table-cell office:value-type="string" calcext:value-type="string">
            <text:p>Torana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0233084" calcext:value-type="float">
            <text:p>2070233084</text:p>
          </table:table-cell>
          <table:table-cell office:value-type="string" calcext:value-type="string">
            <text:p>Aodaa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3448913" calcext:value-type="float">
            <text:p>2073448913</text:p>
          </table:table-cell>
          <table:table-cell office:value-type="string" calcext:value-type="string">
            <text:p>Garyf</text:p>
          </table:table-cell>
          <table:table-cell office:value-type="float" office:value="57" calcext:value-type="float">
            <text:p>57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5950099" calcext:value-type="float">
            <text:p>2075950099</text:p>
          </table:table-cell>
          <table:table-cell office:value-type="string" calcext:value-type="string">
            <text:p>Nurnias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ling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76378378" calcext:value-type="float">
            <text:p>2076378378</text:p>
          </table:table-cell>
          <table:table-cell office:value-type="string" calcext:value-type="string">
            <text:p>Araiza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87953937" calcext:value-type="float">
            <text:p>2087953937</text:p>
          </table:table-cell>
          <table:table-cell office:value-type="string" calcext:value-type="string">
            <text:p>Eden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5413858" calcext:value-type="float">
            <text:p>2095413858</text:p>
          </table:table-cell>
          <table:table-cell office:value-type="string" calcext:value-type="string">
            <text:p>Drake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8132897" calcext:value-type="float">
            <text:p>2098132897</text:p>
          </table:table-cell>
          <table:table-cell office:value-type="string" calcext:value-type="string">
            <text:p>Tarna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8156897" calcext:value-type="float">
            <text:p>2098156897</text:p>
          </table:table-cell>
          <table:table-cell office:value-type="string" calcext:value-type="string">
            <text:p>Denobula Triaxa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098471379" calcext:value-type="float">
            <text:p>2098471379</text:p>
          </table:table-cell>
          <table:table-cell office:value-type="string" calcext:value-type="string">
            <text:p>New Canberra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ederati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2605227" calcext:value-type="float">
            <text:p>2102605227</text:p>
          </table:table-cell>
          <table:table-cell office:value-type="string" calcext:value-type="string">
            <text:p>Davidul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5774194" calcext:value-type="float">
            <text:p>2105774194</text:p>
          </table:table-cell>
          <table:table-cell office:value-type="string" calcext:value-type="string">
            <text:p>Vega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deratio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07547491" calcext:value-type="float">
            <text:p>2107547491</text:p>
          </table:table-cell>
          <table:table-cell office:value-type="string" calcext:value-type="string">
            <text:p>Olassa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0896274" calcext:value-type="float">
            <text:p>2110896274</text:p>
          </table:table-cell>
          <table:table-cell office:value-type="string" calcext:value-type="string">
            <text:p>Ilmatar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3875578" calcext:value-type="float">
            <text:p>2113875578</text:p>
          </table:table-cell>
          <table:table-cell office:value-type="string" calcext:value-type="string">
            <text:p>Roda Beta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6394759" calcext:value-type="float">
            <text:p>2116394759</text:p>
          </table:table-cell>
          <table:table-cell office:value-type="string" calcext:value-type="string">
            <text:p>Zameda</text:p>
          </table:table-cell>
          <table:table-cell office:value-type="float" office:value="53" calcext:value-type="float">
            <text:p>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lingo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9056211" calcext:value-type="float">
            <text:p>2119056211</text:p>
          </table:table-cell>
          <table:table-cell office:value-type="string" calcext:value-type="string">
            <text:p>Belmont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9332338" calcext:value-type="float">
            <text:p>2119332338</text:p>
          </table:table-cell>
          <table:table-cell office:value-type="string" calcext:value-type="string">
            <text:p>Kiina</text:p>
          </table:table-cell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19979509" calcext:value-type="float">
            <text:p>2119979509</text:p>
          </table:table-cell>
          <table:table-cell office:value-type="string" calcext:value-type="string">
            <text:p>Zamam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24972704" calcext:value-type="float">
            <text:p>2124972704</text:p>
          </table:table-cell>
          <table:table-cell office:value-type="string" calcext:value-type="string">
            <text:p>Benes Delta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25367863" calcext:value-type="float">
            <text:p>2125367863</text:p>
          </table:table-cell>
          <table:table-cell office:value-type="string" calcext:value-type="string">
            <text:p>Rowla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1166635" calcext:value-type="float">
            <text:p>2131166635</text:p>
          </table:table-cell>
          <table:table-cell office:value-type="string" calcext:value-type="string">
            <text:p>Horgi</text:p>
          </table:table-cell>
          <table:table-cell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omulan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4492348" calcext:value-type="float">
            <text:p>2134492348</text:p>
          </table:table-cell>
          <table:table-cell office:value-type="string" calcext:value-type="string">
            <text:p>Morvan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omulan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6091294" calcext:value-type="float">
            <text:p>2136091294</text:p>
          </table:table-cell>
          <table:table-cell office:value-type="string" calcext:value-type="string">
            <text:p>Bharan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39423729" calcext:value-type="float">
            <text:p>2139423729</text:p>
          </table:table-cell>
          <table:table-cell office:value-type="string" calcext:value-type="string">
            <text:p>Mige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47089484" calcext:value-type="float">
            <text:p>2147089484</text:p>
          </table:table-cell>
          <table:table-cell office:value-type="string" calcext:value-type="string">
            <text:p>Eshu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>
          <table:table-cell office:value-type="float" office:value="2147455332" calcext:value-type="float">
            <text:p>2147455332</text:p>
          </table:table-cell>
          <table:table-cell office:value-type="string" calcext:value-type="string">
            <text:p>Miset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root@%</text:p>
          </table:table-cell>
          <table:table-cell table:style-name="ce36" office:value-type="date" office:date-value="2021-12-01T02:14:44" calcext:value-type="date">
            <text:p>12/01/21 02:14 AM</text:p>
          </table:table-cell>
          <table:table-cell table:number-columns-repeated="1016"/>
        </table:table-row>
        <table:table-row table:style-name="ro1" table:number-rows-repeated="1047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lagOfficers" table:style-name="ta5">
        <office:forms form:automatic-focus="false" form:apply-design-mode="false"/>
        <table:table-column table:style-name="co25" table:default-cell-style-name="Default"/>
        <table:table-column table:style-name="co2" table:default-cell-style-name="Default"/>
        <table:table-column table:style-name="co26" table:default-cell-style-name="Default"/>
        <table:table-column table:style-name="co15" table:default-cell-style-name="ce33"/>
        <table:table-column table:style-name="co27" table:default-cell-style-name="ce18"/>
        <table:table-column table:style-name="co14" table:default-cell-style-name="Default"/>
        <table:table-column table:style-name="co15" table:default-cell-style-name="ce33"/>
        <table:table-column table:style-name="co1" table:number-columns-repeated="1017" table:default-cell-style-name="Default"/>
        <table:table-row table:style-name="ro2">
          <table:table-cell table:number-columns-repeated="4" table:style-name="ce20"/>
          <table:table-cell table:style-name="ce2"/>
          <table:table-cell table:number-columns-repeated="2" table:style-name="ce20"/>
          <table:table-cell table:style-name="ce40"/>
          <table:table-cell table:style-name="ce35" table:number-columns-repeated="1015"/>
          <table:table-cell table:style-name="ce40"/>
        </table:table-row>
        <table:table-row table:style-name="ro1">
          <table:table-cell table:number-columns-repeated="3"/>
          <table:table-cell table:style-name="ce36"/>
          <table:table-cell table:number-columns-repeated="2"/>
          <table:table-cell table:style-name="ce36"/>
          <table:table-cell table:style-name="ce36"/>
          <table:table-cell table:number-columns-repeated="1016"/>
        </table:table-row>
        <table:table-row table:style-name="ro1">
          <table:table-cell table:number-columns-repeated="3"/>
          <table:table-cell table:style-name="ce36"/>
          <table:table-cell table:number-columns-repeated="2"/>
          <table:table-cell table:style-name="ce36"/>
          <table:table-cell table:style-name="ce36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36"/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iases" table:style-name="ta5">
        <office:forms form:automatic-focus="false" form:apply-design-mode="false"/>
        <table:table-column table:style-name="co25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15" table:default-cell-style-name="ce36"/>
        <table:table-row table:style-name="ro1">
          <table:table-cell table:style-name="ce20" office:value-type="string" calcext:value-type="string">
            <text:p>CurrentName</text:p>
          </table:table-cell>
          <table:table-cell table:style-name="ce20" office:value-type="string" calcext:value-type="string">
            <text:p>CurrentAlliance</text:p>
          </table:table-cell>
          <table:table-cell table:style-name="ce20" office:value-type="string" calcext:value-type="string">
            <text:p>CurrentLevel</text:p>
          </table:table-cell>
          <table:table-cell table:style-name="ce20" office:value-type="string" calcext:value-type="string">
            <text:p>PreviousName</text:p>
          </table:table-cell>
          <table:table-cell table:style-name="ce20" office:value-type="string" calcext:value-type="string">
            <text:p>PreviousAlliance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</table:table-row>
        <table:table-row table:style-name="ro1">
          <table:table-cell office:value-type="string" calcext:value-type="string">
            <text:p>AdmiralAllanon</text:p>
          </table:table-cell>
          <table:table-cell office:value-type="string" calcext:value-type="string">
            <text:p>TTS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CommodoreAl</text:p>
          </table:table-cell>
          <table:table-cell office:value-type="string" calcext:value-type="string">
            <text:p>TTS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Derpina</text:p>
          </table:table-cell>
          <table:table-cell office:value-type="string" calcext:value-type="string">
            <text:p>DERP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MrsWhatEver</text:p>
          </table:table-cell>
          <table:table-cell office:value-type="string" calcext:value-type="string">
            <text:p>DER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rpina</text:p>
          </table:table-cell>
          <table:table-cell office:value-type="string" calcext:value-type="string">
            <text:p>DERP</text:p>
          </table:table-cell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TastyC</text:p>
          </table:table-cell>
          <table:table-cell office:value-type="string" calcext:value-type="string">
            <text:p>PY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astyCorpse</text:p>
          </table:table-cell>
          <table:table-cell office:value-type="string" calcext:value-type="string">
            <text:p>PYRT</text:p>
          </table:table-cell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TastyCorpse</text:p>
          </table:table-cell>
          <table:table-cell office:value-type="string" calcext:value-type="string">
            <text:p>PYR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  <table:table-row table:style-name="ro1">
          <table:table-cell office:value-type="string" calcext:value-type="string">
            <text:p>VinnyBottoms</text:p>
          </table:table-cell>
          <table:table-cell office:value-type="string" calcext:value-type="string">
            <text:p>PY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rsWhatEver</text:p>
          </table:table-cell>
          <table:table-cell office:value-type="string" calcext:value-type="string">
            <text:p>DERP</text:p>
          </table:table-cell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</table:table-row>
      </table:table>
      <table:table table:name="Alliances" table:style-name="ta5">
        <office:forms form:automatic-focus="false" form:apply-design-mode="false"/>
        <table:table-column table:style-name="co29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default-cell-style-name="ce36"/>
        <table:table-column table:style-name="co1" table:number-columns-repeated="1018" table:default-cell-style-name="Default"/>
        <table:table-row table:style-name="ro2">
          <table:table-cell table:style-name="ce20" office:value-type="string" calcext:value-type="string">
            <text:p>CurrentName</text:p>
          </table:table-cell>
          <table:table-cell table:style-name="ce20" office:value-type="string" calcext:value-type="string">
            <text:p>CurrentAdmiral</text:p>
          </table:table-cell>
          <table:table-cell table:style-name="ce20" office:value-type="string" calcext:value-type="string">
            <text:p>PreviousName</text:p>
          </table:table-cell>
          <table:table-cell table:style-name="ce20" office:value-type="string" calcext:value-type="string">
            <text:p>PreviousAdmiral</text:p>
          </table:table-cell>
          <table:table-cell table:style-name="ce20" office:value-type="string" calcext:value-type="string">
            <text:p>LastUpdatedBy</text:p>
          </table:table-cell>
          <table:table-cell table:style-name="ce20" office:value-type="string" calcext:value-type="string">
            <text:p>LastUpdated</text:p>
          </table:table-cell>
          <table:table-cell table:style-name="ce40" table:number-columns-repeated="6"/>
          <table:table-cell table:style-name="ce35" table:number-columns-repeated="1012"/>
        </table:table-row>
        <table:table-row table:style-name="ro1">
          <table:table-cell office:value-type="string" calcext:value-type="string">
            <text:p>DERP</text:p>
          </table:table-cell>
          <table:table-cell office:value-type="string" calcext:value-type="string">
            <text:p>Derpina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YRT</text:p>
          </table:table-cell>
          <table:table-cell office:value-type="string" calcext:value-type="string">
            <text:p>TastyCorpse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TS</text:p>
          </table:table-cell>
          <table:table-cell office:value-type="string" calcext:value-type="string">
            <text:p>AdmiralAllanon</text:p>
          </table:table-cell>
          <table:table-cell table:number-columns-repeated="2"/>
          <table:table-cell office:value-type="string" calcext:value-type="string">
            <text:p>root@%</text:p>
          </table:table-cell>
          <table:table-cell office:value-type="date" office:date-value="2021-12-01T02:13:50" calcext:value-type="date">
            <text:p>12/01/21 02:13 A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astUpdated" table:base-cell-address="$StfcShips.$G$1" table:cell-range-address="$StfcShips.$G$2:.$G$1048576"/>
        <table:named-range table:name="LastUpdatedBy" table:base-cell-address="$StfcShips.$F$1" table:cell-range-address="$StfcShips.$F$2:.$F$1048576"/>
        <table:named-range table:name="ShipFaction" table:base-cell-address="$StfcShips.$E$1" table:cell-range-address="$StfcShips.$E$2:.$E$1048576"/>
        <table:named-range table:name="ShipID" table:base-cell-address="$StfcShips.$A$1" table:cell-range-address="$StfcShips.$A$2:.$A$1048576"/>
        <table:named-range table:name="ShipLevel" table:base-cell-address="$StfcShips.$C$1" table:cell-range-address="$StfcShips.$C$2:.$C$1048576"/>
        <table:named-range table:name="ShipName" table:base-cell-address="$StfcShips.$B$1" table:cell-range-address="$StfcShips.$B$2:.$B$1048576"/>
        <table:named-range table:name="ShipType" table:base-cell-address="$StfcShips.$D$1" table:cell-range-address="$StfcShips.$D$2:.$D$1048576"/>
      </table:named-expressions>
      <table:database-ranges>
        <table:database-range table:name="Import1" table:target-range-address="FlagOfficers.A1:FlagOfficers.G3" table:on-update-keep-styles="true" table:has-persistent-data="false">
          <table:database-source-table table:database-name="STFC Pirates localhost" table:database-table-name="stfcpirate.FlagOfficers"/>
        </table:database-range>
        <table:database-range table:name="Import2" table:target-range-address="StfcShips.A1:StfcShips.G65" table:on-update-keep-styles="true" table:has-persistent-data="false">
          <table:database-source-table table:database-name="STFC Pirates localhost" table:database-table-name="stfcpirate.StfcShips"/>
          <table:sort>
            <table:sort-by table:field-number="4" table:data-type="automatic"/>
            <table:sort-by table:field-number="1" table:data-type="automatic"/>
          </table:sort>
        </table:database-range>
        <table:database-range table:name="Import3" table:target-range-address="CurrentBaseSightings.A1:CurrentBaseSightings.G2" table:on-update-keep-styles="true" table:has-persistent-data="false">
          <table:database-source-query table:database-name="STFC Pirates localhost" table:query-name="CurrentBaseSightings"/>
        </table:database-range>
        <table:database-range table:name="Import4" table:target-range-address="StfcSystems.A1:StfcSystems.H1138" table:on-update-keep-styles="true" table:has-persistent-data="false">
          <table:database-source-table table:database-name="STFC Pirates localhost" table:database-table-name="stfcpirate.StfcSystems"/>
        </table:database-range>
        <table:database-range table:name="Import5" table:target-range-address="Aliases.A1:Aliases.G8" table:on-update-keep-styles="true" table:has-persistent-data="false">
          <table:database-source-table table:database-name="STFC Pirates localhost" table:database-table-name="stfcpirate.Aliases"/>
        </table:database-range>
        <table:database-range table:name="Import6" table:target-range-address="Alliances.A1:Alliances.F4" table:on-update-keep-styles="true" table:has-persistent-data="false">
          <table:database-source-table table:database-name="STFC Pirates localhost" table:database-table-name="stfcpirate.Alliances"/>
        </table:database-range>
        <table:database-range table:name="Import7" table:target-range-address="ShipSightings.A1:ShipSightings.J1" table:on-update-keep-styles="true" table:has-persistent-data="false">
          <table:database-source-table table:database-name="STFC Pirates localhost" table:database-table-name="stfcpirate.ShipSightings"/>
        </table:database-range>
        <table:database-range table:name="Import8" table:target-range-address="RecentShipSightings.A1:RecentShipSightings.H1" table:on-update-keep-styles="true" table:has-persistent-data="false">
          <table:database-source-query table:database-name="STFC Pirates localhost" table:query-name="RecentShipSightings"/>
        </table:database-range>
        <table:database-range table:name="Import9" table:target-range-address="BaseSightings.A1:BaseSightings.I3" table:on-update-keep-styles="true" table:has-persistent-data="false">
          <table:database-source-table table:database-name="STFC Pirates localhost" table:database-table-name="stfcpirate.BaseSightings"/>
        </table:database-range>
        <table:database-range table:name="__Anonymous_Sheet_DB__5" table:target-range-address="StfcShips.A1:StfcShips.G65" table:contains-header="false"/>
        <table:database-range table:name="__Anonymous_Sheet_DB__6" table:target-range-address="StfcSystems.A1:StfcSystems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Untitled1" style:family="table-cell" style:parent-style-name="Default">
      <style:table-cell-properties fo:background-color="#00cc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22:26:04.0855877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30T23:49:14.820116065</meta:creation-date>
    <meta:editing-duration>P0D</meta:editing-duration>
    <meta:editing-cycles>1</meta:editing-cycles>
    <meta:generator>LibreOffice/7.2.3.2$MacOSX_X86_64 LibreOffice_project/d166454616c1632304285822f9c83ce2e660fd92</meta:generator>
    <dc:description>Star Trek Fleet Command Pirate Tracker</dc:description>
    <dc:title>Star Trek Fleet Command Pirate Tracker</dc:title>
    <meta:document-statistic meta:table-count="10" meta:cell-count="8945" meta:object-count="0"/>
  </office:meta>
</office:document-meta>
</file>